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1.296cm"/>
    </style:style>
    <style:style style:name="表格18.B" style:family="table-column">
      <style:table-column-properties style:column-width="4.313cm"/>
    </style:style>
    <style:style style:name="表格18.C" style:family="table-column">
      <style:table-column-properties style:column-width="6.8cm"/>
    </style:style>
    <style:style style:name="表格18.D" style:family="table-column">
      <style:table-column-properties style:column-width="4.604cm"/>
    </style:style>
    <style:style style:name="表格1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8.D1" style:family="table-cell">
      <style:table-cell-properties fo:padding="0.097cm" fo:border="0.05pt solid #000000"/>
    </style:style>
    <style:style style:name="表格18.A2" style:family="table-cell">
      <style:table-cell-properties fo:padding="0.097cm" fo:border-left="0.05pt solid #000000" fo:border-right="none" fo:border-top="none" fo:border-bottom="0.05pt solid #000000"/>
    </style:style>
    <style:style style:name="表格18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19" style:family="table-row">
      <style:table-row-properties style:min-row-height="0.833cm"/>
    </style:style>
    <style:style style:name="表格1" style:family="table">
      <style:table-properties style:width="16.9cm" fo:margin-left="0.064cm" fo:margin-top="0cm" fo:margin-bottom="0cm" table:align="left" style:writing-mode="lr-tb"/>
    </style:style>
    <style:style style:name="表格1.A" style:family="table-column">
      <style:table-column-properties style:column-width="2.487cm"/>
    </style:style>
    <style:style style:name="表格1.B" style:family="table-column">
      <style:table-column-properties style:column-width="1.508cm"/>
    </style:style>
    <style:style style:name="表格1.C" style:family="table-column">
      <style:table-column-properties style:column-width="4.286cm"/>
    </style:style>
    <style:style style:name="表格1.D" style:family="table-column">
      <style:table-column-properties style:column-width="2.011cm"/>
    </style:style>
    <style:style style:name="表格1.E" style:family="table-column">
      <style:table-column-properties style:column-width="3.096cm"/>
    </style:style>
    <style:style style:name="表格1.F" style:family="table-column">
      <style:table-column-properties style:column-width="3.512cm"/>
    </style:style>
    <style:style style:name="表格1.1" style:family="table-row">
      <style:table-row-properties style:min-row-height="0.631cm" fo:keep-together="auto"/>
    </style:style>
    <style:style style:name="表格1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1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1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1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1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1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1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1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.B13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1.A16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1.B16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1.D16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1.E16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1.F16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2" style:family="table">
      <style:table-properties style:width="16.9cm" fo:margin-left="0.064cm" fo:margin-top="0cm" fo:margin-bottom="0cm" table:align="left" style:writing-mode="lr-tb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1.508cm"/>
    </style:style>
    <style:style style:name="表格2.C" style:family="table-column">
      <style:table-column-properties style:column-width="4.286cm"/>
    </style:style>
    <style:style style:name="表格2.D" style:family="table-column">
      <style:table-column-properties style:column-width="2.011cm"/>
    </style:style>
    <style:style style:name="表格2.E" style:family="table-column">
      <style:table-column-properties style:column-width="3.096cm"/>
    </style:style>
    <style:style style:name="表格2.F" style:family="table-column">
      <style:table-column-properties style:column-width="3.512cm"/>
    </style:style>
    <style:style style:name="表格2.1" style:family="table-row">
      <style:table-row-properties style:min-row-height="0.631cm" fo:keep-together="auto"/>
    </style:style>
    <style:style style:name="表格2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2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2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2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2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2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2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2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2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2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2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2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2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2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2.B13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2.A16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2.B16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2.D16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2.E16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2.F16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5" style:family="table">
      <style:table-properties style:width="16.9cm" fo:margin-left="0.064cm" fo:margin-top="0cm" fo:margin-bottom="0cm" table:align="left" style:writing-mode="lr-tb"/>
    </style:style>
    <style:style style:name="表格5.A" style:family="table-column">
      <style:table-column-properties style:column-width="2.487cm"/>
    </style:style>
    <style:style style:name="表格5.B" style:family="table-column">
      <style:table-column-properties style:column-width="1.508cm"/>
    </style:style>
    <style:style style:name="表格5.C" style:family="table-column">
      <style:table-column-properties style:column-width="4.286cm"/>
    </style:style>
    <style:style style:name="表格5.D" style:family="table-column">
      <style:table-column-properties style:column-width="2.011cm"/>
    </style:style>
    <style:style style:name="表格5.E" style:family="table-column">
      <style:table-column-properties style:column-width="3.096cm"/>
    </style:style>
    <style:style style:name="表格5.F" style:family="table-column">
      <style:table-column-properties style:column-width="3.512cm"/>
    </style:style>
    <style:style style:name="表格5.1" style:family="table-row">
      <style:table-row-properties style:min-row-height="0.631cm" fo:keep-together="auto"/>
    </style:style>
    <style:style style:name="表格5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5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5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5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5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5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5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5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5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5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5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5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5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5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5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5.B13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5.A27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5.B2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5.D2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5.E2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5.F2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4" style:family="table">
      <style:table-properties style:width="16.9cm" fo:margin-left="0.064cm" fo:margin-top="0cm" fo:margin-bottom="0cm" table:align="left" style:writing-mode="lr-tb"/>
    </style:style>
    <style:style style:name="表格4.A" style:family="table-column">
      <style:table-column-properties style:column-width="2.487cm"/>
    </style:style>
    <style:style style:name="表格4.B" style:family="table-column">
      <style:table-column-properties style:column-width="1.508cm"/>
    </style:style>
    <style:style style:name="表格4.C" style:family="table-column">
      <style:table-column-properties style:column-width="4.286cm"/>
    </style:style>
    <style:style style:name="表格4.D" style:family="table-column">
      <style:table-column-properties style:column-width="2.011cm"/>
    </style:style>
    <style:style style:name="表格4.E" style:family="table-column">
      <style:table-column-properties style:column-width="3.096cm"/>
    </style:style>
    <style:style style:name="表格4.F" style:family="table-column">
      <style:table-column-properties style:column-width="3.512cm"/>
    </style:style>
    <style:style style:name="表格4.1" style:family="table-row">
      <style:table-row-properties style:min-row-height="0.631cm" fo:keep-together="auto"/>
    </style:style>
    <style:style style:name="表格4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4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4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4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4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4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4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4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4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4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4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4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4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4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4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4.B13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4.A35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4.B35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4.D35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4.E35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4.F35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7" style:family="table">
      <style:table-properties style:width="16.9cm" fo:margin-left="0.064cm" fo:margin-top="0cm" fo:margin-bottom="0cm" table:align="left" style:writing-mode="lr-tb"/>
    </style:style>
    <style:style style:name="表格7.A" style:family="table-column">
      <style:table-column-properties style:column-width="2.487cm"/>
    </style:style>
    <style:style style:name="表格7.B" style:family="table-column">
      <style:table-column-properties style:column-width="1.508cm"/>
    </style:style>
    <style:style style:name="表格7.C" style:family="table-column">
      <style:table-column-properties style:column-width="4.286cm"/>
    </style:style>
    <style:style style:name="表格7.D" style:family="table-column">
      <style:table-column-properties style:column-width="2.011cm"/>
    </style:style>
    <style:style style:name="表格7.E" style:family="table-column">
      <style:table-column-properties style:column-width="3.096cm"/>
    </style:style>
    <style:style style:name="表格7.F" style:family="table-column">
      <style:table-column-properties style:column-width="3.512cm"/>
    </style:style>
    <style:style style:name="表格7.1" style:family="table-row">
      <style:table-row-properties style:min-row-height="0.631cm" fo:keep-together="auto"/>
    </style:style>
    <style:style style:name="表格7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7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7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7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7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7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7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7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7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7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7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7.A7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7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7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7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7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6" style:family="table">
      <style:table-properties style:width="16.9cm" fo:margin-left="0.064cm" fo:margin-top="0cm" fo:margin-bottom="0cm" table:align="left" style:writing-mode="lr-tb"/>
    </style:style>
    <style:style style:name="表格6.A" style:family="table-column">
      <style:table-column-properties style:column-width="2.487cm"/>
    </style:style>
    <style:style style:name="表格6.B" style:family="table-column">
      <style:table-column-properties style:column-width="1.508cm"/>
    </style:style>
    <style:style style:name="表格6.C" style:family="table-column">
      <style:table-column-properties style:column-width="4.286cm"/>
    </style:style>
    <style:style style:name="表格6.D" style:family="table-column">
      <style:table-column-properties style:column-width="2.011cm"/>
    </style:style>
    <style:style style:name="表格6.E" style:family="table-column">
      <style:table-column-properties style:column-width="3.096cm"/>
    </style:style>
    <style:style style:name="表格6.F" style:family="table-column">
      <style:table-column-properties style:column-width="3.512cm"/>
    </style:style>
    <style:style style:name="表格6.1" style:family="table-row">
      <style:table-row-properties style:min-row-height="0.631cm" fo:keep-together="auto"/>
    </style:style>
    <style:style style:name="表格6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6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6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6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6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6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6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6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6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6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6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6.A7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6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6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6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6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8" style:family="table">
      <style:table-properties style:width="16.9cm" fo:margin-left="0.064cm" fo:margin-top="0cm" fo:margin-bottom="0cm" table:align="left" style:writing-mode="lr-tb"/>
    </style:style>
    <style:style style:name="表格8.A" style:family="table-column">
      <style:table-column-properties style:column-width="2.487cm"/>
    </style:style>
    <style:style style:name="表格8.B" style:family="table-column">
      <style:table-column-properties style:column-width="1.508cm"/>
    </style:style>
    <style:style style:name="表格8.C" style:family="table-column">
      <style:table-column-properties style:column-width="4.286cm"/>
    </style:style>
    <style:style style:name="表格8.D" style:family="table-column">
      <style:table-column-properties style:column-width="2.011cm"/>
    </style:style>
    <style:style style:name="表格8.E" style:family="table-column">
      <style:table-column-properties style:column-width="3.096cm"/>
    </style:style>
    <style:style style:name="表格8.F" style:family="table-column">
      <style:table-column-properties style:column-width="3.512cm"/>
    </style:style>
    <style:style style:name="表格8.1" style:family="table-row">
      <style:table-row-properties style:min-row-height="0.631cm" fo:keep-together="auto"/>
    </style:style>
    <style:style style:name="表格8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8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8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8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8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8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8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8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8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8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8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8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8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8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8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8.B9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8.A10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8.B10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8.D10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8.E10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8.F10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9" style:family="table">
      <style:table-properties style:width="16.9cm" fo:margin-left="0.064cm" fo:margin-top="0cm" fo:margin-bottom="0cm" table:align="left" style:writing-mode="lr-tb"/>
    </style:style>
    <style:style style:name="表格9.A" style:family="table-column">
      <style:table-column-properties style:column-width="2.487cm"/>
    </style:style>
    <style:style style:name="表格9.B" style:family="table-column">
      <style:table-column-properties style:column-width="1.508cm"/>
    </style:style>
    <style:style style:name="表格9.C" style:family="table-column">
      <style:table-column-properties style:column-width="4.286cm"/>
    </style:style>
    <style:style style:name="表格9.D" style:family="table-column">
      <style:table-column-properties style:column-width="2.011cm"/>
    </style:style>
    <style:style style:name="表格9.E" style:family="table-column">
      <style:table-column-properties style:column-width="3.096cm"/>
    </style:style>
    <style:style style:name="表格9.F" style:family="table-column">
      <style:table-column-properties style:column-width="3.512cm"/>
    </style:style>
    <style:style style:name="表格9.1" style:family="table-row">
      <style:table-row-properties style:min-row-height="0.631cm" fo:keep-together="auto"/>
    </style:style>
    <style:style style:name="表格9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9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9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9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9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9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9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9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9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9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9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9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9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9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9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9.B9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9.A14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9.B14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9.D14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9.E14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9.F14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3" style:family="table">
      <style:table-properties style:width="16.9cm" fo:margin-left="0.064cm" fo:margin-top="0cm" fo:margin-bottom="0cm" table:align="left" style:writing-mode="lr-tb"/>
    </style:style>
    <style:style style:name="表格3.A" style:family="table-column">
      <style:table-column-properties style:column-width="2.487cm"/>
    </style:style>
    <style:style style:name="表格3.B" style:family="table-column">
      <style:table-column-properties style:column-width="1.508cm"/>
    </style:style>
    <style:style style:name="表格3.C" style:family="table-column">
      <style:table-column-properties style:column-width="4.286cm"/>
    </style:style>
    <style:style style:name="表格3.D" style:family="table-column">
      <style:table-column-properties style:column-width="2.011cm"/>
    </style:style>
    <style:style style:name="表格3.E" style:family="table-column">
      <style:table-column-properties style:column-width="3.096cm"/>
    </style:style>
    <style:style style:name="表格3.F" style:family="table-column">
      <style:table-column-properties style:column-width="3.512cm"/>
    </style:style>
    <style:style style:name="表格3.1" style:family="table-row">
      <style:table-row-properties style:min-row-height="0.631cm" fo:keep-together="auto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3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3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3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3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3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3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3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3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3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3.F7" style:family="table-cell">
      <style:table-cell-properties style:vertical-align="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3.B13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3.A16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3.B16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3.D16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3.E16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10" style:family="table">
      <style:table-properties style:width="16.9cm" fo:margin-left="0.064cm" fo:margin-top="0cm" fo:margin-bottom="0cm" table:align="left" style:writing-mode="lr-tb"/>
    </style:style>
    <style:style style:name="表格10.A" style:family="table-column">
      <style:table-column-properties style:column-width="2.487cm"/>
    </style:style>
    <style:style style:name="表格10.B" style:family="table-column">
      <style:table-column-properties style:column-width="1.508cm"/>
    </style:style>
    <style:style style:name="表格10.C" style:family="table-column">
      <style:table-column-properties style:column-width="4.286cm"/>
    </style:style>
    <style:style style:name="表格10.D" style:family="table-column">
      <style:table-column-properties style:column-width="2.011cm"/>
    </style:style>
    <style:style style:name="表格10.E" style:family="table-column">
      <style:table-column-properties style:column-width="3.096cm"/>
    </style:style>
    <style:style style:name="表格10.F" style:family="table-column">
      <style:table-column-properties style:column-width="3.512cm"/>
    </style:style>
    <style:style style:name="表格10.1" style:family="table-row">
      <style:table-row-properties style:min-row-height="0.631cm" fo:keep-together="auto"/>
    </style:style>
    <style:style style:name="表格10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10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10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10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10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10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10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0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0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0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0.A7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10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10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10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10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11" style:family="table">
      <style:table-properties style:width="16.9cm" fo:margin-left="0.064cm" fo:margin-top="0cm" fo:margin-bottom="0cm" table:align="left" style:writing-mode="lr-tb"/>
    </style:style>
    <style:style style:name="表格11.A" style:family="table-column">
      <style:table-column-properties style:column-width="2.487cm"/>
    </style:style>
    <style:style style:name="表格11.B" style:family="table-column">
      <style:table-column-properties style:column-width="1.508cm"/>
    </style:style>
    <style:style style:name="表格11.C" style:family="table-column">
      <style:table-column-properties style:column-width="4.286cm"/>
    </style:style>
    <style:style style:name="表格11.D" style:family="table-column">
      <style:table-column-properties style:column-width="2.011cm"/>
    </style:style>
    <style:style style:name="表格11.E" style:family="table-column">
      <style:table-column-properties style:column-width="3.096cm"/>
    </style:style>
    <style:style style:name="表格11.F" style:family="table-column">
      <style:table-column-properties style:column-width="3.512cm"/>
    </style:style>
    <style:style style:name="表格11.1" style:family="table-row">
      <style:table-row-properties style:min-row-height="0.631cm" fo:keep-together="auto"/>
    </style:style>
    <style:style style:name="表格11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11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11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11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11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11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11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11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1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1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1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1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1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1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1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1.B9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11.A16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11.B16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11.D16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11.E16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11.F16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12" style:family="table">
      <style:table-properties style:width="16.9cm" fo:margin-left="0.064cm" fo:margin-top="0cm" fo:margin-bottom="0cm" table:align="left" style:writing-mode="lr-tb"/>
    </style:style>
    <style:style style:name="表格12.A" style:family="table-column">
      <style:table-column-properties style:column-width="2.487cm"/>
    </style:style>
    <style:style style:name="表格12.B" style:family="table-column">
      <style:table-column-properties style:column-width="1.508cm"/>
    </style:style>
    <style:style style:name="表格12.C" style:family="table-column">
      <style:table-column-properties style:column-width="4.286cm"/>
    </style:style>
    <style:style style:name="表格12.D" style:family="table-column">
      <style:table-column-properties style:column-width="2.011cm"/>
    </style:style>
    <style:style style:name="表格12.E" style:family="table-column">
      <style:table-column-properties style:column-width="3.096cm"/>
    </style:style>
    <style:style style:name="表格12.F" style:family="table-column">
      <style:table-column-properties style:column-width="3.512cm"/>
    </style:style>
    <style:style style:name="表格12.1" style:family="table-row">
      <style:table-row-properties style:min-row-height="0.631cm" fo:keep-together="auto"/>
    </style:style>
    <style:style style:name="表格12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12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12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12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12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12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12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12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2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2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2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2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2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2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2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2.B9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12.A14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12.B14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12.D14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12.E14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12.F14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13" style:family="table">
      <style:table-properties style:width="16.9cm" fo:margin-left="0.064cm" fo:margin-top="0cm" fo:margin-bottom="0cm" table:align="left" style:writing-mode="lr-tb"/>
    </style:style>
    <style:style style:name="表格13.A" style:family="table-column">
      <style:table-column-properties style:column-width="2.487cm"/>
    </style:style>
    <style:style style:name="表格13.B" style:family="table-column">
      <style:table-column-properties style:column-width="1.508cm"/>
    </style:style>
    <style:style style:name="表格13.C" style:family="table-column">
      <style:table-column-properties style:column-width="4.286cm"/>
    </style:style>
    <style:style style:name="表格13.D" style:family="table-column">
      <style:table-column-properties style:column-width="2.011cm"/>
    </style:style>
    <style:style style:name="表格13.E" style:family="table-column">
      <style:table-column-properties style:column-width="3.096cm"/>
    </style:style>
    <style:style style:name="表格13.F" style:family="table-column">
      <style:table-column-properties style:column-width="3.512cm"/>
    </style:style>
    <style:style style:name="表格13.1" style:family="table-row">
      <style:table-row-properties style:min-row-height="0.631cm" fo:keep-together="auto"/>
    </style:style>
    <style:style style:name="表格13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13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13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13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13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13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13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13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3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3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3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3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3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3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3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3.B9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13.A27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13.B2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13.D2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13.E2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13.F2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16" style:family="table">
      <style:table-properties style:width="16.9cm" fo:margin-left="0.064cm" fo:margin-top="0cm" fo:margin-bottom="0cm" table:align="left" style:writing-mode="lr-tb"/>
    </style:style>
    <style:style style:name="表格16.A" style:family="table-column">
      <style:table-column-properties style:column-width="2.487cm"/>
    </style:style>
    <style:style style:name="表格16.B" style:family="table-column">
      <style:table-column-properties style:column-width="1.508cm"/>
    </style:style>
    <style:style style:name="表格16.C" style:family="table-column">
      <style:table-column-properties style:column-width="4.286cm"/>
    </style:style>
    <style:style style:name="表格16.D" style:family="table-column">
      <style:table-column-properties style:column-width="2.011cm"/>
    </style:style>
    <style:style style:name="表格16.E" style:family="table-column">
      <style:table-column-properties style:column-width="3.096cm"/>
    </style:style>
    <style:style style:name="表格16.F" style:family="table-column">
      <style:table-column-properties style:column-width="3.512cm"/>
    </style:style>
    <style:style style:name="表格16.1" style:family="table-row">
      <style:table-row-properties style:min-row-height="0.631cm" fo:keep-together="auto"/>
    </style:style>
    <style:style style:name="表格16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16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16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16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16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16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16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16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6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6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6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6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6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6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6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6.B9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16.A25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16.B25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16.D25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16.E25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16.F25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17" style:family="table">
      <style:table-properties style:width="16.9cm" fo:margin-left="0.064cm" fo:margin-top="0cm" fo:margin-bottom="0cm" table:align="left" style:writing-mode="lr-tb"/>
    </style:style>
    <style:style style:name="表格17.A" style:family="table-column">
      <style:table-column-properties style:column-width="1.799cm"/>
    </style:style>
    <style:style style:name="表格17.B" style:family="table-column">
      <style:table-column-properties style:column-width="2.196cm"/>
    </style:style>
    <style:style style:name="表格17.C" style:family="table-column">
      <style:table-column-properties style:column-width="1.693cm"/>
    </style:style>
    <style:style style:name="表格17.D" style:family="table-column">
      <style:table-column-properties style:column-width="2.408cm"/>
    </style:style>
    <style:style style:name="表格17.F" style:family="table-column">
      <style:table-column-properties style:column-width="6.608cm"/>
    </style:style>
    <style:style style:name="表格17.1" style:family="table-row">
      <style:table-row-properties style:min-row-height="0.631cm" fo:keep-together="auto"/>
    </style:style>
    <style:style style:name="表格17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17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17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17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17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17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17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17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7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7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7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17.B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17.A2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17.B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17.D23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17.E23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17.F23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20" style:family="table">
      <style:table-properties style:width="16.9cm" fo:margin-left="0.064cm" fo:margin-top="0cm" fo:margin-bottom="0cm" table:align="left" style:writing-mode="lr-tb"/>
    </style:style>
    <style:style style:name="表格20.A" style:family="table-column">
      <style:table-column-properties style:column-width="2.487cm"/>
    </style:style>
    <style:style style:name="表格20.B" style:family="table-column">
      <style:table-column-properties style:column-width="1.508cm"/>
    </style:style>
    <style:style style:name="表格20.C" style:family="table-column">
      <style:table-column-properties style:column-width="4.286cm"/>
    </style:style>
    <style:style style:name="表格20.D" style:family="table-column">
      <style:table-column-properties style:column-width="2.011cm"/>
    </style:style>
    <style:style style:name="表格20.E" style:family="table-column">
      <style:table-column-properties style:column-width="3.096cm"/>
    </style:style>
    <style:style style:name="表格20.F" style:family="table-column">
      <style:table-column-properties style:column-width="3.512cm"/>
    </style:style>
    <style:style style:name="表格20.1" style:family="table-row">
      <style:table-row-properties style:min-row-height="0.631cm" fo:keep-together="auto"/>
    </style:style>
    <style:style style:name="表格20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20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20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20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20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20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20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20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20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20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20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20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20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20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20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20.B9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20.A2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20.B22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20.D22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20.E22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20.F22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21" style:family="table">
      <style:table-properties style:width="16.9cm" fo:margin-left="0.064cm" fo:margin-top="0cm" fo:margin-bottom="0cm" table:align="left" style:writing-mode="lr-tb"/>
    </style:style>
    <style:style style:name="表格21.A" style:family="table-column">
      <style:table-column-properties style:column-width="2.487cm"/>
    </style:style>
    <style:style style:name="表格21.B" style:family="table-column">
      <style:table-column-properties style:column-width="1.508cm"/>
    </style:style>
    <style:style style:name="表格21.C" style:family="table-column">
      <style:table-column-properties style:column-width="4.286cm"/>
    </style:style>
    <style:style style:name="表格21.D" style:family="table-column">
      <style:table-column-properties style:column-width="2.011cm"/>
    </style:style>
    <style:style style:name="表格21.E" style:family="table-column">
      <style:table-column-properties style:column-width="3.096cm"/>
    </style:style>
    <style:style style:name="表格21.F" style:family="table-column">
      <style:table-column-properties style:column-width="3.512cm"/>
    </style:style>
    <style:style style:name="表格21.1" style:family="table-row">
      <style:table-row-properties style:min-row-height="0.631cm" fo:keep-together="auto"/>
    </style:style>
    <style:style style:name="表格21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21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21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21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21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21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21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21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21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21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21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21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21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21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21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21.B9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21.A28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21.B28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21.D28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21.E28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21.F28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表格22" style:family="table">
      <style:table-properties style:width="16.9cm" fo:margin-left="0.064cm" fo:margin-top="0cm" fo:margin-bottom="0cm" table:align="left" style:writing-mode="lr-tb"/>
    </style:style>
    <style:style style:name="表格22.A" style:family="table-column">
      <style:table-column-properties style:column-width="2.487cm"/>
    </style:style>
    <style:style style:name="表格22.B" style:family="table-column">
      <style:table-column-properties style:column-width="1.508cm"/>
    </style:style>
    <style:style style:name="表格22.C" style:family="table-column">
      <style:table-column-properties style:column-width="4.286cm"/>
    </style:style>
    <style:style style:name="表格22.D" style:family="table-column">
      <style:table-column-properties style:column-width="2.011cm"/>
    </style:style>
    <style:style style:name="表格22.E" style:family="table-column">
      <style:table-column-properties style:column-width="3.096cm"/>
    </style:style>
    <style:style style:name="表格22.F" style:family="table-column">
      <style:table-column-properties style:column-width="3.512cm"/>
    </style:style>
    <style:style style:name="表格22.1" style:family="table-row">
      <style:table-row-properties style:min-row-height="0.631cm" fo:keep-together="auto"/>
    </style:style>
    <style:style style:name="表格22.A1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表格22.C1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1.5pt solid #00000a" fo:border-bottom="0.5pt solid #00000a">
        <style:background-image/>
      </style:table-cell-properties>
    </style:style>
    <style:style style:name="表格22.A2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0.5pt solid #00000a">
        <style:background-image/>
      </style:table-cell-properties>
    </style:style>
    <style:style style:name="表格22.C2" style:family="table-cell">
      <style:table-cell-properties style:vertical-align="middle" fo:background-color="#ffffff" fo:padding-left="0.049cm" fo:padding-right="0.049cm" fo:padding-top="0cm" fo:padding-bottom="0cm" fo:border-left="none" fo:border-right="1.5pt solid #000001" fo:border-top="none" fo:border-bottom="0.5pt solid #00000a">
        <style:background-image/>
      </style:table-cell-properties>
    </style:style>
    <style:style style:name="表格22.A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表格22.C3" style:family="table-cell">
      <style:table-cell-properties style:vertical-align="bottom" fo:background-color="#ffffff" fo:padding-left="0.049cm" fo:padding-right="0.049cm" fo:padding-top="0cm" fo:padding-bottom="0cm" fo:border-left="none" fo:border-right="1.5pt solid #000001" fo:border-top="none" fo:border-bottom="1.5pt solid #00000a">
        <style:background-image/>
      </style:table-cell-properties>
    </style:style>
    <style:style style:name="表格22.A5" style:family="table-cell">
      <style:table-cell-properties style:vertical-align="middle" fo:background-color="#ffffff" fo:padding-left="0.049cm" fo:padding-right="0.049cm" fo:padding-top="0cm" fo:padding-bottom="0cm" fo:border-left="1.5pt solid #00000a" fo:border-right="1.5pt solid #000001" fo:border-top="1.5pt solid #00000a" fo:border-bottom="0.5pt solid #00000a">
        <style:background-image/>
      </style:table-cell-properties>
    </style:style>
    <style:style style:name="表格22.B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22.D6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22.E6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22.F6" style:family="table-cell">
      <style:table-cell-properties style:vertical-align="middle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22.B7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22.D7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22.E7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22.F7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0.5pt solid #00000a">
        <style:background-image/>
      </style:table-cell-properties>
    </style:style>
    <style:style style:name="表格22.B9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22.A23" style:family="table-cell">
      <style:table-cell-properties style:vertical-align="middle" fo:background-color="#ffffff" fo:padding-left="0.049cm" fo:padding-right="0.049cm" fo:padding-top="0cm" fo:padding-bottom="0cm" fo:border-left="1.5pt solid #00000a" fo:border-right="0.5pt solid #00000a" fo:border-top="none" fo:border-bottom="1.5pt solid #00000a">
        <style:background-image/>
      </style:table-cell-properties>
    </style:style>
    <style:style style:name="表格22.B23" style:family="table-cell">
      <style:table-cell-properties style:vertical-align="bottom" fo:background-color="#ffffff" fo:padding-left="0.049cm" fo:padding-right="0.049cm" fo:padding-top="0cm" fo:padding-bottom="0cm" fo:border-left="none" fo:border-right="0.5pt solid #00000a" fo:border-top="0.5pt solid #00000a" fo:border-bottom="1.5pt solid #00000a">
        <style:background-image/>
      </style:table-cell-properties>
    </style:style>
    <style:style style:name="表格22.D23" style:family="table-cell">
      <style:table-cell-properties style:vertical-align="bottom" fo:background-color="#ffffff" fo:padding-left="0.049cm" fo:padding-right="0.049cm" fo:padding-top="0cm" fo:padding-bottom="0cm" fo:border-left="none" fo:border-right="none" fo:border-top="none" fo:border-bottom="1.5pt solid #00000a">
        <style:background-image/>
      </style:table-cell-properties>
    </style:style>
    <style:style style:name="表格22.E23" style:family="table-cell">
      <style:table-cell-properties style:vertical-align="bottom" fo:background-color="#ffffff" fo:padding-left="0.049cm" fo:padding-right="0.049cm" fo:padding-top="0cm" fo:padding-bottom="0cm" fo:border-left="0.5pt solid #00000a" fo:border-right="none" fo:border-top="none" fo:border-bottom="1.5pt solid #00000a">
        <style:background-image/>
      </style:table-cell-properties>
    </style:style>
    <style:style style:name="表格22.F23" style:family="table-cell">
      <style:table-cell-properties style:vertical-align="bottom" fo:background-color="#ffffff" fo:padding-left="0.049cm" fo:padding-right="0.049cm" fo:padding-top="0cm" fo:padding-bottom="0cm" fo:border-left="0.5pt solid #00000a" fo:border-right="1.5pt solid #00000a" fo:border-top="none" fo:border-bottom="1.5pt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fo:font-size="12pt" officeooo:paragraph-rsid="001ae54d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微軟正黑體" fo:font-size="12pt" officeooo:rsid="0050dcd1" officeooo:paragraph-rsid="001ae54d" style:font-name-asian="微軟正黑體" style:font-size-asian="12pt" style:language-asian="zh" style:country-asian="TW" style:font-size-complex="12pt"/>
    </style:style>
    <style:style style:name="P4" style:family="paragraph" style:parent-style-name="Standard">
      <style:paragraph-properties fo:orphans="2" fo:widows="2"/>
      <style:text-properties fo:color="#000000" style:font-name="微軟正黑體" fo:font-size="12pt" officeooo:paragraph-rsid="00681e06" style:letter-kerning="false" style:font-name-asian="微軟正黑體" style:font-size-asian="12pt" style:language-asian="zh" style:country-asian="TW" style:font-name-complex="新細明體1" style:font-size-complex="12pt"/>
    </style:style>
    <style:style style:name="P5" style:family="paragraph" style:parent-style-name="Standard">
      <style:paragraph-properties fo:orphans="2" fo:widows="2"/>
      <style:text-properties fo:color="#000000" style:font-name="微軟正黑體" fo:font-size="12pt" officeooo:paragraph-rsid="005a855c" style:letter-kerning="false" style:font-name-asian="微軟正黑體" style:font-size-asian="12pt" style:language-asian="zh" style:country-asian="TW" style:font-name-complex="新細明體1" style:font-size-complex="12pt"/>
    </style:style>
    <style:style style:name="P6" style:family="paragraph" style:parent-style-name="Standard">
      <style:paragraph-properties fo:orphans="2" fo:widows="2"/>
      <style:text-properties fo:color="#000000" style:font-name="微軟正黑體" fo:font-size="12pt" officeooo:paragraph-rsid="005c49e6" style:letter-kerning="false" style:font-name-asian="微軟正黑體" style:font-size-asian="12pt" style:language-asian="zh" style:country-asian="TW" style:font-name-complex="新細明體1" style:font-size-complex="12pt"/>
    </style:style>
    <style:style style:name="P7" style:family="paragraph" style:parent-style-name="Standard">
      <style:paragraph-properties fo:orphans="2" fo:widows="2"/>
      <style:text-properties fo:color="#000000" style:font-name="微軟正黑體" fo:font-size="12pt" officeooo:paragraph-rsid="005e86b7" style:letter-kerning="false" style:font-name-asian="微軟正黑體" style:font-size-asian="12pt" style:language-asian="zh" style:country-asian="TW" style:font-name-complex="新細明體1" style:font-size-complex="12pt"/>
    </style:style>
    <style:style style:name="P8" style:family="paragraph" style:parent-style-name="Standard">
      <style:paragraph-properties fo:orphans="2" fo:widows="2"/>
      <style:text-properties fo:color="#000000" style:font-name="微軟正黑體" fo:font-size="12pt" officeooo:paragraph-rsid="006bb5a3" style:letter-kerning="false" style:font-name-asian="微軟正黑體" style:font-size-asian="12pt" style:language-asian="zh" style:country-asian="TW" style:font-name-complex="新細明體1" style:font-size-complex="12pt"/>
    </style:style>
    <style:style style:name="P9" style:family="paragraph" style:parent-style-name="Standard">
      <style:paragraph-properties fo:orphans="2" fo:widows="2"/>
      <style:text-properties fo:color="#000000" style:font-name="微軟正黑體" fo:font-size="12pt" officeooo:paragraph-rsid="006024bb" style:letter-kerning="false" style:font-name-asian="微軟正黑體" style:font-size-asian="12pt" style:language-asian="zh" style:country-asian="TW" style:font-name-complex="新細明體1" style:font-size-complex="12pt"/>
    </style:style>
    <style:style style:name="P10" style:family="paragraph" style:parent-style-name="Standard">
      <style:paragraph-properties fo:orphans="2" fo:widows="2"/>
      <style:text-properties fo:color="#000000" style:font-name="微軟正黑體" fo:font-size="12pt" officeooo:paragraph-rsid="00696ee6" style:letter-kerning="false" style:font-name-asian="微軟正黑體" style:font-size-asian="12pt" style:language-asian="zh" style:country-asian="TW" style:font-name-complex="新細明體1" style:font-size-complex="12pt"/>
    </style:style>
    <style:style style:name="P11" style:family="paragraph" style:parent-style-name="Standard">
      <style:paragraph-properties fo:orphans="2" fo:widows="2"/>
      <style:text-properties fo:color="#000000" style:font-name="微軟正黑體" fo:font-size="12pt" officeooo:paragraph-rsid="0061ed85" style:letter-kerning="false" style:font-name-asian="微軟正黑體" style:font-size-asian="12pt" style:language-asian="zh" style:country-asian="TW" style:font-name-complex="新細明體1" style:font-size-complex="12pt"/>
    </style:style>
    <style:style style:name="P12" style:family="paragraph" style:parent-style-name="Standard">
      <style:paragraph-properties fo:orphans="2" fo:widows="2"/>
      <style:text-properties fo:color="#000000" style:font-name="微軟正黑體" fo:font-size="12pt" officeooo:paragraph-rsid="00623dcf" style:letter-kerning="false" style:font-name-asian="微軟正黑體" style:font-size-asian="12pt" style:language-asian="zh" style:country-asian="TW" style:font-name-complex="新細明體1" style:font-size-complex="12pt"/>
    </style:style>
    <style:style style:name="P13" style:family="paragraph" style:parent-style-name="Standard">
      <style:paragraph-properties fo:orphans="2" fo:widows="2"/>
      <style:text-properties fo:color="#000000" style:font-name="微軟正黑體" fo:font-size="12pt" officeooo:paragraph-rsid="0062dfaf" style:letter-kerning="false" style:font-name-asian="微軟正黑體" style:font-size-asian="12pt" style:language-asian="zh" style:country-asian="TW" style:font-name-complex="新細明體1" style:font-size-complex="12pt"/>
    </style:style>
    <style:style style:name="P14" style:family="paragraph" style:parent-style-name="Standard">
      <style:paragraph-properties fo:orphans="2" fo:widows="2"/>
      <style:text-properties fo:color="#000000" style:font-name="微軟正黑體" fo:font-size="12pt" officeooo:paragraph-rsid="0064a6e8" style:letter-kerning="false" style:font-name-asian="微軟正黑體" style:font-size-asian="12pt" style:language-asian="zh" style:country-asian="TW" style:font-name-complex="新細明體1" style:font-size-complex="12pt"/>
    </style:style>
    <style:style style:name="P15" style:family="paragraph" style:parent-style-name="Standard">
      <style:paragraph-properties fo:orphans="2" fo:widows="2"/>
      <style:text-properties fo:color="#000000" style:font-name="微軟正黑體" fo:font-size="12pt" officeooo:paragraph-rsid="006af1f8" style:letter-kerning="false" style:font-name-asian="微軟正黑體" style:font-size-asian="12pt" style:language-asian="zh" style:country-asian="TW" style:font-name-complex="新細明體1" style:font-size-complex="12pt"/>
    </style:style>
    <style:style style:name="P16" style:family="paragraph" style:parent-style-name="Standard">
      <style:paragraph-properties fo:orphans="2" fo:widows="2"/>
      <style:text-properties fo:color="#000000" style:font-name="微軟正黑體" fo:font-size="12pt" officeooo:paragraph-rsid="00745e37" style:letter-kerning="false" style:font-name-asian="微軟正黑體" style:font-size-asian="12pt" style:language-asian="zh" style:country-asian="TW" style:font-name-complex="新細明體1" style:font-size-complex="12pt"/>
    </style:style>
    <style:style style:name="P17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5a855c" style:letter-kerning="false" style:font-name-asian="微軟正黑體" style:font-size-asian="12pt" style:language-asian="zh" style:country-asian="TW" style:font-name-complex="新細明體1" style:font-size-complex="12pt"/>
    </style:style>
    <style:style style:name="P18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024bb" style:letter-kerning="false" style:font-name-asian="微軟正黑體" style:font-size-asian="12pt" style:language-asian="zh" style:country-asian="TW" style:font-name-complex="新細明體1" style:font-size-complex="12pt"/>
    </style:style>
    <style:style style:name="P19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1ed85" style:letter-kerning="false" style:font-name-asian="微軟正黑體" style:font-size-asian="12pt" style:language-asian="zh" style:country-asian="TW" style:font-name-complex="新細明體1" style:font-size-complex="12pt"/>
    </style:style>
    <style:style style:name="P20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23dcf" style:letter-kerning="false" style:font-name-asian="微軟正黑體" style:font-size-asian="12pt" style:language-asian="zh" style:country-asian="TW" style:font-name-complex="新細明體1" style:font-size-complex="12pt"/>
    </style:style>
    <style:style style:name="P21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4a6e8" style:letter-kerning="false" style:font-name-asian="微軟正黑體" style:font-size-asian="12pt" style:language-asian="zh" style:country-asian="TW" style:font-name-complex="新細明體1" style:font-size-complex="12pt"/>
    </style:style>
    <style:style style:name="P22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745e37" style:letter-kerning="false" style:font-name-asian="微軟正黑體" style:font-size-asian="12pt" style:language-asian="zh" style:country-asian="TW" style:font-name-complex="新細明體1" style:font-size-complex="12pt"/>
    </style:style>
    <style:style style:name="P23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d9287" style:letter-kerning="false" style:font-name-asian="微軟正黑體" style:font-size-asian="12pt" style:language-asian="zh" style:country-asian="TW" style:font-name-complex="新細明體1" style:font-size-complex="12pt"/>
    </style:style>
    <style:style style:name="P24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5c49e6" style:letter-kerning="false" style:font-name-asian="微軟正黑體" style:font-size-asian="12pt" style:language-asian="zh" style:country-asian="TW" style:font-name-complex="新細明體1" style:font-size-complex="12pt"/>
    </style:style>
    <style:style style:name="P25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rsid="0058292c" officeooo:paragraph-rsid="006d9287" style:letter-kerning="false" style:font-name-asian="微軟正黑體" style:font-size-asian="12pt" style:language-asian="zh" style:country-asian="TW" style:font-name-complex="新細明體1" style:font-size-complex="12pt"/>
    </style:style>
    <style:style style:name="P26" style:family="paragraph" style:parent-style-name="Standard">
      <style:paragraph-properties fo:orphans="2" fo:widows="2"/>
      <style:text-properties fo:color="#000000" style:font-name="微軟正黑體" fo:font-size="12pt" officeooo:rsid="0058292c" officeooo:paragraph-rsid="005a855c" style:letter-kerning="false" style:font-name-asian="微軟正黑體" style:font-size-asian="12pt" style:font-name-complex="新細明體1" style:font-size-complex="12pt"/>
    </style:style>
    <style:style style:name="P27" style:family="paragraph" style:parent-style-name="Standard">
      <style:paragraph-properties fo:orphans="2" fo:widows="2"/>
      <style:text-properties fo:color="#000000" style:font-name="微軟正黑體" fo:font-size="12pt" officeooo:rsid="0058292c" officeooo:paragraph-rsid="005c49e6" style:letter-kerning="false" style:font-name-asian="微軟正黑體" style:font-size-asian="12pt" style:font-name-complex="新細明體1" style:font-size-complex="12pt"/>
    </style:style>
    <style:style style:name="P28" style:family="paragraph" style:parent-style-name="Standard">
      <style:paragraph-properties fo:orphans="2" fo:widows="2"/>
      <style:text-properties fo:color="#000000" style:font-name="微軟正黑體" fo:font-size="12pt" officeooo:rsid="0058292c" officeooo:paragraph-rsid="005e86b7" style:letter-kerning="false" style:font-name-asian="微軟正黑體" style:font-size-asian="12pt" style:font-name-complex="新細明體1" style:font-size-complex="12pt"/>
    </style:style>
    <style:style style:name="P29" style:family="paragraph" style:parent-style-name="Standard">
      <style:paragraph-properties fo:orphans="2" fo:widows="2"/>
      <style:text-properties fo:color="#000000" style:font-name="微軟正黑體" fo:font-size="12pt" officeooo:rsid="0058292c" officeooo:paragraph-rsid="006024bb" style:letter-kerning="false" style:font-name-asian="微軟正黑體" style:font-size-asian="12pt" style:font-name-complex="新細明體1" style:font-size-complex="12pt"/>
    </style:style>
    <style:style style:name="P30" style:family="paragraph" style:parent-style-name="Standard">
      <style:paragraph-properties fo:orphans="2" fo:widows="2"/>
      <style:text-properties fo:color="#000000" style:font-name="微軟正黑體" fo:font-size="12pt" officeooo:rsid="0058292c" officeooo:paragraph-rsid="0061ed85" style:letter-kerning="false" style:font-name-asian="微軟正黑體" style:font-size-asian="12pt" style:font-name-complex="新細明體1" style:font-size-complex="12pt"/>
    </style:style>
    <style:style style:name="P31" style:family="paragraph" style:parent-style-name="Standard">
      <style:paragraph-properties fo:orphans="2" fo:widows="2"/>
      <style:text-properties fo:color="#000000" style:font-name="微軟正黑體" fo:font-size="12pt" officeooo:rsid="0058292c" officeooo:paragraph-rsid="00623dcf" style:letter-kerning="false" style:font-name-asian="微軟正黑體" style:font-size-asian="12pt" style:font-name-complex="新細明體1" style:font-size-complex="12pt"/>
    </style:style>
    <style:style style:name="P32" style:family="paragraph" style:parent-style-name="Standard">
      <style:paragraph-properties fo:orphans="2" fo:widows="2"/>
      <style:text-properties fo:color="#000000" style:font-name="微軟正黑體" fo:font-size="12pt" officeooo:rsid="0058292c" officeooo:paragraph-rsid="0062dfaf" style:letter-kerning="false" style:font-name-asian="微軟正黑體" style:font-size-asian="12pt" style:font-name-complex="新細明體1" style:font-size-complex="12pt"/>
    </style:style>
    <style:style style:name="P33" style:family="paragraph" style:parent-style-name="Standard">
      <style:paragraph-properties fo:orphans="2" fo:widows="2"/>
      <style:text-properties fo:color="#000000" style:font-name="微軟正黑體" fo:font-size="12pt" officeooo:rsid="0058292c" officeooo:paragraph-rsid="0064a6e8" style:letter-kerning="false" style:font-name-asian="微軟正黑體" style:font-size-asian="12pt" style:font-name-complex="新細明體1" style:font-size-complex="12pt"/>
    </style:style>
    <style:style style:name="P34" style:family="paragraph" style:parent-style-name="Standard">
      <style:paragraph-properties fo:orphans="2" fo:widows="2"/>
      <style:text-properties fo:color="#000000" style:font-name="微軟正黑體" fo:font-size="12pt" officeooo:rsid="0058292c" officeooo:paragraph-rsid="00745e37" style:letter-kerning="false" style:font-name-asian="微軟正黑體" style:font-size-asian="12pt" style:font-name-complex="新細明體1" style:font-size-complex="12pt"/>
    </style:style>
    <style:style style:name="P35" style:family="paragraph" style:parent-style-name="Standard">
      <style:paragraph-properties fo:orphans="2" fo:widows="2"/>
      <style:text-properties fo:color="#000000" style:font-name="微軟正黑體" fo:font-size="12pt" officeooo:paragraph-rsid="005a855c" style:letter-kerning="false" style:font-name-asian="微軟正黑體" style:font-size-asian="12pt" style:font-name-complex="新細明體1" style:font-size-complex="12pt"/>
    </style:style>
    <style:style style:name="P36" style:family="paragraph" style:parent-style-name="Standard">
      <style:paragraph-properties fo:orphans="2" fo:widows="2"/>
      <style:text-properties fo:color="#000000" style:font-name="微軟正黑體" fo:font-size="12pt" officeooo:paragraph-rsid="005c49e6" style:letter-kerning="false" style:font-name-asian="微軟正黑體" style:font-size-asian="12pt" style:font-name-complex="新細明體1" style:font-size-complex="12pt"/>
    </style:style>
    <style:style style:name="P37" style:family="paragraph" style:parent-style-name="Standard">
      <style:paragraph-properties fo:orphans="2" fo:widows="2"/>
      <style:text-properties fo:color="#000000" style:font-name="微軟正黑體" fo:font-size="12pt" officeooo:paragraph-rsid="005e86b7" style:letter-kerning="false" style:font-name-asian="微軟正黑體" style:font-size-asian="12pt" style:font-name-complex="新細明體1" style:font-size-complex="12pt"/>
    </style:style>
    <style:style style:name="P38" style:family="paragraph" style:parent-style-name="Standard">
      <style:paragraph-properties fo:orphans="2" fo:widows="2"/>
      <style:text-properties fo:color="#000000" style:font-name="微軟正黑體" fo:font-size="12pt" officeooo:paragraph-rsid="006024bb" style:letter-kerning="false" style:font-name-asian="微軟正黑體" style:font-size-asian="12pt" style:font-name-complex="新細明體1" style:font-size-complex="12pt"/>
    </style:style>
    <style:style style:name="P39" style:family="paragraph" style:parent-style-name="Standard">
      <style:paragraph-properties fo:orphans="2" fo:widows="2"/>
      <style:text-properties fo:color="#000000" style:font-name="微軟正黑體" fo:font-size="12pt" officeooo:paragraph-rsid="0061ed85" style:letter-kerning="false" style:font-name-asian="微軟正黑體" style:font-size-asian="12pt" style:font-name-complex="新細明體1" style:font-size-complex="12pt"/>
    </style:style>
    <style:style style:name="P40" style:family="paragraph" style:parent-style-name="Standard">
      <style:paragraph-properties fo:orphans="2" fo:widows="2"/>
      <style:text-properties fo:color="#000000" style:font-name="微軟正黑體" fo:font-size="12pt" officeooo:paragraph-rsid="00623dcf" style:letter-kerning="false" style:font-name-asian="微軟正黑體" style:font-size-asian="12pt" style:font-name-complex="新細明體1" style:font-size-complex="12pt"/>
    </style:style>
    <style:style style:name="P41" style:family="paragraph" style:parent-style-name="Standard">
      <style:paragraph-properties fo:orphans="2" fo:widows="2"/>
      <style:text-properties fo:color="#000000" style:font-name="微軟正黑體" fo:font-size="12pt" officeooo:paragraph-rsid="0062dfaf" style:letter-kerning="false" style:font-name-asian="微軟正黑體" style:font-size-asian="12pt" style:font-name-complex="新細明體1" style:font-size-complex="12pt"/>
    </style:style>
    <style:style style:name="P42" style:family="paragraph" style:parent-style-name="Standard">
      <style:paragraph-properties fo:orphans="2" fo:widows="2"/>
      <style:text-properties fo:color="#000000" style:font-name="微軟正黑體" fo:font-size="12pt" officeooo:paragraph-rsid="0064a6e8" style:letter-kerning="false" style:font-name-asian="微軟正黑體" style:font-size-asian="12pt" style:font-name-complex="新細明體1" style:font-size-complex="12pt"/>
    </style:style>
    <style:style style:name="P43" style:family="paragraph" style:parent-style-name="Standard">
      <style:paragraph-properties fo:orphans="2" fo:widows="2"/>
      <style:text-properties fo:color="#000000" style:font-name="微軟正黑體" fo:font-size="12pt" officeooo:paragraph-rsid="00745e37" style:letter-kerning="false" style:font-name-asian="微軟正黑體" style:font-size-asian="12pt" style:font-name-complex="新細明體1" style:font-size-complex="12pt"/>
    </style:style>
    <style:style style:name="P44" style:family="paragraph" style:parent-style-name="Standard">
      <style:paragraph-properties fo:orphans="2" fo:widows="2"/>
      <style:text-properties fo:color="#000000" style:font-name="微軟正黑體" fo:font-size="12pt" officeooo:paragraph-rsid="008cad7a" style:letter-kerning="false" style:font-name-asian="微軟正黑體" style:font-size-asian="12pt" style:font-name-complex="新細明體1" style:font-size-complex="12pt"/>
    </style:style>
    <style:style style:name="P45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5a855c" style:letter-kerning="false" style:font-name-asian="微軟正黑體" style:font-size-asian="12pt" style:font-name-complex="新細明體1" style:font-size-complex="12pt"/>
    </style:style>
    <style:style style:name="P46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5c49e6" style:letter-kerning="false" style:font-name-asian="微軟正黑體" style:font-size-asian="12pt" style:font-name-complex="新細明體1" style:font-size-complex="12pt"/>
    </style:style>
    <style:style style:name="P47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5e86b7" style:letter-kerning="false" style:font-name-asian="微軟正黑體" style:font-size-asian="12pt" style:font-name-complex="新細明體1" style:font-size-complex="12pt"/>
    </style:style>
    <style:style style:name="P48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024bb" style:letter-kerning="false" style:font-name-asian="微軟正黑體" style:font-size-asian="12pt" style:font-name-complex="新細明體1" style:font-size-complex="12pt"/>
    </style:style>
    <style:style style:name="P49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1ed85" style:letter-kerning="false" style:font-name-asian="微軟正黑體" style:font-size-asian="12pt" style:font-name-complex="新細明體1" style:font-size-complex="12pt"/>
    </style:style>
    <style:style style:name="P50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23dcf" style:letter-kerning="false" style:font-name-asian="微軟正黑體" style:font-size-asian="12pt" style:font-name-complex="新細明體1" style:font-size-complex="12pt"/>
    </style:style>
    <style:style style:name="P51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2dfaf" style:letter-kerning="false" style:font-name-asian="微軟正黑體" style:font-size-asian="12pt" style:font-name-complex="新細明體1" style:font-size-complex="12pt"/>
    </style:style>
    <style:style style:name="P52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4a6e8" style:letter-kerning="false" style:font-name-asian="微軟正黑體" style:font-size-asian="12pt" style:font-name-complex="新細明體1" style:font-size-complex="12pt"/>
    </style:style>
    <style:style style:name="P53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745e37" style:letter-kerning="false" style:font-name-asian="微軟正黑體" style:font-size-asian="12pt" style:font-name-complex="新細明體1" style:font-size-complex="12pt"/>
    </style:style>
    <style:style style:name="P54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2pt" officeooo:paragraph-rsid="006d9287" style:letter-kerning="false" style:font-name-asian="微軟正黑體" style:font-size-asian="12pt" style:font-name-complex="新細明體1" style:font-size-complex="12pt"/>
    </style:style>
    <style:style style:name="P55" style:family="paragraph" style:parent-style-name="Standard">
      <style:paragraph-properties fo:orphans="2" fo:widows="2"/>
      <style:text-properties fo:color="#000000" style:font-name="微軟正黑體" fo:font-size="12pt" officeooo:rsid="00894c9a" officeooo:paragraph-rsid="00894c9a" style:letter-kerning="false" style:font-name-asian="微軟正黑體" style:font-size-asian="12pt" style:font-name-complex="新細明體1" style:font-size-complex="12pt"/>
    </style:style>
    <style:style style:name="P56" style:family="paragraph" style:parent-style-name="Standard">
      <style:paragraph-properties fo:orphans="2" fo:widows="2"/>
      <style:text-properties fo:color="#000000" style:font-name="微軟正黑體" fo:font-size="13pt" officeooo:paragraph-rsid="007f616b" style:letter-kerning="false" style:font-name-asian="微軟正黑體" style:font-size-asian="13pt" style:language-asian="zh" style:country-asian="TW" style:font-name-complex="新細明體1" style:font-size-complex="13pt"/>
    </style:style>
    <style:style style:name="P57" style:family="paragraph" style:parent-style-name="Standard">
      <style:paragraph-properties fo:orphans="2" fo:widows="2"/>
      <style:text-properties fo:color="#000000" style:font-name="微軟正黑體" fo:font-size="13pt" officeooo:paragraph-rsid="007f616b" style:letter-kerning="false" style:font-name-asian="微軟正黑體" style:font-size-asian="13pt" style:font-name-complex="新細明體1" style:font-size-complex="13pt"/>
    </style:style>
    <style:style style:name="P58" style:family="paragraph" style:parent-style-name="Standard">
      <style:paragraph-properties fo:orphans="2" fo:widows="2"/>
      <style:text-properties fo:color="#000000" style:font-name="微軟正黑體" fo:font-size="13pt" officeooo:paragraph-rsid="008cad7a" style:letter-kerning="false" style:font-name-asian="微軟正黑體" style:font-size-asian="13pt" style:font-name-complex="新細明體1" style:font-size-complex="13pt"/>
    </style:style>
    <style:style style:name="P59" style:family="paragraph" style:parent-style-name="Standard">
      <style:paragraph-properties fo:orphans="2" fo:widows="2"/>
      <style:text-properties fo:color="#000000" style:font-name="微軟正黑體" fo:font-size="13pt" officeooo:rsid="0058292c" officeooo:paragraph-rsid="007f616b" style:letter-kerning="false" style:font-name-asian="微軟正黑體" style:font-size-asian="13pt" style:font-name-complex="新細明體1" style:font-size-complex="13pt"/>
    </style:style>
    <style:style style:name="P60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3pt" officeooo:paragraph-rsid="007f616b" style:letter-kerning="false" style:font-name-asian="微軟正黑體" style:font-size-asian="13pt" style:font-name-complex="新細明體1" style:font-size-complex="13pt"/>
    </style:style>
    <style:style style:name="P61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1pt" officeooo:paragraph-rsid="007f616b" style:letter-kerning="false" style:font-name-asian="微軟正黑體" style:font-size-asian="11pt" style:font-name-complex="新細明體1" style:font-size-complex="11pt"/>
    </style:style>
    <style:style style:name="P62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1pt" officeooo:paragraph-rsid="0062dfaf" style:letter-kerning="false" style:font-name-asian="微軟正黑體" style:font-size-asian="11pt" style:font-name-complex="新細明體1" style:font-size-complex="11pt"/>
    </style:style>
    <style:style style:name="P63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1pt" officeooo:paragraph-rsid="0064a6e8" style:letter-kerning="false" style:font-name-asian="微軟正黑體" style:font-size-asian="11pt" style:font-name-complex="新細明體1" style:font-size-complex="11pt"/>
    </style:style>
    <style:style style:name="P64" style:family="paragraph" style:parent-style-name="Standard">
      <style:paragraph-properties fo:orphans="2" fo:widows="2"/>
      <style:text-properties fo:color="#000000" style:font-name="微軟正黑體" fo:font-size="11pt" officeooo:paragraph-rsid="007f616b" style:letter-kerning="false" style:font-name-asian="微軟正黑體" style:font-size-asian="11pt" style:font-name-complex="新細明體1" style:font-size-complex="11pt"/>
    </style:style>
    <style:style style:name="P65" style:family="paragraph" style:parent-style-name="Standard">
      <style:paragraph-properties fo:orphans="2" fo:widows="2"/>
      <style:text-properties fo:color="#000000" style:font-name="微軟正黑體" fo:font-size="11pt" officeooo:paragraph-rsid="0062dfaf" style:letter-kerning="false" style:font-name-asian="微軟正黑體" style:font-size-asian="11pt" style:font-name-complex="新細明體1" style:font-size-complex="11pt"/>
    </style:style>
    <style:style style:name="P66" style:family="paragraph" style:parent-style-name="Standard">
      <style:paragraph-properties fo:orphans="2" fo:widows="2"/>
      <style:text-properties fo:color="#000000" style:font-name="微軟正黑體" fo:font-size="11pt" officeooo:paragraph-rsid="0064a6e8" style:letter-kerning="false" style:font-name-asian="微軟正黑體" style:font-size-asian="11pt" style:font-name-complex="新細明體1" style:font-size-complex="11pt"/>
    </style:style>
    <style:style style:name="P67" style:family="paragraph" style:parent-style-name="Standard">
      <style:paragraph-properties fo:orphans="2" fo:widows="2"/>
      <style:text-properties fo:color="#000000" style:font-name="微軟正黑體" fo:font-size="11pt" officeooo:paragraph-rsid="007f616b" style:letter-kerning="false" style:font-name-asian="微軟正黑體" style:font-size-asian="11pt" style:language-asian="zh" style:country-asian="TW" style:font-name-complex="新細明體1" style:font-size-complex="11pt"/>
    </style:style>
    <style:style style:name="P68" style:family="paragraph" style:parent-style-name="Standard">
      <style:paragraph-properties fo:orphans="2" fo:widows="2"/>
      <style:text-properties fo:color="#000000" style:font-name="微軟正黑體" fo:font-size="11pt" officeooo:paragraph-rsid="0062dfaf" style:letter-kerning="false" style:font-name-asian="微軟正黑體" style:font-size-asian="11pt" style:language-asian="zh" style:country-asian="TW" style:font-name-complex="新細明體1" style:font-size-complex="11pt"/>
    </style:style>
    <style:style style:name="P69" style:family="paragraph" style:parent-style-name="Standard">
      <style:paragraph-properties fo:orphans="2" fo:widows="2"/>
      <style:text-properties fo:color="#000000" style:font-name="微軟正黑體" fo:font-size="11pt" officeooo:paragraph-rsid="0064a6e8" style:letter-kerning="false" style:font-name-asian="微軟正黑體" style:font-size-asian="11pt" style:language-asian="zh" style:country-asian="TW" style:font-name-complex="新細明體1" style:font-size-complex="11pt"/>
    </style:style>
    <style:style style:name="P70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1pt" officeooo:paragraph-rsid="007f616b" style:letter-kerning="false" style:font-name-asian="微軟正黑體" style:font-size-asian="11pt" style:language-asian="zh" style:country-asian="TW" style:font-name-complex="新細明體1" style:font-size-complex="11pt"/>
    </style:style>
    <style:style style:name="P71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1pt" officeooo:paragraph-rsid="0062dfaf" style:letter-kerning="false" style:font-name-asian="微軟正黑體" style:font-size-asian="11pt" style:language-asian="zh" style:country-asian="TW" style:font-name-complex="新細明體1" style:font-size-complex="11pt"/>
    </style:style>
    <style:style style:name="P72" style:family="paragraph" style:parent-style-name="Standard">
      <style:paragraph-properties fo:text-align="center" style:justify-single-word="false" fo:orphans="2" fo:widows="2"/>
      <style:text-properties fo:color="#000000" style:font-name="微軟正黑體" fo:font-size="11pt" officeooo:paragraph-rsid="0064a6e8" style:letter-kerning="false" style:font-name-asian="微軟正黑體" style:font-size-asian="11pt" style:language-asian="zh" style:country-asian="TW" style:font-name-complex="新細明體1" style:font-size-complex="11pt"/>
    </style:style>
    <style:style style:name="P73" style:family="paragraph" style:parent-style-name="Standard">
      <style:text-properties fo:font-size="12pt" officeooo:paragraph-rsid="005a855c" style:font-size-asian="12pt" style:font-size-complex="12pt"/>
    </style:style>
    <style:style style:name="P74" style:family="paragraph" style:parent-style-name="Standard">
      <style:text-properties fo:font-size="12pt" officeooo:paragraph-rsid="005c49e6" style:font-size-asian="12pt" style:font-size-complex="12pt"/>
    </style:style>
    <style:style style:name="P75" style:family="paragraph" style:parent-style-name="Standard">
      <style:text-properties fo:font-size="12pt" officeooo:paragraph-rsid="005e86b7" style:font-size-asian="12pt" style:font-size-complex="12pt"/>
    </style:style>
    <style:style style:name="P76" style:family="paragraph" style:parent-style-name="Standard">
      <style:text-properties fo:font-size="12pt" officeooo:paragraph-rsid="006024bb" style:font-size-asian="12pt" style:font-size-complex="12pt"/>
    </style:style>
    <style:style style:name="P77" style:family="paragraph" style:parent-style-name="Standard">
      <style:text-properties fo:font-size="12pt" officeooo:paragraph-rsid="0061ed85" style:font-size-asian="12pt" style:font-size-complex="12pt"/>
    </style:style>
    <style:style style:name="P78" style:family="paragraph" style:parent-style-name="Standard">
      <style:text-properties fo:font-size="12pt" officeooo:paragraph-rsid="00623dcf" style:font-size-asian="12pt" style:font-size-complex="12pt"/>
    </style:style>
    <style:style style:name="P79" style:family="paragraph" style:parent-style-name="Standard">
      <style:text-properties fo:font-size="12pt" officeooo:paragraph-rsid="0062dfaf" style:font-size-asian="12pt" style:font-size-complex="12pt"/>
    </style:style>
    <style:style style:name="P80" style:family="paragraph" style:parent-style-name="Standard">
      <style:text-properties fo:font-size="12pt" officeooo:paragraph-rsid="0064a6e8" style:font-size-asian="12pt" style:font-size-complex="12pt"/>
    </style:style>
    <style:style style:name="P81" style:family="paragraph" style:parent-style-name="Standard">
      <style:text-properties fo:font-size="12pt" officeooo:paragraph-rsid="00745e37" style:font-size-asian="12pt" style:font-size-complex="12pt"/>
    </style:style>
    <style:style style:name="P82" style:family="paragraph" style:parent-style-name="Standard">
      <style:paragraph-properties fo:text-align="start" style:justify-single-word="false" fo:orphans="2" fo:widows="2"/>
      <style:text-properties style:use-window-font-color="true" style:font-name="微軟正黑體" fo:font-size="12pt" officeooo:rsid="0073c13b" officeooo:paragraph-rsid="0073c13b" style:letter-kerning="false" fo:background-color="transparent" style:font-name-asian="微軟正黑體" style:font-size-asian="12pt" style:language-asian="zh" style:country-asian="TW" style:font-name-complex="新細明體1" style:font-size-complex="12pt"/>
    </style:style>
    <style:style style:name="P83" style:family="paragraph" style:parent-style-name="Standard">
      <style:paragraph-properties fo:text-align="center" style:justify-single-word="false" fo:orphans="2" fo:widows="2"/>
      <style:text-properties style:use-window-font-color="true" style:font-name="微軟正黑體" fo:font-size="12pt" officeooo:paragraph-rsid="006d9287" style:letter-kerning="false" fo:background-color="transparent" style:font-name-asian="微軟正黑體" style:font-size-asian="12pt" style:language-asian="zh" style:country-asian="TW" style:font-name-complex="新細明體1" style:font-size-complex="12pt"/>
    </style:style>
    <style:style style:name="P84" style:family="paragraph" style:parent-style-name="Standard">
      <style:paragraph-properties fo:text-align="center" style:justify-single-word="false" fo:orphans="2" fo:widows="2"/>
      <style:text-properties style:use-window-font-color="true" style:font-name="微軟正黑體" fo:font-size="12pt" officeooo:paragraph-rsid="006f62f0" style:letter-kerning="false" fo:background-color="transparent" style:font-name-asian="微軟正黑體" style:font-size-asian="12pt" style:language-asian="zh" style:country-asian="TW" style:font-name-complex="新細明體1" style:font-size-complex="12pt"/>
    </style:style>
    <style:style style:name="P85" style:family="paragraph" style:parent-style-name="Standard">
      <style:paragraph-properties fo:text-align="center" style:justify-single-word="false" fo:orphans="2" fo:widows="2"/>
      <style:text-properties style:use-window-font-color="true" style:font-name="微軟正黑體" fo:font-size="12pt" officeooo:paragraph-rsid="007139bb" style:letter-kerning="false" fo:background-color="transparent" style:font-name-asian="微軟正黑體" style:font-size-asian="12pt" style:language-asian="zh" style:country-asian="TW" style:font-name-complex="新細明體1" style:font-size-complex="12pt"/>
    </style:style>
    <style:style style:name="P86" style:family="paragraph" style:parent-style-name="Standard">
      <style:paragraph-properties fo:text-align="start" style:justify-single-word="false" fo:orphans="2" fo:widows="2"/>
      <style:text-properties style:use-window-font-color="true" style:font-name="微軟正黑體" fo:font-size="12pt" officeooo:paragraph-rsid="007139bb" style:letter-kerning="false" fo:background-color="transparent" style:font-name-asian="微軟正黑體" style:font-size-asian="12pt" style:language-asian="zh" style:country-asian="TW" style:font-name-complex="新細明體1" style:font-size-complex="12pt"/>
    </style:style>
    <style:style style:name="P87" style:family="paragraph" style:parent-style-name="Standard">
      <style:paragraph-properties fo:text-align="start" style:justify-single-word="false" fo:orphans="2" fo:widows="2"/>
      <style:text-properties style:use-window-font-color="true" style:font-name="微軟正黑體" fo:font-size="12pt" officeooo:paragraph-rsid="006d9287" style:letter-kerning="false" fo:background-color="transparent" style:font-name-asian="微軟正黑體" style:font-size-asian="12pt" style:font-name-complex="新細明體1" style:font-size-complex="12pt"/>
    </style:style>
    <style:style style:name="P88" style:family="paragraph" style:parent-style-name="Standard">
      <style:paragraph-properties fo:text-align="start" style:justify-single-word="false" fo:orphans="2" fo:widows="2"/>
      <style:text-properties style:use-window-font-color="true" style:font-name="微軟正黑體" fo:font-size="12pt" officeooo:paragraph-rsid="006f62f0" style:letter-kerning="false" fo:background-color="transparent" style:font-name-asian="微軟正黑體" style:font-size-asian="12pt" style:font-name-complex="新細明體1" style:font-size-complex="12pt"/>
    </style:style>
    <style:style style:name="P89" style:family="paragraph" style:parent-style-name="Standard">
      <style:paragraph-properties fo:text-align="start" style:justify-single-word="false" fo:orphans="2" fo:widows="2" fo:break-before="page"/>
      <style:text-properties fo:color="#000000" style:font-name="微軟正黑體" fo:font-size="12pt" officeooo:rsid="0050dcd1" officeooo:paragraph-rsid="007139bb" style:letter-kerning="false" style:font-name-asian="微軟正黑體" style:font-size-asian="12pt" style:language-asian="zh" style:country-asian="TW" style:font-name-complex="新細明體1" style:font-size-complex="12pt"/>
    </style:style>
    <style:style style:name="P90" style:family="paragraph" style:parent-style-name="Standard">
      <style:paragraph-properties fo:text-align="start" style:justify-single-word="false" fo:orphans="2" fo:widows="2" fo:break-before="page"/>
      <style:text-properties fo:color="#000000" style:font-name="微軟正黑體" fo:font-size="12pt" officeooo:rsid="0050dcd1" officeooo:paragraph-rsid="00852b05" style:letter-kerning="false" style:font-name-asian="微軟正黑體" style:font-size-asian="12pt" style:language-asian="zh" style:country-asian="TW" style:font-name-complex="新細明體1" style:font-size-complex="12pt"/>
    </style:style>
    <style:style style:name="P91" style:family="paragraph" style:parent-style-name="Standard">
      <style:paragraph-properties fo:text-align="start" style:justify-single-word="false" fo:orphans="2" fo:widows="2" fo:break-before="page"/>
      <style:text-properties fo:color="#000000" style:font-name="微軟正黑體" fo:font-size="12pt" officeooo:rsid="0050dcd1" officeooo:paragraph-rsid="008577a2" style:letter-kerning="false" style:font-name-asian="微軟正黑體" style:font-size-asian="12pt" style:language-asian="zh" style:country-asian="TW" style:font-name-complex="新細明體1" style:font-size-complex="12pt"/>
    </style:style>
    <style:style style:name="P92" style:family="paragraph" style:parent-style-name="Standard">
      <style:paragraph-properties fo:text-align="start" style:justify-single-word="false" fo:orphans="2" fo:widows="2" fo:break-before="page"/>
      <style:text-properties fo:color="#000000" style:font-name="微軟正黑體" fo:font-size="12pt" officeooo:rsid="0050dcd1" officeooo:paragraph-rsid="0086c094" style:letter-kerning="false" style:font-name-asian="微軟正黑體" style:font-size-asian="12pt" style:language-asian="zh" style:country-asian="TW" style:font-name-complex="新細明體1" style:font-size-complex="12pt"/>
    </style:style>
    <style:style style:name="P93" style:family="paragraph" style:parent-style-name="Title">
      <style:paragraph-properties fo:margin-top="0cm" fo:margin-bottom="0cm" loext:contextual-spacing="false" style:writing-mode="page"/>
      <style:text-properties style:font-name="微軟正黑體" fo:font-size="16pt" officeooo:paragraph-rsid="001ae54d" style:font-name-asian="微軟正黑體" style:font-size-asian="16pt" style:font-size-complex="16pt"/>
    </style:style>
    <style:style style:name="P94" style:family="paragraph" style:parent-style-name="Title">
      <style:paragraph-properties fo:margin-top="0cm" fo:margin-bottom="0cm" loext:contextual-spacing="false" style:writing-mode="page"/>
      <style:text-properties fo:font-size="16pt" officeooo:paragraph-rsid="001ae54d" style:font-size-asian="16pt" style:font-size-complex="16pt"/>
    </style:style>
    <style:style style:name="P95" style:family="paragraph" style:parent-style-name="Table_20_Contents">
      <style:paragraph-properties fo:text-align="start" style:justify-single-word="false"/>
      <style:text-properties style:font-name="微軟正黑體" fo:font-size="12pt" officeooo:rsid="006d9287" officeooo:paragraph-rsid="006f62f0" style:font-name-asian="微軟正黑體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微軟正黑體" fo:font-size="12pt" officeooo:rsid="006d9287" officeooo:paragraph-rsid="007df24a" style:font-name-asian="微軟正黑體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微軟正黑體" fo:font-size="12pt" officeooo:rsid="007139bb" officeooo:paragraph-rsid="007139bb" style:font-name-asian="微軟正黑體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微軟正黑體" fo:font-size="12pt" officeooo:rsid="007139bb" officeooo:paragraph-rsid="007139bb" style:font-name-asian="微軟正黑體" style:font-size-asian="12pt" style:language-asian="zh" style:country-asian="TW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微軟正黑體" fo:font-size="12pt" officeooo:rsid="0073c13b" officeooo:paragraph-rsid="0073c13b" style:font-name-asian="微軟正黑體" style:font-size-asian="12pt" style:language-asian="zh" style:country-asian="TW" style:font-size-complex="12pt"/>
    </style:style>
    <style:style style:name="P100" style:family="paragraph" style:parent-style-name="Table_20_Contents">
      <style:paragraph-properties fo:text-align="start" style:justify-single-word="false" fo:orphans="2" fo:widows="2"/>
      <style:text-properties fo:color="#000000" style:font-name="微軟正黑體" fo:font-size="12pt" officeooo:rsid="00744bd0" officeooo:paragraph-rsid="007f616b" style:letter-kerning="false" fo:background-color="transparent" style:font-name-asian="微軟正黑體" style:font-size-asian="12pt" style:language-asian="zh" style:country-asian="TW" style:font-name-complex="新細明體1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officeooo:rsid="006d9287" officeooo:paragraph-rsid="006d9287" style:font-name-asian="微軟正黑體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officeooo:rsid="00744bd0" officeooo:paragraph-rsid="00744bd0" fo:background-color="transparent" style:font-name-asian="微軟正黑體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officeooo:rsid="006f62f0" officeooo:paragraph-rsid="006f62f0" fo:background-color="transparent" style:font-name-asian="微軟正黑體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officeooo:rsid="006d9287" officeooo:paragraph-rsid="006d9287" fo:background-color="transparent" style:font-name-asian="微軟正黑體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officeooo:rsid="0073c13b" officeooo:paragraph-rsid="0073c13b" fo:background-color="transparent" style:font-name-asian="微軟正黑體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officeooo:rsid="007139bb" officeooo:paragraph-rsid="007139bb" fo:background-color="transparent" style:font-name-asian="微軟正黑體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officeooo:rsid="007f616b" officeooo:paragraph-rsid="007f616b" fo:background-color="transparent" style:font-name-asian="微軟正黑體" style:font-size-asian="12pt" style:language-asian="zh" style:country-asian="TW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style:font-name="微軟正黑體" fo:font-size="12pt" officeooo:rsid="006f62f0" officeooo:paragraph-rsid="006f62f0" fo:background-color="transparent" style:font-name-asian="微軟正黑體" style:font-size-asian="12pt" style:language-asian="zh" style:country-asian="TW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style:font-name="微軟正黑體" fo:font-size="12pt" officeooo:rsid="007139bb" officeooo:paragraph-rsid="007139bb" fo:background-color="transparent" style:font-name-asian="微軟正黑體" style:font-size-asian="12pt" style:language-asian="zh" style:country-asian="TW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officeooo:rsid="007f616b" officeooo:paragraph-rsid="0091dfb5" fo:background-color="transparent" style:font-name-asian="微軟正黑體" style:font-size-asian="12pt" style:language-asian="zh" style:country-asian="TW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officeooo:rsid="007f616b" officeooo:paragraph-rsid="008c68ce" fo:background-color="transparent" style:font-name-asian="微軟正黑體" style:font-size-asian="12pt" style:language-asian="zh" style:country-asian="TW" style:font-size-complex="12pt"/>
    </style:style>
    <style:style style:name="T1" style:family="text">
      <style:text-properties style:font-name="標楷體1"/>
    </style:style>
    <style:style style:name="T2" style:family="text">
      <style:text-properties style:font-name-asian="標楷體1"/>
    </style:style>
    <style:style style:name="T3" style:family="text">
      <style:text-properties style:font-name-asian="標楷體1" style:language-asian="zh" style:country-asian="TW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ae54d" style:language-asian="zh" style:country-asian="TW"/>
    </style:style>
    <style:style style:name="T6" style:family="text">
      <style:text-properties officeooo:rsid="0050dcd1" style:language-asian="zh" style:country-asian="TW"/>
    </style:style>
    <style:style style:name="T7" style:family="text">
      <style:text-properties style:font-name="微軟正黑體" fo:font-size="12pt" style:font-name-asian="微軟正黑體" style:font-size-asian="12pt" style:language-asian="zh" style:country-asian="TW" style:font-size-complex="12pt"/>
    </style:style>
    <style:style style:name="T8" style:family="text">
      <style:text-properties style:font-name="微軟正黑體" style:font-name-asian="微軟正黑體" style:language-asian="zh" style:country-asian="TW"/>
    </style:style>
    <style:style style:name="T9" style:family="text">
      <style:text-properties style:font-name="微軟正黑體" officeooo:rsid="0050dcd1" style:font-name-asian="微軟正黑體" style:language-asian="zh" style:country-asian="TW"/>
    </style:style>
    <style:style style:name="T10" style:family="text">
      <style:text-properties style:font-name="微軟正黑體" officeooo:rsid="001ae54d" style:font-name-asian="微軟正黑體" style:language-asian="zh" style:country-asian="TW"/>
    </style:style>
    <style:style style:name="T11" style:family="text">
      <style:text-properties style:font-name="微軟正黑體" officeooo:rsid="0091dfb5" style:font-name-asian="微軟正黑體" style:language-asian="zh" style:country-asian="TW"/>
    </style:style>
    <style:style style:name="T12" style:family="text">
      <style:text-properties fo:language="zxx" fo:country="none" style:language-complex="zxx" style:country-complex="none"/>
    </style:style>
    <style:style style:name="T13" style:family="text">
      <style:text-properties officeooo:rsid="008577a2"/>
    </style:style>
    <style:style style:name="T14" style:family="text">
      <style:text-properties officeooo:rsid="0086c094"/>
    </style:style>
    <style:style style:name="T15" style:family="text">
      <style:text-properties officeooo:rsid="008c68ce"/>
    </style:style>
    <style:style style:name="T16" style:family="text">
      <style:text-properties fo:font-size="12pt" style:font-name-asian="標楷體1" style:font-size-asian="12pt" style:language-asian="zh" style:country-asian="TW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T5">數位服務個人化</text:span><text:span text:style-name="T6">(MyData)</text:span></text:p>
      <text:p text:style-name="P94"><text:span text:style-name="T10">資料提供者</text:span><text:span text:style-name="T8">資料傳輸項目彙整表</text:span></text:p>
      <text:p text:style-name="P2"><text:span text:style-name="T8">資料日期:</text:span><text:span text:style-name="T9">108年</text:span><text:span text:style-name="T11">12</text:span><text:span text:style-name="T9">月</text:span><text:span text:style-name="T11">3</text:span><text:span text:style-name="T9">日</text:span></text:p>
      <table:table table:name="表格18" table:style-name="表格18">
        <table:table-column table:style-name="表格18.A"/>
        <table:table-column table:style-name="表格18.B"/>
        <table:table-column table:style-name="表格18.C"/>
        <table:table-column table:style-name="表格18.D"/>
        <table:table-row>
          <table:table-cell table:style-name="表格18.A1" office:value-type="string">
            <text:p text:style-name="P23">項次</text:p>
          </table:table-cell>
          <table:table-cell table:style-name="表格18.A1" office:value-type="string">
            <text:p text:style-name="P23">機關名稱</text:p>
          </table:table-cell>
          <table:table-cell table:style-name="表格18.A1" office:value-type="string">
            <text:p text:style-name="P54">資料集名稱</text:p>
          </table:table-cell>
          <table:table-cell table:style-name="表格18.D1" office:value-type="string">
            <text:p text:style-name="P25">資料提供格式</text:p>
          </table:table-cell>
        </table:table-row>
        <table:table-row>
          <table:table-cell table:style-name="表格18.A2" office:value-type="string">
            <text:p text:style-name="P83">1</text:p>
          </table:table-cell>
          <table:table-cell table:style-name="表格18.A2" office:value-type="string">
            <text:p text:style-name="P87">內政部戶政司</text:p>
          </table:table-cell>
          <table:table-cell table:style-name="表格18.A2" office:value-type="string">
            <text:p text:style-name="P104">個人戶籍資料查詢</text:p>
          </table:table-cell>
          <table:table-cell table:style-name="表格18.D2" office:value-type="string">
            <text:p text:style-name="P107">json</text:p>
          </table:table-cell>
        </table:table-row>
        <table:table-row>
          <table:table-cell table:style-name="表格18.A2" office:value-type="string">
            <text:p text:style-name="P83">2</text:p>
          </table:table-cell>
          <table:table-cell table:style-name="表格18.A2" office:value-type="string">
            <text:p text:style-name="P87">內政部戶政司</text:p>
          </table:table-cell>
          <table:table-cell table:style-name="表格18.A2" office:value-type="string">
            <text:p text:style-name="P104">現戶全戶戶籍資料 </text:p>
          </table:table-cell>
          <table:table-cell table:style-name="表格18.D2" office:value-type="string">
            <text:p text:style-name="P107">json</text:p>
          </table:table-cell>
        </table:table-row>
        <table:table-row>
          <table:table-cell table:style-name="表格18.A2" office:value-type="string">
            <text:p text:style-name="P83">3</text:p>
          </table:table-cell>
          <table:table-cell table:style-name="表格18.A2" office:value-type="string">
            <text:p text:style-name="P87">內政部戶政司</text:p>
          </table:table-cell>
          <table:table-cell table:style-name="表格18.A2" office:value-type="string">
            <text:p text:style-name="P102">親屬關係資料（範圍為父母、配偶、子女）</text:p>
          </table:table-cell>
          <table:table-cell table:style-name="表格18.D2" office:value-type="string">
            <text:p text:style-name="P107">json</text:p>
          </table:table-cell>
        </table:table-row>
        <table:table-row>
          <table:table-cell table:style-name="表格18.A2" office:value-type="string">
            <text:p text:style-name="P84">4</text:p>
          </table:table-cell>
          <table:table-cell table:style-name="表格18.A2" office:value-type="string">
            <text:p text:style-name="P88">內政部<text:span text:style-name="T4">地政司</text:span></text:p>
          </table:table-cell>
          <table:table-cell table:style-name="表格18.A2" office:value-type="string">
            <text:p text:style-name="P104">地籍及實價資料</text:p>
          </table:table-cell>
          <table:table-cell table:style-name="表格18.D2" office:value-type="string">
            <text:p text:style-name="P107">zip(含2個csv檔)</text:p>
          </table:table-cell>
        </table:table-row>
        <table:table-row>
          <table:table-cell table:style-name="表格18.A2" office:value-type="string">
            <text:p text:style-name="P108">5</text:p>
          </table:table-cell>
          <table:table-cell table:style-name="表格18.A2" office:value-type="string">
            <text:p text:style-name="P103">財政部財政資訊中心</text:p>
          </table:table-cell>
          <table:table-cell table:style-name="表格18.A2" office:value-type="string">
            <text:p text:style-name="P104">核發使用牌照稅繳納證明</text:p>
          </table:table-cell>
          <table:table-cell table:style-name="表格18.D2" office:value-type="string">
            <text:p text:style-name="P107">pdf</text:p>
          </table:table-cell>
        </table:table-row>
        <table:table-row>
          <table:table-cell table:style-name="表格18.A2" office:value-type="string">
            <text:p text:style-name="P108">6</text:p>
          </table:table-cell>
          <table:table-cell table:style-name="表格18.A2" office:value-type="string">
            <text:p text:style-name="P103">財政部財政資訊中心</text:p>
          </table:table-cell>
          <table:table-cell table:style-name="表格18.A2" office:value-type="string">
            <text:p text:style-name="P104">財產資料</text:p>
          </table:table-cell>
          <table:table-cell table:style-name="表格18.D2" office:value-type="string">
            <text:p text:style-name="P107">pdf</text:p>
          </table:table-cell>
        </table:table-row>
        <table:table-row>
          <table:table-cell table:style-name="表格18.A2" office:value-type="string">
            <text:p text:style-name="P108">7</text:p>
          </table:table-cell>
          <table:table-cell table:style-name="表格18.A2" office:value-type="string">
            <text:p text:style-name="P103">財政部財政資訊中心</text:p>
          </table:table-cell>
          <table:table-cell table:style-name="表格18.A2" office:value-type="string">
            <text:p text:style-name="P104">手機條碼載具內所持有發票清單</text:p>
          </table:table-cell>
          <table:table-cell table:style-name="表格18.D2" office:value-type="string">
            <text:p text:style-name="P107">json</text:p>
          </table:table-cell>
        </table:table-row>
        <table:table-row>
          <table:table-cell table:style-name="表格18.A2" office:value-type="string">
            <text:p text:style-name="P108">8</text:p>
          </table:table-cell>
          <table:table-cell table:style-name="表格18.A2" office:value-type="string">
            <text:p text:style-name="P103">財政部財政資訊中心</text:p>
          </table:table-cell>
          <table:table-cell table:style-name="表格18.A2" office:value-type="string">
            <text:p text:style-name="P104">手機條碼載具內所持有單一發票消費明細</text:p>
          </table:table-cell>
          <table:table-cell table:style-name="表格18.D2" office:value-type="string">
            <text:p text:style-name="P107">json</text:p>
          </table:table-cell>
        </table:table-row>
        <table:table-row>
          <table:table-cell table:style-name="表格18.A2" office:value-type="string">
            <text:p text:style-name="P85">9</text:p>
          </table:table-cell>
          <table:table-cell table:style-name="表格18.A2" office:value-type="string">
            <text:p text:style-name="P82">教育部國教署</text:p>
          </table:table-cell>
          <table:table-cell table:style-name="表格18.A2" office:value-type="string">
            <text:p text:style-name="P105">高級中等學校學生畢業資料</text:p>
          </table:table-cell>
          <table:table-cell table:style-name="表格18.D2" office:value-type="string">
            <text:p text:style-name="P110">zip(含json、pdf檔<text:span text:style-name="T15">)</text:span></text:p>
          </table:table-cell>
        </table:table-row>
        <table:table-row>
          <table:table-cell table:style-name="表格18.A2" office:value-type="string">
            <text:p text:style-name="P109">10</text:p>
          </table:table-cell>
          <table:table-cell table:style-name="表格18.A2" office:value-type="string">
            <text:p text:style-name="P86">交通部高速公路局</text:p>
          </table:table-cell>
          <table:table-cell table:style-name="表格18.A2" office:value-type="string">
            <text:p text:style-name="P104">ETC欠費總額查詢</text:p>
          </table:table-cell>
          <table:table-cell table:style-name="表格18.D2" office:value-type="string">
            <text:p text:style-name="P107">json</text:p>
          </table:table-cell>
        </table:table-row>
        <table:table-row>
          <table:table-cell table:style-name="表格18.A2" office:value-type="string">
            <text:p text:style-name="P109">11</text:p>
          </table:table-cell>
          <table:table-cell table:style-name="表格18.A2" office:value-type="string">
            <text:p text:style-name="P106">衛福部健保署</text:p>
          </table:table-cell>
          <table:table-cell table:style-name="表格18.A2" office:value-type="string">
            <text:p text:style-name="P104">個人投退保資料</text:p>
          </table:table-cell>
          <table:table-cell table:style-name="表格18.D2" office:value-type="string">
            <text:p text:style-name="P107">pdf</text:p>
          </table:table-cell>
        </table:table-row>
        <table:table-row>
          <table:table-cell table:style-name="表格18.A2" office:value-type="string">
            <text:p text:style-name="P109">12</text:p>
          </table:table-cell>
          <table:table-cell table:style-name="表格18.A2" office:value-type="string">
            <text:p text:style-name="P106">衛福部健保署</text:p>
          </table:table-cell>
          <table:table-cell table:style-name="表格18.A2" office:value-type="string">
            <text:p text:style-name="P104">保險費繳納紀錄 </text:p>
          </table:table-cell>
          <table:table-cell table:style-name="表格18.D2" office:value-type="string">
            <text:p text:style-name="P107">pdf</text:p>
          </table:table-cell>
        </table:table-row>
        <table:table-row>
          <table:table-cell table:style-name="表格18.A2" office:value-type="string">
            <text:p text:style-name="P98">13</text:p>
          </table:table-cell>
          <table:table-cell table:style-name="表格18.A2" office:value-type="string">
            <text:p text:style-name="P97">經濟部商業司</text:p>
          </table:table-cell>
          <table:table-cell table:style-name="表格18.A2" office:value-type="string">
            <text:p text:style-name="P104">公司股東董監事經理人</text:p>
          </table:table-cell>
          <table:table-cell table:style-name="表格18.D2" office:value-type="string">
            <text:p text:style-name="P111">zip(含json、pdf檔<text:span text:style-name="T15">)</text:span></text:p>
          </table:table-cell>
        </table:table-row>
        <table:table-row>
          <table:table-cell table:style-name="表格18.A2" office:value-type="string">
            <text:p text:style-name="P98">14</text:p>
          </table:table-cell>
          <table:table-cell table:style-name="表格18.A2" office:value-type="string">
            <text:p text:style-name="P97">衛福部社工司</text:p>
          </table:table-cell>
          <table:table-cell table:style-name="表格18.A2" office:value-type="string">
            <text:p text:style-name="P101">低收入戶及中低收入戶證明</text:p>
          </table:table-cell>
          <table:table-cell table:style-name="表格18.D2" office:value-type="string">
            <text:p text:style-name="P111">zip(含json、pdf檔<text:span text:style-name="T15">)</text:span></text:p>
          </table:table-cell>
        </table:table-row>
        <table:table-row>
          <table:table-cell table:style-name="表格18.A2" office:value-type="string">
            <text:p text:style-name="P98">15</text:p>
          </table:table-cell>
          <table:table-cell table:style-name="表格18.A2" office:value-type="string">
            <text:p text:style-name="P97">勞動部勞保<text:span text:style-name="T4">局</text:span></text:p>
          </table:table-cell>
          <table:table-cell table:style-name="表格18.A2" office:value-type="string">
            <text:p text:style-name="P95">勞工保險被保險人投保資料(明細)</text:p>
          </table:table-cell>
          <table:table-cell table:style-name="表格18.D2" office:value-type="string">
            <text:p text:style-name="P111">zip(含json、pdf檔<text:span text:style-name="T15">)</text:span></text:p>
          </table:table-cell>
        </table:table-row>
        <table:table-row>
          <table:table-cell table:style-name="表格18.A2" office:value-type="string">
            <text:p text:style-name="P98">16</text:p>
          </table:table-cell>
          <table:table-cell table:style-name="表格18.A2" office:value-type="string">
            <text:p text:style-name="P97">交通部公路總局</text:p>
          </table:table-cell>
          <table:table-cell table:style-name="表格18.A2" office:value-type="string">
            <text:p text:style-name="P96">違規資料查詢</text:p>
          </table:table-cell>
          <table:table-cell table:style-name="表格18.D2" office:value-type="string">
            <text:p text:style-name="P111">zip(含json、pdf檔<text:span text:style-name="T15">)</text:span></text:p>
          </table:table-cell>
        </table:table-row>
        <table:table-row>
          <table:table-cell table:style-name="表格18.A2" office:value-type="string">
            <text:p text:style-name="P98">17</text:p>
          </table:table-cell>
          <table:table-cell table:style-name="表格18.A2" office:value-type="string">
            <text:p text:style-name="P97">交通部公路總局</text:p>
          </table:table-cell>
          <table:table-cell table:style-name="表格18.A2" office:value-type="string">
            <text:p text:style-name="P96">查詢車籍資料</text:p>
          </table:table-cell>
          <table:table-cell table:style-name="表格18.D2" office:value-type="string">
            <text:p text:style-name="P110">zip(含json、pdf檔<text:span text:style-name="T15">)</text:span></text:p>
          </table:table-cell>
        </table:table-row>
        <table:table-row table:style-name="表格18.19">
          <table:table-cell table:style-name="表格18.A2" office:value-type="string">
            <text:p text:style-name="P99">18</text:p>
          </table:table-cell>
          <table:table-cell table:style-name="表格18.A2" office:value-type="string">
            <text:p text:style-name="P97">交通部公路總局</text:p>
          </table:table-cell>
          <table:table-cell table:style-name="表格18.A2" office:value-type="string">
            <text:p text:style-name="P96">查詢駕籍資料</text:p>
          </table:table-cell>
          <table:table-cell table:style-name="表格18.D2" office:value-type="string">
            <text:p text:style-name="P110">zip(含json、pdf檔<text:span text:style-name="T15">)</text:span></text:p>
          </table:table-cell>
        </table:table-row>
      </table:table>
      <text:p text:style-name="P3"/>
      <text:p text:style-name="P89">項次1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columns-spanned="2" office:value-type="string">
            <text:p text:style-name="P5">機關名稱</text:p>
          </table:table-cell>
          <table:covered-table-cell/>
          <table:table-cell table:style-name="表格1.C1" table:number-columns-spanned="4" office:value-type="string">
            <text:p text:style-name="P35">內政部戶政司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2" table:number-columns-spanned="2" office:value-type="string">
            <text:p text:style-name="P35">資料集名稱</text:p>
          </table:table-cell>
          <table:covered-table-cell/>
          <table:table-cell table:style-name="表格1.C2" table:number-columns-spanned="4" office:value-type="string">
            <text:p text:style-name="P35">個人戶籍資料查詢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3" table:number-columns-spanned="2" office:value-type="string">
            <text:p text:style-name="P35">授權取用資料集安全等級<text:span text:style-name="T4">(依據電子化政府服務平臺身分驗證系統)</text:span></text:p>
          </table:table-cell>
          <table:covered-table-cell/>
          <table:table-cell table:style-name="表格1.C3" table:number-columns-spanned="4" office:value-type="string">
            <text:p text:style-name="P44"><text:span text:style-name="T3">■</text:span>自然人憑證<text:span text:style-name="T4">（每次插卡）</text:span></text:p>
            <text:p text:style-name="P35"><text:span text:style-name="T3">□</text:span><text:span text:style-name="T4">健保卡（每次插卡）</text:span></text:p>
            <text:p text:style-name="P5"><text:span text:style-name="T2">■</text:span>OTP(首次須上傳自然人憑證，爾後使用一次性密碼)</text:p>
            <text:p text:style-name="P5"><text:span text:style-name="T2">□</text:span>多因子驗證(健保卡號+戶號)</text:p>
            <text:p text:style-name="P5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2" table:number-columns-spanned="2" office:value-type="string">
            <text:p text:style-name="P26">資料傳輸週期</text:p>
          </table:table-cell>
          <table:covered-table-cell/>
          <table:table-cell table:style-name="表格1.C3" table:number-columns-spanned="4" office:value-type="string">
            <text:p text:style-name="P4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5" table:number-columns-spanned="6" office:value-type="string">
            <text:p text:style-name="P45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P45">項次</text:p>
          </table:table-cell>
          <table:table-cell table:style-name="表格1.B6" table:number-columns-spanned="2" office:value-type="string">
            <text:p text:style-name="P45">資料集欄位名稱</text:p>
          </table:table-cell>
          <table:covered-table-cell/>
          <table:table-cell table:style-name="表格1.D6" office:value-type="string">
            <text:p text:style-name="P45">欄位說明</text:p>
          </table:table-cell>
          <table:table-cell table:style-name="表格1.E6" office:value-type="string">
            <text:p text:style-name="P45">資料型態</text:p>
          </table:table-cell>
          <table:table-cell table:style-name="表格1.F6" office:value-type="string">
            <text:p text:style-name="P45">備註說明</text:p>
          </table:table-cell>
        </table:table-row>
        <table:table-row table:style-name="表格1.1">
          <table:table-cell table:style-name="表格1.A2" office:value-type="string">
            <text:p text:style-name="P45">1</text:p>
          </table:table-cell>
          <table:table-cell table:style-name="表格1.B7" table:number-columns-spanned="2" office:value-type="string">
            <text:p text:style-name="P35">個人<text:span text:style-name="T4">註記</text:span></text:p>
          </table:table-cell>
          <table:covered-table-cell/>
          <table:table-cell table:style-name="表格1.D7" office:value-type="string">
            <text:p text:style-name="P35"/>
          </table:table-cell>
          <table:table-cell table:style-name="表格1.E7" office:value-type="string">
            <text:p text:style-name="P35"/>
          </table:table-cell>
          <table:table-cell table:style-name="表格1.F7" office:value-type="string">
            <text:p text:style-name="P35"/>
          </table:table-cell>
        </table:table-row>
        <table:table-row table:style-name="表格1.1">
          <table:table-cell table:style-name="表格1.A2" office:value-type="string">
            <text:p text:style-name="P45">2</text:p>
          </table:table-cell>
          <table:table-cell table:style-name="表格1.B7" table:number-columns-spanned="2" office:value-type="string">
            <text:p text:style-name="P35">出生地</text:p>
          </table:table-cell>
          <table:covered-table-cell/>
          <table:table-cell table:style-name="表格1.D7" office:value-type="string">
            <text:p text:style-name="P35"/>
          </table:table-cell>
          <table:table-cell table:style-name="表格1.E7" office:value-type="string">
            <text:p text:style-name="P35"/>
          </table:table-cell>
          <table:table-cell table:style-name="表格1.F7" office:value-type="string">
            <text:p text:style-name="P35"/>
          </table:table-cell>
        </table:table-row>
        <table:table-row table:style-name="表格1.1">
          <table:table-cell table:style-name="表格1.A2" office:value-type="string">
            <text:p text:style-name="P45">3</text:p>
          </table:table-cell>
          <table:table-cell table:style-name="表格1.B7" table:number-columns-spanned="2" office:value-type="string">
            <text:p text:style-name="P35">出生日期</text:p>
          </table:table-cell>
          <table:covered-table-cell/>
          <table:table-cell table:style-name="表格1.D7" office:value-type="string">
            <text:p text:style-name="P35"/>
          </table:table-cell>
          <table:table-cell table:style-name="表格1.E7" office:value-type="string">
            <text:p text:style-name="P35"/>
          </table:table-cell>
          <table:table-cell table:style-name="表格1.F7" office:value-type="string">
            <text:p text:style-name="P35"/>
          </table:table-cell>
        </table:table-row>
        <table:table-row table:style-name="表格1.1">
          <table:table-cell table:style-name="表格1.A2" office:value-type="string">
            <text:p text:style-name="P45">4</text:p>
          </table:table-cell>
          <table:table-cell table:style-name="表格1.B7" table:number-columns-spanned="2" office:value-type="string">
            <text:p text:style-name="P35">國民身分證統一編號</text:p>
          </table:table-cell>
          <table:covered-table-cell/>
          <table:table-cell table:style-name="表格1.D7" office:value-type="string">
            <text:p text:style-name="P35"/>
          </table:table-cell>
          <table:table-cell table:style-name="表格1.E7" office:value-type="string">
            <text:p text:style-name="P35"/>
          </table:table-cell>
          <table:table-cell table:style-name="表格1.F7" office:value-type="string">
            <text:p text:style-name="P35"/>
          </table:table-cell>
        </table:table-row>
        <table:table-row table:style-name="表格1.1">
          <table:table-cell table:style-name="表格1.A2" office:value-type="string">
            <text:p text:style-name="P45">5</text:p>
          </table:table-cell>
          <table:table-cell table:style-name="表格1.B7" table:number-columns-spanned="2" office:value-type="string">
            <text:p text:style-name="P35">姓名</text:p>
          </table:table-cell>
          <table:covered-table-cell/>
          <table:table-cell table:style-name="表格1.D7" office:value-type="string">
            <text:p text:style-name="P35"/>
          </table:table-cell>
          <table:table-cell table:style-name="表格1.E7" office:value-type="string">
            <text:p text:style-name="P35"/>
          </table:table-cell>
          <table:table-cell table:style-name="表格1.F7" office:value-type="string">
            <text:p text:style-name="P35"/>
          </table:table-cell>
        </table:table-row>
        <table:table-row table:style-name="表格1.1">
          <table:table-cell table:style-name="表格1.A2" office:value-type="string">
            <text:p text:style-name="P45">6</text:p>
          </table:table-cell>
          <table:table-cell table:style-name="表格1.B7" table:number-columns-spanned="2" office:value-type="string">
            <text:p text:style-name="P35">婚姻狀況</text:p>
          </table:table-cell>
          <table:covered-table-cell/>
          <table:table-cell table:style-name="表格1.D7" office:value-type="string">
            <text:p text:style-name="P35"/>
          </table:table-cell>
          <table:table-cell table:style-name="表格1.E7" office:value-type="string">
            <text:p text:style-name="P35"/>
          </table:table-cell>
          <table:table-cell table:style-name="表格1.F7" office:value-type="string">
            <text:p text:style-name="P35"/>
          </table:table-cell>
        </table:table-row>
        <table:table-row table:style-name="表格1.1">
          <table:table-cell table:style-name="表格1.A2" office:value-type="string">
            <text:p text:style-name="P45">7</text:p>
          </table:table-cell>
          <table:table-cell table:style-name="表格1.B13" table:number-columns-spanned="2" office:value-type="string">
            <text:p text:style-name="P35">戶籍地址</text:p>
          </table:table-cell>
          <table:covered-table-cell/>
          <table:table-cell table:style-name="表格1.D7" office:value-type="string">
            <text:p text:style-name="P35"/>
          </table:table-cell>
          <table:table-cell table:style-name="表格1.E7" office:value-type="string">
            <text:p text:style-name="P35"/>
          </table:table-cell>
          <table:table-cell table:style-name="表格1.F7" office:value-type="string">
            <text:p text:style-name="P35"/>
          </table:table-cell>
        </table:table-row>
        <table:table-row table:style-name="表格1.1">
          <table:table-cell table:style-name="表格1.A2" office:value-type="string">
            <text:p text:style-name="P17">8</text:p>
          </table:table-cell>
          <table:table-cell table:style-name="表格1.B13" table:number-columns-spanned="2" office:value-type="string">
            <text:p text:style-name="P35">教育程度<text:span text:style-name="T4">註記</text:span></text:p>
          </table:table-cell>
          <table:covered-table-cell/>
          <table:table-cell table:style-name="表格1.D7" office:value-type="string">
            <text:p text:style-name="P35"/>
          </table:table-cell>
          <table:table-cell table:style-name="表格1.E7" office:value-type="string">
            <text:p text:style-name="P35"/>
          </table:table-cell>
          <table:table-cell table:style-name="表格1.F7" office:value-type="string">
            <text:p text:style-name="P35"/>
          </table:table-cell>
        </table:table-row>
        <table:table-row table:style-name="表格1.1">
          <table:table-cell table:style-name="表格1.A2" office:value-type="string">
            <text:p text:style-name="P17">9</text:p>
          </table:table-cell>
          <table:table-cell table:style-name="表格1.B7" table:number-columns-spanned="2" office:value-type="string">
            <text:p text:style-name="P35">遷入日期</text:p>
          </table:table-cell>
          <table:covered-table-cell/>
          <table:table-cell table:style-name="表格1.D7" office:value-type="string">
            <text:p text:style-name="P35"/>
          </table:table-cell>
          <table:table-cell table:style-name="表格1.E7" office:value-type="string">
            <text:p text:style-name="P35"/>
          </table:table-cell>
          <table:table-cell table:style-name="表格1.F7" office:value-type="string">
            <text:p text:style-name="P35"/>
          </table:table-cell>
        </table:table-row>
        <table:table-row table:style-name="表格1.1">
          <table:table-cell table:style-name="表格1.A16" office:value-type="string">
            <text:p text:style-name="P17">10</text:p>
          </table:table-cell>
          <table:table-cell table:style-name="表格1.B16" table:number-columns-spanned="2" office:value-type="string">
            <text:p text:style-name="P35"/>
          </table:table-cell>
          <table:covered-table-cell/>
          <table:table-cell table:style-name="表格1.D16" office:value-type="string">
            <text:p text:style-name="P35"/>
          </table:table-cell>
          <table:table-cell table:style-name="表格1.E16" office:value-type="string">
            <text:p text:style-name="P35"/>
          </table:table-cell>
          <table:table-cell table:style-name="表格1.F16" office:value-type="string">
            <text:p text:style-name="P35"/>
          </table:table-cell>
        </table:table-row>
      </table:table>
      <text:p text:style-name="P73"/>
      <text:p text:style-name="P90">項次2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 table:style-name="表格2.1">
          <table:table-cell table:style-name="表格2.A1" table:number-columns-spanned="2" office:value-type="string">
            <text:p text:style-name="P5">機關名稱</text:p>
          </table:table-cell>
          <table:covered-table-cell/>
          <table:table-cell table:style-name="表格2.C1" table:number-columns-spanned="4" office:value-type="string">
            <text:p text:style-name="P35">內政部戶政司</text:p>
          </table:table-cell>
          <table:covered-table-cell/>
          <table:covered-table-cell/>
          <table:covered-table-cell/>
        </table:table-row>
        <table:table-row table:style-name="表格2.1">
          <table:table-cell table:style-name="表格2.A2" table:number-columns-spanned="2" office:value-type="string">
            <text:p text:style-name="P35">資料集名稱</text:p>
          </table:table-cell>
          <table:covered-table-cell/>
          <table:table-cell table:style-name="表格2.C2" table:number-columns-spanned="4" office:value-type="string">
            <text:p text:style-name="P35">現戶全戶戶籍資料 </text:p>
          </table:table-cell>
          <table:covered-table-cell/>
          <table:covered-table-cell/>
          <table:covered-table-cell/>
        </table:table-row>
        <table:table-row table:style-name="表格2.1">
          <table:table-cell table:style-name="表格2.A3" table:number-columns-spanned="2" office:value-type="string">
            <text:p text:style-name="P35">授權取用資料集安全等級<text:span text:style-name="T4">(依據電子化政府服務平臺身分驗證系統)</text:span></text:p>
          </table:table-cell>
          <table:covered-table-cell/>
          <table:table-cell table:style-name="表格2.C3" table:number-columns-spanned="4" office:value-type="string">
            <text:p text:style-name="P44"><text:span text:style-name="T3">■</text:span>自然人憑證<text:span text:style-name="T4">（每次插卡）</text:span></text:p>
            <text:p text:style-name="P35"><text:span text:style-name="T3">□</text:span><text:span text:style-name="T4">健保卡（每次插卡）</text:span></text:p>
            <text:p text:style-name="P5"><text:span text:style-name="T2">■</text:span>OTP(首次須上傳自然人憑證，爾後使用一次性密碼)</text:p>
            <text:p text:style-name="P5"><text:span text:style-name="T2">□</text:span>多因子驗證(健保卡號+戶號)</text:p>
            <text:p text:style-name="P5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2.1">
          <table:table-cell table:style-name="表格2.A2" table:number-columns-spanned="2" office:value-type="string">
            <text:p text:style-name="P26">資料傳輸週期</text:p>
          </table:table-cell>
          <table:covered-table-cell/>
          <table:table-cell table:style-name="表格2.C3" table:number-columns-spanned="4" office:value-type="string">
            <text:p text:style-name="P4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2.1">
          <table:table-cell table:style-name="表格2.A5" table:number-columns-spanned="6" office:value-type="string">
            <text:p text:style-name="P45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2" office:value-type="string">
            <text:p text:style-name="P45">項次</text:p>
          </table:table-cell>
          <table:table-cell table:style-name="表格2.B6" table:number-columns-spanned="2" office:value-type="string">
            <text:p text:style-name="P45">資料集欄位名稱</text:p>
          </table:table-cell>
          <table:covered-table-cell/>
          <table:table-cell table:style-name="表格2.D6" office:value-type="string">
            <text:p text:style-name="P45">欄位說明</text:p>
          </table:table-cell>
          <table:table-cell table:style-name="表格2.E6" office:value-type="string">
            <text:p text:style-name="P45">資料型態</text:p>
          </table:table-cell>
          <table:table-cell table:style-name="表格2.F6" office:value-type="string">
            <text:p text:style-name="P45">備註說明</text:p>
          </table:table-cell>
        </table:table-row>
        <table:table-row table:style-name="表格2.1">
          <table:table-cell table:style-name="表格2.A2" office:value-type="string">
            <text:p text:style-name="P45">1</text:p>
          </table:table-cell>
          <table:table-cell table:style-name="表格2.B7" table:number-columns-spanned="2" office:value-type="string">
            <text:p text:style-name="P5">戶長身分證編號</text:p>
          </table:table-cell>
          <table:covered-table-cell/>
          <table:table-cell table:style-name="表格2.D7" office:value-type="string">
            <text:p text:style-name="P35"/>
          </table:table-cell>
          <table:table-cell table:style-name="表格2.E7" office:value-type="string">
            <text:p text:style-name="P35"/>
          </table:table-cell>
          <table:table-cell table:style-name="表格2.F7" office:value-type="string">
            <text:p text:style-name="P35"/>
          </table:table-cell>
        </table:table-row>
        <table:table-row table:style-name="表格2.1">
          <table:table-cell table:style-name="表格2.A2" office:value-type="string">
            <text:p text:style-name="P45">2</text:p>
          </table:table-cell>
          <table:table-cell table:style-name="表格2.B7" table:number-columns-spanned="2" office:value-type="string">
            <text:p text:style-name="P5">戶長姓名</text:p>
          </table:table-cell>
          <table:covered-table-cell/>
          <table:table-cell table:style-name="表格2.D7" office:value-type="string">
            <text:p text:style-name="P35"/>
          </table:table-cell>
          <table:table-cell table:style-name="表格2.E7" office:value-type="string">
            <text:p text:style-name="P35"/>
          </table:table-cell>
          <table:table-cell table:style-name="表格2.F7" office:value-type="string">
            <text:p text:style-name="P35"/>
          </table:table-cell>
        </table:table-row>
        <table:table-row table:style-name="表格2.1">
          <table:table-cell table:style-name="表格2.A2" office:value-type="string">
            <text:p text:style-name="P45">3</text:p>
          </table:table-cell>
          <table:table-cell table:style-name="表格2.B7" table:number-columns-spanned="2" office:value-type="string">
            <text:p text:style-name="P5">戶籍地址</text:p>
          </table:table-cell>
          <table:covered-table-cell/>
          <table:table-cell table:style-name="表格2.D7" office:value-type="string">
            <text:p text:style-name="P35"/>
          </table:table-cell>
          <table:table-cell table:style-name="表格2.E7" office:value-type="string">
            <text:p text:style-name="P35"/>
          </table:table-cell>
          <table:table-cell table:style-name="表格2.F7" office:value-type="string">
            <text:p text:style-name="P35"/>
          </table:table-cell>
        </table:table-row>
        <table:table-row table:style-name="表格2.1">
          <table:table-cell table:style-name="表格2.A2" office:value-type="string">
            <text:p text:style-name="P45">4</text:p>
          </table:table-cell>
          <table:table-cell table:style-name="表格2.B7" table:number-columns-spanned="2" office:value-type="string">
            <text:p text:style-name="P5">戶籍註記</text:p>
          </table:table-cell>
          <table:covered-table-cell/>
          <table:table-cell table:style-name="表格2.D7" office:value-type="string">
            <text:p text:style-name="P35"/>
          </table:table-cell>
          <table:table-cell table:style-name="表格2.E7" office:value-type="string">
            <text:p text:style-name="P35"/>
          </table:table-cell>
          <table:table-cell table:style-name="表格2.F7" office:value-type="string">
            <text:p text:style-name="P35"/>
          </table:table-cell>
        </table:table-row>
        <table:table-row table:style-name="表格2.1">
          <table:table-cell table:style-name="表格2.A2" office:value-type="string">
            <text:p text:style-name="P45">5</text:p>
          </table:table-cell>
          <table:table-cell table:style-name="表格2.B7" table:number-columns-spanned="2" office:value-type="string">
            <text:p text:style-name="P5">戶籍成員身分證字號</text:p>
          </table:table-cell>
          <table:covered-table-cell/>
          <table:table-cell table:style-name="表格2.D7" office:value-type="string">
            <text:p text:style-name="P35"/>
          </table:table-cell>
          <table:table-cell table:style-name="表格2.E7" office:value-type="string">
            <text:p text:style-name="P35"/>
          </table:table-cell>
          <table:table-cell table:style-name="表格2.F7" office:value-type="string">
            <text:p text:style-name="P35"/>
          </table:table-cell>
        </table:table-row>
        <table:table-row table:style-name="表格2.1">
          <table:table-cell table:style-name="表格2.A2" office:value-type="string">
            <text:p text:style-name="P45">6</text:p>
          </table:table-cell>
          <table:table-cell table:style-name="表格2.B7" table:number-columns-spanned="2" office:value-type="string">
            <text:p text:style-name="P5">戶籍成員姓名</text:p>
          </table:table-cell>
          <table:covered-table-cell/>
          <table:table-cell table:style-name="表格2.D7" office:value-type="string">
            <text:p text:style-name="P35"/>
          </table:table-cell>
          <table:table-cell table:style-name="表格2.E7" office:value-type="string">
            <text:p text:style-name="P35"/>
          </table:table-cell>
          <table:table-cell table:style-name="表格2.F7" office:value-type="string">
            <text:p text:style-name="P35"/>
          </table:table-cell>
        </table:table-row>
        <table:table-row table:style-name="表格2.1">
          <table:table-cell table:style-name="表格2.A2" office:value-type="string">
            <text:p text:style-name="P45">7</text:p>
          </table:table-cell>
          <table:table-cell table:style-name="表格2.B13" table:number-columns-spanned="2" office:value-type="string">
            <text:p text:style-name="P5">戶籍成員出生日期</text:p>
          </table:table-cell>
          <table:covered-table-cell/>
          <table:table-cell table:style-name="表格2.D7" office:value-type="string">
            <text:p text:style-name="P35"/>
          </table:table-cell>
          <table:table-cell table:style-name="表格2.E7" office:value-type="string">
            <text:p text:style-name="P35"/>
          </table:table-cell>
          <table:table-cell table:style-name="表格2.F7" office:value-type="string">
            <text:p text:style-name="P35"/>
          </table:table-cell>
        </table:table-row>
        <table:table-row table:style-name="表格2.1">
          <table:table-cell table:style-name="表格2.A2" office:value-type="string">
            <text:p text:style-name="P17">8</text:p>
          </table:table-cell>
          <table:table-cell table:style-name="表格2.B13" table:number-columns-spanned="2" office:value-type="string">
            <text:p text:style-name="P5">戶籍成員婚姻狀況</text:p>
          </table:table-cell>
          <table:covered-table-cell/>
          <table:table-cell table:style-name="表格2.D7" office:value-type="string">
            <text:p text:style-name="P35"/>
          </table:table-cell>
          <table:table-cell table:style-name="表格2.E7" office:value-type="string">
            <text:p text:style-name="P35"/>
          </table:table-cell>
          <table:table-cell table:style-name="表格2.F7" office:value-type="string">
            <text:p text:style-name="P35"/>
          </table:table-cell>
        </table:table-row>
        <table:table-row table:style-name="表格2.1">
          <table:table-cell table:style-name="表格2.A2" office:value-type="string">
            <text:p text:style-name="P17">9</text:p>
          </table:table-cell>
          <table:table-cell table:style-name="表格2.B7" table:number-columns-spanned="2" office:value-type="string">
            <text:p text:style-name="P5">戶籍成員與戶長關係</text:p>
          </table:table-cell>
          <table:covered-table-cell/>
          <table:table-cell table:style-name="表格2.D7" office:value-type="string">
            <text:p text:style-name="P35"/>
          </table:table-cell>
          <table:table-cell table:style-name="表格2.E7" office:value-type="string">
            <text:p text:style-name="P35"/>
          </table:table-cell>
          <table:table-cell table:style-name="表格2.F7" office:value-type="string">
            <text:p text:style-name="P35"/>
          </table:table-cell>
        </table:table-row>
        <table:table-row table:style-name="表格2.1">
          <table:table-cell table:style-name="表格2.A16" office:value-type="string">
            <text:p text:style-name="P17">10</text:p>
          </table:table-cell>
          <table:table-cell table:style-name="表格2.B16" table:number-columns-spanned="2" office:value-type="string">
            <text:p text:style-name="P5">戶籍成員遷入日期</text:p>
          </table:table-cell>
          <table:covered-table-cell/>
          <table:table-cell table:style-name="表格2.D16" office:value-type="string">
            <text:p text:style-name="P35"/>
          </table:table-cell>
          <table:table-cell table:style-name="表格2.E16" office:value-type="string">
            <text:p text:style-name="P35"/>
          </table:table-cell>
          <table:table-cell table:style-name="表格2.F16" office:value-type="string">
            <text:p text:style-name="P35"/>
          </table:table-cell>
        </table:table-row>
      </table:table>
      <text:p text:style-name="P73"/>
      <text:p text:style-name="P90">項次3：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row table:style-name="表格5.1">
          <table:table-cell table:style-name="表格5.A1" table:number-columns-spanned="2" office:value-type="string">
            <text:p text:style-name="P56">機關名稱</text:p>
          </table:table-cell>
          <table:covered-table-cell/>
          <table:table-cell table:style-name="表格5.C1" table:number-columns-spanned="4" office:value-type="string">
            <text:p text:style-name="P57">內政部<text:span text:style-name="T4">地政</text:span>司</text:p>
          </table:table-cell>
          <table:covered-table-cell/>
          <table:covered-table-cell/>
          <table:covered-table-cell/>
        </table:table-row>
        <table:table-row table:style-name="表格5.1">
          <table:table-cell table:style-name="表格5.A2" table:number-columns-spanned="2" office:value-type="string">
            <text:p text:style-name="P57">資料集名稱</text:p>
          </table:table-cell>
          <table:covered-table-cell/>
          <table:table-cell table:style-name="表格5.C2" table:number-columns-spanned="4" office:value-type="string">
            <text:p text:style-name="P100">親屬關係資料（範圍為父母、配偶、子女）</text:p>
          </table:table-cell>
          <table:covered-table-cell/>
          <table:covered-table-cell/>
          <table:covered-table-cell/>
        </table:table-row>
        <table:table-row table:style-name="表格5.1">
          <table:table-cell table:style-name="表格5.A3" table:number-columns-spanned="2" office:value-type="string">
            <text:p text:style-name="P57">授權取用資料集安全等級<text:span text:style-name="T4">(依據電子化政府服務平臺身分驗證系統)</text:span></text:p>
          </table:table-cell>
          <table:covered-table-cell/>
          <table:table-cell table:style-name="表格5.C3" table:number-columns-spanned="4" office:value-type="string">
            <text:p text:style-name="P58"><text:span text:style-name="T16">■</text:span>自然人憑證<text:span text:style-name="T4">（每次插卡）</text:span></text:p>
            <text:p text:style-name="P57"><text:span text:style-name="T3">□</text:span><text:span text:style-name="T4">健保卡（每次插卡）</text:span></text:p>
            <text:p text:style-name="P56"><text:span text:style-name="T2">■</text:span>OTP(首次須上傳自然人憑證，爾後使用一次性密碼)</text:p>
            <text:p text:style-name="P56"><text:span text:style-name="T2">□</text:span>多因子驗證(健保卡號+戶號)</text:p>
            <text:p text:style-name="P56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5.1">
          <table:table-cell table:style-name="表格5.A2" table:number-columns-spanned="2" office:value-type="string">
            <text:p text:style-name="P59">資料傳輸週期</text:p>
          </table:table-cell>
          <table:covered-table-cell/>
          <table:table-cell table:style-name="表格5.C3" table:number-columns-spanned="4" office:value-type="string">
            <text:p text:style-name="P56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5.1">
          <table:table-cell table:style-name="表格5.A5" table:number-columns-spanned="6" office:value-type="string">
            <text:p text:style-name="P60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0">項次</text:p>
          </table:table-cell>
          <table:table-cell table:style-name="表格5.B6" table:number-columns-spanned="2" office:value-type="string">
            <text:p text:style-name="P60">資料集欄位名稱</text:p>
          </table:table-cell>
          <table:covered-table-cell/>
          <table:table-cell table:style-name="表格5.D6" office:value-type="string">
            <text:p text:style-name="P60">欄位說明</text:p>
          </table:table-cell>
          <table:table-cell table:style-name="表格5.E6" office:value-type="string">
            <text:p text:style-name="P60">資料型態</text:p>
          </table:table-cell>
          <table:table-cell table:style-name="表格5.F6" office:value-type="string">
            <text:p text:style-name="P60">備註說明</text:p>
          </table:table-cell>
        </table:table-row>
        <table:table-row table:style-name="表格5.1">
          <table:table-cell table:style-name="表格5.A2" office:value-type="string">
            <text:p text:style-name="P61">1</text:p>
          </table:table-cell>
          <table:table-cell table:style-name="表格5.B7" table:number-columns-spanned="2" office:value-type="string">
            <text:p text:style-name="P67">出生日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61">2</text:p>
          </table:table-cell>
          <table:table-cell table:style-name="表格5.B7" table:number-columns-spanned="2" office:value-type="string">
            <text:p text:style-name="P67">國民身分證統一編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61">3</text:p>
          </table:table-cell>
          <table:table-cell table:style-name="表格5.B7" table:number-columns-spanned="2" office:value-type="string">
            <text:p text:style-name="P67">姓名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61">4</text:p>
          </table:table-cell>
          <table:table-cell table:style-name="表格5.B7" table:number-columns-spanned="2" office:value-type="string">
            <text:p text:style-name="P67">子女出生日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61">5</text:p>
          </table:table-cell>
          <table:table-cell table:style-name="表格5.B7" table:number-columns-spanned="2" office:value-type="string">
            <text:p text:style-name="P67">子女國民身分證統一編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61">6</text:p>
          </table:table-cell>
          <table:table-cell table:style-name="表格5.B7" table:number-columns-spanned="2" office:value-type="string">
            <text:p text:style-name="P67">子女姓名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61">7</text:p>
          </table:table-cell>
          <table:table-cell table:style-name="表格5.B13" table:number-columns-spanned="2" office:value-type="string">
            <text:p text:style-name="P67">母出生日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8</text:p>
          </table:table-cell>
          <table:table-cell table:style-name="表格5.B13" table:number-columns-spanned="2" office:value-type="string">
            <text:p text:style-name="P67">母國民身分證統一編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9</text:p>
          </table:table-cell>
          <table:table-cell table:style-name="表格5.B13" table:number-columns-spanned="2" office:value-type="string">
            <text:p text:style-name="P67">母姓名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0</text:p>
          </table:table-cell>
          <table:table-cell table:style-name="表格5.B13" table:number-columns-spanned="2" office:value-type="string">
            <text:p text:style-name="P67">父出生日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1</text:p>
          </table:table-cell>
          <table:table-cell table:style-name="表格5.B13" table:number-columns-spanned="2" office:value-type="string">
            <text:p text:style-name="P67">父國民身分證統一編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2</text:p>
          </table:table-cell>
          <table:table-cell table:style-name="表格5.B13" table:number-columns-spanned="2" office:value-type="string">
            <text:p text:style-name="P67">父姓名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3</text:p>
          </table:table-cell>
          <table:table-cell table:style-name="表格5.B13" table:number-columns-spanned="2" office:value-type="string">
            <text:p text:style-name="P67">配偶出生日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4</text:p>
          </table:table-cell>
          <table:table-cell table:style-name="表格5.B13" table:number-columns-spanned="2" office:value-type="string">
            <text:p text:style-name="P67">配偶國民身分證統一編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5</text:p>
          </table:table-cell>
          <table:table-cell table:style-name="表格5.B13" table:number-columns-spanned="2" office:value-type="string">
            <text:p text:style-name="P67">配偶姓名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6</text:p>
          </table:table-cell>
          <table:table-cell table:style-name="表格5.B13" table:number-columns-spanned="2" office:value-type="string">
            <text:p text:style-name="P67">養母出生日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7</text:p>
          </table:table-cell>
          <table:table-cell table:style-name="表格5.B13" table:number-columns-spanned="2" office:value-type="string">
            <text:p text:style-name="P67">養母國民身分證統一編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8</text:p>
          </table:table-cell>
          <table:table-cell table:style-name="表格5.B13" table:number-columns-spanned="2" office:value-type="string">
            <text:p text:style-name="P67">養母姓名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19</text:p>
          </table:table-cell>
          <table:table-cell table:style-name="表格5.B13" table:number-columns-spanned="2" office:value-type="string">
            <text:p text:style-name="P67">養父出生日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" office:value-type="string">
            <text:p text:style-name="P70">20</text:p>
          </table:table-cell>
          <table:table-cell table:style-name="表格5.B13" table:number-columns-spanned="2" office:value-type="string">
            <text:p text:style-name="P67">養父國民身分證統一編號</text:p>
          </table:table-cell>
          <table:covered-table-cell/>
          <table:table-cell table:style-name="表格5.D7" office:value-type="string">
            <text:p text:style-name="P64"/>
          </table:table-cell>
          <table:table-cell table:style-name="表格5.E7" office:value-type="string">
            <text:p text:style-name="P64"/>
          </table:table-cell>
          <table:table-cell table:style-name="表格5.F7" office:value-type="string">
            <text:p text:style-name="P64"/>
          </table:table-cell>
        </table:table-row>
        <table:table-row table:style-name="表格5.1">
          <table:table-cell table:style-name="表格5.A27" office:value-type="string">
            <text:p text:style-name="P70">21</text:p>
          </table:table-cell>
          <table:table-cell table:style-name="表格5.B27" table:number-columns-spanned="2" office:value-type="string">
            <text:p text:style-name="P67">養父姓名</text:p>
          </table:table-cell>
          <table:covered-table-cell/>
          <table:table-cell table:style-name="表格5.D27" office:value-type="string">
            <text:p text:style-name="P64"/>
          </table:table-cell>
          <table:table-cell table:style-name="表格5.E27" office:value-type="string">
            <text:p text:style-name="P64"/>
          </table:table-cell>
          <table:table-cell table:style-name="表格5.F27" office:value-type="string">
            <text:p text:style-name="P64"/>
          </table:table-cell>
        </table:table-row>
      </table:table>
      <text:p text:style-name="P90">項次4：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row table:style-name="表格4.1">
          <table:table-cell table:style-name="表格4.A1" table:number-columns-spanned="2" office:value-type="string">
            <text:p text:style-name="P6">機關名稱</text:p>
          </table:table-cell>
          <table:covered-table-cell/>
          <table:table-cell table:style-name="表格4.C1" table:number-columns-spanned="4" office:value-type="string">
            <text:p text:style-name="P36">內政部<text:span text:style-name="T4">地政</text:span>司</text:p>
          </table:table-cell>
          <table:covered-table-cell/>
          <table:covered-table-cell/>
          <table:covered-table-cell/>
        </table:table-row>
        <table:table-row table:style-name="表格4.1">
          <table:table-cell table:style-name="表格4.A2" table:number-columns-spanned="2" office:value-type="string">
            <text:p text:style-name="P36">資料集名稱</text:p>
          </table:table-cell>
          <table:covered-table-cell/>
          <table:table-cell table:style-name="表格4.C2" table:number-columns-spanned="4" office:value-type="string">
            <text:p text:style-name="P6">地籍及實價資料</text:p>
          </table:table-cell>
          <table:covered-table-cell/>
          <table:covered-table-cell/>
          <table:covered-table-cell/>
        </table:table-row>
        <table:table-row table:style-name="表格4.1">
          <table:table-cell table:style-name="表格4.A3" table:number-columns-spanned="2" office:value-type="string">
            <text:p text:style-name="P36">授權取用資料集安全等級<text:span text:style-name="T4">(依據電子化政府服務平臺身分驗證系統)</text:span></text:p>
          </table:table-cell>
          <table:covered-table-cell/>
          <table:table-cell table:style-name="表格4.C3" table:number-columns-spanned="4" office:value-type="string">
            <text:p text:style-name="P37"><text:span text:style-name="T3">■</text:span>自然人憑證<text:span text:style-name="T4">（每次插卡）</text:span></text:p>
            <text:p text:style-name="P36"><text:span text:style-name="T3">□</text:span><text:span text:style-name="T4">健保卡（每次插卡）</text:span></text:p>
            <text:p text:style-name="P7"><text:span text:style-name="T2">□</text:span>OTP(首次須上傳自然人憑證，爾後使用一次性密碼)</text:p>
            <text:p text:style-name="P6"><text:span text:style-name="T2">□</text:span>多因子驗證(健保卡號+戶號)</text:p>
            <text:p text:style-name="P6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4.1">
          <table:table-cell table:style-name="表格4.A2" table:number-columns-spanned="2" office:value-type="string">
            <text:p text:style-name="P27">資料傳輸週期</text:p>
          </table:table-cell>
          <table:covered-table-cell/>
          <table:table-cell table:style-name="表格4.C3" table:number-columns-spanned="4" office:value-type="string">
            <text:p text:style-name="P4"><text:span text:style-name="T2">□</text:span>即時 <text:s text:c="11"/><text:span text:style-name="T2">■</text:span>批次：<text:span text:style-name="T12">20分鐘</text:span></text:p>
          </table:table-cell>
          <table:covered-table-cell/>
          <table:covered-table-cell/>
          <table:covered-table-cell/>
        </table:table-row>
        <table:table-row table:style-name="表格4.1">
          <table:table-cell table:style-name="表格4.A5" table:number-columns-spanned="6" office:value-type="string">
            <text:p text:style-name="P46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2" office:value-type="string">
            <text:p text:style-name="P46">項次</text:p>
          </table:table-cell>
          <table:table-cell table:style-name="表格4.B6" table:number-columns-spanned="2" office:value-type="string">
            <text:p text:style-name="P46">資料集欄位名稱</text:p>
          </table:table-cell>
          <table:covered-table-cell/>
          <table:table-cell table:style-name="表格4.D6" office:value-type="string">
            <text:p text:style-name="P46">欄位說明</text:p>
          </table:table-cell>
          <table:table-cell table:style-name="表格4.E6" office:value-type="string">
            <text:p text:style-name="P46">資料型態</text:p>
          </table:table-cell>
          <table:table-cell table:style-name="表格4.F6" office:value-type="string">
            <text:p text:style-name="P46">備註說明</text:p>
          </table:table-cell>
        </table:table-row>
        <table:table-row table:style-name="表格4.1">
          <table:table-cell table:style-name="表格4.A2" office:value-type="string">
            <text:p text:style-name="P46">1</text:p>
          </table:table-cell>
          <table:table-cell table:style-name="表格4.B7" table:number-columns-spanned="2" office:value-type="string">
            <text:p text:style-name="P6">資料年度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46">2</text:p>
          </table:table-cell>
          <table:table-cell table:style-name="表格4.B7" table:number-columns-spanned="2" office:value-type="string">
            <text:p text:style-name="P6">資料月份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46">3</text:p>
          </table:table-cell>
          <table:table-cell table:style-name="表格4.B7" table:number-columns-spanned="2" office:value-type="string">
            <text:p text:style-name="P6">所有權人姓名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46">4</text:p>
          </table:table-cell>
          <table:table-cell table:style-name="表格4.B7" table:number-columns-spanned="2" office:value-type="string">
            <text:p text:style-name="P6">縣市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46">5</text:p>
          </table:table-cell>
          <table:table-cell table:style-name="表格4.B7" table:number-columns-spanned="2" office:value-type="string">
            <text:p text:style-name="P6">行政區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46">6</text:p>
          </table:table-cell>
          <table:table-cell table:style-name="表格4.B7" table:number-columns-spanned="2" office:value-type="string">
            <text:p text:style-name="P6">段小段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46">7</text:p>
          </table:table-cell>
          <table:table-cell table:style-name="表格4.B13" table:number-columns-spanned="2" office:value-type="string">
            <text:p text:style-name="P6">地建別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8</text:p>
          </table:table-cell>
          <table:table-cell table:style-name="表格4.B13" table:number-columns-spanned="2" office:value-type="string">
            <text:p text:style-name="P6">地/建號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9</text:p>
          </table:table-cell>
          <table:table-cell table:style-name="表格4.B13" table:number-columns-spanned="2" office:value-type="string">
            <text:p text:style-name="P6">建物門牌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0</text:p>
          </table:table-cell>
          <table:table-cell table:style-name="表格4.B13" table:number-columns-spanned="2" office:value-type="string">
            <text:p text:style-name="P6">權利範圍種類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1</text:p>
          </table:table-cell>
          <table:table-cell table:style-name="表格4.B13" table:number-columns-spanned="2" office:value-type="string">
            <text:p text:style-name="P6">權屬面積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2</text:p>
          </table:table-cell>
          <table:table-cell table:style-name="表格4.B13" table:number-columns-spanned="2" office:value-type="string">
            <text:p text:style-name="P6">權屬面積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3</text:p>
          </table:table-cell>
          <table:table-cell table:style-name="表格4.B13" table:number-columns-spanned="2" office:value-type="string">
            <text:p text:style-name="P6">公告土地現值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4</text:p>
          </table:table-cell>
          <table:table-cell table:style-name="表格4.B13" table:number-columns-spanned="2" office:value-type="string">
            <text:p text:style-name="P6">管理者姓名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5</text:p>
          </table:table-cell>
          <table:table-cell table:style-name="表格4.B13" table:number-columns-spanned="2" office:value-type="string">
            <text:p text:style-name="P6">有無他項設定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6</text:p>
          </table:table-cell>
          <table:table-cell table:style-name="表格4.B13" table:number-columns-spanned="2" office:value-type="string">
            <text:p text:style-name="P6">有無限制登記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7</text:p>
          </table:table-cell>
          <table:table-cell table:style-name="表格4.B13" table:number-columns-spanned="2" office:value-type="string">
            <text:p text:style-name="P6">有無禁止移轉註記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8</text:p>
          </table:table-cell>
          <table:table-cell table:style-name="表格4.B13" table:number-columns-spanned="2" office:value-type="string">
            <text:p text:style-name="P6">備註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19</text:p>
          </table:table-cell>
          <table:table-cell table:style-name="表格4.B13" table:number-columns-spanned="2" office:value-type="string">
            <text:p text:style-name="P6">區段位置或區段門牌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20</text:p>
          </table:table-cell>
          <table:table-cell table:style-name="表格4.B13" table:number-columns-spanned="2" office:value-type="string">
            <text:p text:style-name="P6">交易年月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21</text:p>
          </table:table-cell>
          <table:table-cell table:style-name="表格4.B13" table:number-columns-spanned="2" office:value-type="string">
            <text:p text:style-name="P6">交易總價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22</text:p>
          </table:table-cell>
          <table:table-cell table:style-name="表格4.B13" table:number-columns-spanned="2" office:value-type="string">
            <text:p text:style-name="P6">交易單價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23</text:p>
          </table:table-cell>
          <table:table-cell table:style-name="表格4.B13" table:number-columns-spanned="2" office:value-type="string">
            <text:p text:style-name="P6">建物移轉總面積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24</text:p>
          </table:table-cell>
          <table:table-cell table:style-name="表格4.B13" table:number-columns-spanned="2" office:value-type="string">
            <text:p text:style-name="P6">車位總價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25</text:p>
          </table:table-cell>
          <table:table-cell table:style-name="表格4.B13" table:number-columns-spanned="2" office:value-type="string">
            <text:p text:style-name="P6">車位總面積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26</text:p>
          </table:table-cell>
          <table:table-cell table:style-name="表格4.B13" table:number-columns-spanned="2" office:value-type="string">
            <text:p text:style-name="P6">交易筆棟數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27</text:p>
          </table:table-cell>
          <table:table-cell table:style-name="表格4.B13" table:number-columns-spanned="2" office:value-type="string">
            <text:p text:style-name="P6">型態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able:table-row table:style-name="表格4.1">
          <table:table-cell table:style-name="表格4.A2" office:value-type="string">
            <text:p text:style-name="P24">28</text:p>
          </table:table-cell>
          <table:table-cell table:style-name="表格4.B7" table:number-columns-spanned="2" office:value-type="string">
            <text:p text:style-name="P6">屋齡</text:p>
          </table:table-cell>
          <table:covered-table-cell/>
          <table:table-cell table:style-name="表格4.D7" office:value-type="string">
            <text:p text:style-name="P36"/>
          </table:table-cell>
          <table:table-cell table:style-name="表格4.E7" office:value-type="string">
            <text:p text:style-name="P36"/>
          </table:table-cell>
          <table:table-cell table:style-name="表格4.F7" office:value-type="string">
            <text:p text:style-name="P36"/>
          </table:table-cell>
        </table:table-row>
        <text:soft-page-break/>
        <table:table-row table:style-name="表格4.1">
          <table:table-cell table:style-name="表格4.A35" office:value-type="string">
            <text:p text:style-name="P24">29</text:p>
          </table:table-cell>
          <table:table-cell table:style-name="表格4.B35" table:number-columns-spanned="2" office:value-type="string">
            <text:p text:style-name="P6">現況格局</text:p>
          </table:table-cell>
          <table:covered-table-cell/>
          <table:table-cell table:style-name="表格4.D35" office:value-type="string">
            <text:p text:style-name="P36"/>
          </table:table-cell>
          <table:table-cell table:style-name="表格4.E35" office:value-type="string">
            <text:p text:style-name="P36"/>
          </table:table-cell>
          <table:table-cell table:style-name="表格4.F35" office:value-type="string">
            <text:p text:style-name="P36"/>
          </table:table-cell>
        </table:table-row>
      </table:table>
      <text:p text:style-name="P74"/>
      <text:p text:style-name="P90">項次5：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column table:style-name="表格7.F"/>
        <table:table-row table:style-name="表格7.1">
          <table:table-cell table:style-name="表格7.A1" table:number-columns-spanned="2" office:value-type="string">
            <text:p text:style-name="P7">機關名稱</text:p>
          </table:table-cell>
          <table:covered-table-cell/>
          <table:table-cell table:style-name="表格7.C1" table:number-columns-spanned="4" office:value-type="string">
            <text:p text:style-name="P7">財政部財政資訊中心</text:p>
          </table:table-cell>
          <table:covered-table-cell/>
          <table:covered-table-cell/>
          <table:covered-table-cell/>
        </table:table-row>
        <table:table-row table:style-name="表格7.1">
          <table:table-cell table:style-name="表格7.A2" table:number-columns-spanned="2" office:value-type="string">
            <text:p text:style-name="P37">資料集名稱</text:p>
          </table:table-cell>
          <table:covered-table-cell/>
          <table:table-cell table:style-name="表格7.C2" table:number-columns-spanned="4" office:value-type="string">
            <text:p text:style-name="P7">核發使用牌照稅繳納證明</text:p>
          </table:table-cell>
          <table:covered-table-cell/>
          <table:covered-table-cell/>
          <table:covered-table-cell/>
        </table:table-row>
        <table:table-row table:style-name="表格7.1">
          <table:table-cell table:style-name="表格7.A3" table:number-columns-spanned="2" office:value-type="string">
            <text:p text:style-name="P37">授權取用資料集安全等級<text:span text:style-name="T4">(依據電子化政府服務平臺身分驗證系統)</text:span></text:p>
          </table:table-cell>
          <table:covered-table-cell/>
          <table:table-cell table:style-name="表格7.C3" table:number-columns-spanned="4" office:value-type="string">
            <text:p text:style-name="P37"><text:span text:style-name="T3">■</text:span>自然人憑證<text:span text:style-name="T4">（每次插卡）</text:span></text:p>
            <text:p text:style-name="P37"><text:span text:style-name="T3">□</text:span><text:span text:style-name="T4">健保卡（每次插卡）</text:span></text:p>
            <text:p text:style-name="P7"><text:span text:style-name="T2">□</text:span>OTP(首次須上傳自然人憑證，爾後使用一次性密碼)</text:p>
            <text:p text:style-name="P7"><text:span text:style-name="T2">□</text:span>多因子驗證(健保卡號+戶號)</text:p>
            <text:p text:style-name="P7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7.1">
          <table:table-cell table:style-name="表格7.A2" table:number-columns-spanned="2" office:value-type="string">
            <text:p text:style-name="P28">資料傳輸週期</text:p>
          </table:table-cell>
          <table:covered-table-cell/>
          <table:table-cell table:style-name="表格7.C3" table:number-columns-spanned="4" office:value-type="string">
            <text:p text:style-name="P8"><text:span text:style-name="T2">□</text:span>即時 <text:s text:c="11"/><text:span text:style-name="T2">■</text:span>批次：<text:span text:style-name="T12">20分鐘</text:span></text:p>
          </table:table-cell>
          <table:covered-table-cell/>
          <table:covered-table-cell/>
          <table:covered-table-cell/>
        </table:table-row>
        <table:table-row table:style-name="表格7.1">
          <table:table-cell table:style-name="表格7.A5" table:number-columns-spanned="6" office:value-type="string">
            <text:p text:style-name="P47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2" office:value-type="string">
            <text:p text:style-name="P47">項次</text:p>
          </table:table-cell>
          <table:table-cell table:style-name="表格7.B6" table:number-columns-spanned="2" office:value-type="string">
            <text:p text:style-name="P47">資料集欄位名稱</text:p>
          </table:table-cell>
          <table:covered-table-cell/>
          <table:table-cell table:style-name="表格7.D6" office:value-type="string">
            <text:p text:style-name="P47">欄位說明</text:p>
          </table:table-cell>
          <table:table-cell table:style-name="表格7.E6" office:value-type="string">
            <text:p text:style-name="P47">資料型態</text:p>
          </table:table-cell>
          <table:table-cell table:style-name="表格7.F6" office:value-type="string">
            <text:p text:style-name="P47">備註說明</text:p>
          </table:table-cell>
        </table:table-row>
        <table:table-row table:style-name="表格7.1">
          <table:table-cell table:style-name="表格7.A7" office:value-type="string">
            <text:p text:style-name="P47">1</text:p>
          </table:table-cell>
          <table:table-cell table:style-name="表格7.B7" table:number-columns-spanned="2" office:value-type="string">
            <text:p text:style-name="P7">核發使用牌照稅繳納證明墊子稅務文件</text:p>
          </table:table-cell>
          <table:covered-table-cell/>
          <table:table-cell table:style-name="表格7.D7" office:value-type="string">
            <text:p text:style-name="P37"/>
          </table:table-cell>
          <table:table-cell table:style-name="表格7.E7" office:value-type="string">
            <text:p text:style-name="P37"/>
          </table:table-cell>
          <table:table-cell table:style-name="表格7.F7" office:value-type="string">
            <text:p text:style-name="P37"/>
          </table:table-cell>
        </table:table-row>
      </table:table>
      <text:p text:style-name="P75"/>
      <text:p text:style-name="P91">項次<text:span text:style-name="T13">6</text:span>：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row table:style-name="表格6.1">
          <table:table-cell table:style-name="表格6.A1" table:number-columns-spanned="2" office:value-type="string">
            <text:p text:style-name="P9">機關名稱</text:p>
          </table:table-cell>
          <table:covered-table-cell/>
          <table:table-cell table:style-name="表格6.C1" table:number-columns-spanned="4" office:value-type="string">
            <text:p text:style-name="P7">財政部財政資訊中心</text:p>
          </table:table-cell>
          <table:covered-table-cell/>
          <table:covered-table-cell/>
          <table:covered-table-cell/>
        </table:table-row>
        <table:table-row table:style-name="表格6.1">
          <table:table-cell table:style-name="表格6.A2" table:number-columns-spanned="2" office:value-type="string">
            <text:p text:style-name="P38">資料集名稱</text:p>
          </table:table-cell>
          <table:covered-table-cell/>
          <table:table-cell table:style-name="表格6.C2" table:number-columns-spanned="4" office:value-type="string">
            <text:p text:style-name="P7">財產資料</text:p>
          </table:table-cell>
          <table:covered-table-cell/>
          <table:covered-table-cell/>
          <table:covered-table-cell/>
        </table:table-row>
        <table:table-row table:style-name="表格6.1">
          <table:table-cell table:style-name="表格6.A3" table:number-columns-spanned="2" office:value-type="string">
            <text:p text:style-name="P38">授權取用資料集安全等級<text:span text:style-name="T4">(依據電子化政府服務平臺身分驗證系統)</text:span></text:p>
          </table:table-cell>
          <table:covered-table-cell/>
          <table:table-cell table:style-name="表格6.C3" table:number-columns-spanned="4" office:value-type="string">
            <text:p text:style-name="P38"><text:span text:style-name="T3">■</text:span>自然人憑證<text:span text:style-name="T4">（每次插卡）</text:span></text:p>
            <text:p text:style-name="P38"><text:span text:style-name="T3">□</text:span><text:span text:style-name="T4">健保卡（每次插卡）</text:span></text:p>
            <text:p text:style-name="P9"><text:span text:style-name="T2">□</text:span>OTP(首次須上傳自然人憑證，爾後使用一次性密碼)</text:p>
            <text:p text:style-name="P9"><text:span text:style-name="T2">□</text:span>多因子驗證(健保卡號+戶號)</text:p>
            <text:p text:style-name="P9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6.1">
          <table:table-cell table:style-name="表格6.A2" table:number-columns-spanned="2" office:value-type="string">
            <text:p text:style-name="P29">資料傳輸週期</text:p>
          </table:table-cell>
          <table:covered-table-cell/>
          <table:table-cell table:style-name="表格6.C3" table:number-columns-spanned="4" office:value-type="string">
            <text:p text:style-name="P8"><text:span text:style-name="T2">□</text:span>即時 <text:s text:c="11"/><text:span text:style-name="T2">■</text:span>批次：<text:span text:style-name="T12">20分鐘</text:span></text:p>
          </table:table-cell>
          <table:covered-table-cell/>
          <table:covered-table-cell/>
          <table:covered-table-cell/>
        </table:table-row>
        <table:table-row table:style-name="表格6.1">
          <table:table-cell table:style-name="表格6.A5" table:number-columns-spanned="6" office:value-type="string">
            <text:p text:style-name="P48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2" office:value-type="string">
            <text:p text:style-name="P48">項次</text:p>
          </table:table-cell>
          <table:table-cell table:style-name="表格6.B6" table:number-columns-spanned="2" office:value-type="string">
            <text:p text:style-name="P48">資料集欄位名稱</text:p>
          </table:table-cell>
          <table:covered-table-cell/>
          <table:table-cell table:style-name="表格6.D6" office:value-type="string">
            <text:p text:style-name="P48">欄位說明</text:p>
          </table:table-cell>
          <table:table-cell table:style-name="表格6.E6" office:value-type="string">
            <text:p text:style-name="P48">資料型態</text:p>
          </table:table-cell>
          <table:table-cell table:style-name="表格6.F6" office:value-type="string">
            <text:p text:style-name="P48">備註說明</text:p>
          </table:table-cell>
        </table:table-row>
        <table:table-row table:style-name="表格6.1">
          <table:table-cell table:style-name="表格6.A7" office:value-type="string">
            <text:p text:style-name="P18">1</text:p>
          </table:table-cell>
          <table:table-cell table:style-name="表格6.B7" table:number-columns-spanned="2" office:value-type="string">
            <text:p text:style-name="P9">個人財產資料電子稅務文件</text:p>
          </table:table-cell>
          <table:covered-table-cell/>
          <table:table-cell table:style-name="表格6.D7" office:value-type="string">
            <text:p text:style-name="P38"/>
          </table:table-cell>
          <table:table-cell table:style-name="表格6.E7" office:value-type="string">
            <text:p text:style-name="P38"/>
          </table:table-cell>
          <table:table-cell table:style-name="表格6.F7" office:value-type="string">
            <text:p text:style-name="P38"/>
          </table:table-cell>
        </table:table-row>
      </table:table>
      <text:p text:style-name="P76"/>
      <text:p text:style-name="P92">項次<text:span text:style-name="T14">7</text:span>：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column table:style-name="表格8.F"/>
        <table:table-row table:style-name="表格8.1">
          <table:table-cell table:style-name="表格8.A1" table:number-columns-spanned="2" office:value-type="string">
            <text:p text:style-name="P9">機關名稱</text:p>
          </table:table-cell>
          <table:covered-table-cell/>
          <table:table-cell table:style-name="表格8.C1" table:number-columns-spanned="4" office:value-type="string">
            <text:p text:style-name="P9">財政部財政資訊中心電子發票組</text:p>
          </table:table-cell>
          <table:covered-table-cell/>
          <table:covered-table-cell/>
          <table:covered-table-cell/>
        </table:table-row>
        <table:table-row table:style-name="表格8.1">
          <table:table-cell table:style-name="表格8.A2" table:number-columns-spanned="2" office:value-type="string">
            <text:p text:style-name="P38">資料集名稱</text:p>
          </table:table-cell>
          <table:covered-table-cell/>
          <table:table-cell table:style-name="表格8.C2" table:number-columns-spanned="4" office:value-type="string">
            <text:p text:style-name="P9">手機條碼載具內所持有發票清單</text:p>
          </table:table-cell>
          <table:covered-table-cell/>
          <table:covered-table-cell/>
          <table:covered-table-cell/>
        </table:table-row>
        <table:table-row table:style-name="表格8.1">
          <table:table-cell table:style-name="表格8.A3" table:number-columns-spanned="2" office:value-type="string">
            <text:p text:style-name="P38">授權取用資料集安全等級<text:span text:style-name="T4">(依據電子化政府服務平臺身分驗證系統)</text:span></text:p>
          </table:table-cell>
          <table:covered-table-cell/>
          <table:table-cell table:style-name="表格8.C3" table:number-columns-spanned="4" office:value-type="string">
            <text:p text:style-name="P38"><text:span text:style-name="T3">□</text:span>自然人憑證<text:span text:style-name="T4">（每次插卡）</text:span></text:p>
            <text:p text:style-name="P38"><text:span text:style-name="T3">□</text:span><text:span text:style-name="T4">健保卡（每次插卡）</text:span></text:p>
            <text:p text:style-name="P9"><text:span text:style-name="T2">■</text:span>OTP(首次須上傳自然人憑證，爾後使用一次性密碼)</text:p>
            <text:p text:style-name="P9"><text:span text:style-name="T2">□</text:span>多因子驗證(健保卡號+戶號)</text:p>
            <text:p text:style-name="P9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8.1">
          <table:table-cell table:style-name="表格8.A2" table:number-columns-spanned="2" office:value-type="string">
            <text:p text:style-name="P29">資料傳輸週期</text:p>
          </table:table-cell>
          <table:covered-table-cell/>
          <table:table-cell table:style-name="表格8.C3" table:number-columns-spanned="4" office:value-type="string">
            <text:p text:style-name="P10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8.1">
          <table:table-cell table:style-name="表格8.A5" table:number-columns-spanned="6" office:value-type="string">
            <text:p text:style-name="P48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2" office:value-type="string">
            <text:p text:style-name="P48">項次</text:p>
          </table:table-cell>
          <table:table-cell table:style-name="表格8.B6" table:number-columns-spanned="2" office:value-type="string">
            <text:p text:style-name="P48">資料集欄位名稱</text:p>
          </table:table-cell>
          <table:covered-table-cell/>
          <table:table-cell table:style-name="表格8.D6" office:value-type="string">
            <text:p text:style-name="P48">欄位說明</text:p>
          </table:table-cell>
          <table:table-cell table:style-name="表格8.E6" office:value-type="string">
            <text:p text:style-name="P48">資料型態</text:p>
          </table:table-cell>
          <table:table-cell table:style-name="表格8.F6" office:value-type="string">
            <text:p text:style-name="P48">備註說明</text:p>
          </table:table-cell>
        </table:table-row>
        <table:table-row table:style-name="表格8.1">
          <table:table-cell table:style-name="表格8.A2" office:value-type="string">
            <text:p text:style-name="P48">1</text:p>
          </table:table-cell>
          <table:table-cell table:style-name="表格8.B7" table:number-columns-spanned="2" office:value-type="string">
            <text:p text:style-name="P9">發票號碼</text:p>
          </table:table-cell>
          <table:covered-table-cell/>
          <table:table-cell table:style-name="表格8.D7" office:value-type="string">
            <text:p text:style-name="P38"/>
          </table:table-cell>
          <table:table-cell table:style-name="表格8.E7" office:value-type="string">
            <text:p text:style-name="P38"/>
          </table:table-cell>
          <table:table-cell table:style-name="表格8.F7" office:value-type="string">
            <text:p text:style-name="P38"/>
          </table:table-cell>
        </table:table-row>
        <table:table-row table:style-name="表格8.1">
          <table:table-cell table:style-name="表格8.A2" office:value-type="string">
            <text:p text:style-name="P48">2</text:p>
          </table:table-cell>
          <table:table-cell table:style-name="表格8.B7" table:number-columns-spanned="2" office:value-type="string">
            <text:p text:style-name="P9">發票日期</text:p>
          </table:table-cell>
          <table:covered-table-cell/>
          <table:table-cell table:style-name="表格8.D7" office:value-type="string">
            <text:p text:style-name="P38"/>
          </table:table-cell>
          <table:table-cell table:style-name="表格8.E7" office:value-type="string">
            <text:p text:style-name="P38"/>
          </table:table-cell>
          <table:table-cell table:style-name="表格8.F7" office:value-type="string">
            <text:p text:style-name="P38"/>
          </table:table-cell>
        </table:table-row>
        <table:table-row table:style-name="表格8.1">
          <table:table-cell table:style-name="表格8.A2" office:value-type="string">
            <text:p text:style-name="P18">3</text:p>
          </table:table-cell>
          <table:table-cell table:style-name="表格8.B9" table:number-columns-spanned="2" office:value-type="string">
            <text:p text:style-name="P9">發票時間</text:p>
          </table:table-cell>
          <table:covered-table-cell/>
          <table:table-cell table:style-name="表格8.D7" office:value-type="string">
            <text:p text:style-name="P38"/>
          </table:table-cell>
          <table:table-cell table:style-name="表格8.E7" office:value-type="string">
            <text:p text:style-name="P38"/>
          </table:table-cell>
          <table:table-cell table:style-name="表格8.F7" office:value-type="string">
            <text:p text:style-name="P38"/>
          </table:table-cell>
        </table:table-row>
        <table:table-row table:style-name="表格8.1">
          <table:table-cell table:style-name="表格8.A10" office:value-type="string">
            <text:p text:style-name="P18">4</text:p>
          </table:table-cell>
          <table:table-cell table:style-name="表格8.B10" table:number-columns-spanned="2" office:value-type="string">
            <text:p text:style-name="P9">總金額</text:p>
          </table:table-cell>
          <table:covered-table-cell/>
          <table:table-cell table:style-name="表格8.D10" office:value-type="string">
            <text:p text:style-name="P38"/>
          </table:table-cell>
          <table:table-cell table:style-name="表格8.E10" office:value-type="string">
            <text:p text:style-name="P38"/>
          </table:table-cell>
          <table:table-cell table:style-name="表格8.F10" office:value-type="string">
            <text:p text:style-name="P38"/>
          </table:table-cell>
        </table:table-row>
      </table:table>
      <text:p text:style-name="P76"/>
      <text:p text:style-name="P92">項次<text:span text:style-name="T14">8</text:span>：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column table:style-name="表格9.F"/>
        <table:table-row table:style-name="表格9.1">
          <table:table-cell table:style-name="表格9.A1" table:number-columns-spanned="2" office:value-type="string">
            <text:p text:style-name="P9">機關名稱</text:p>
          </table:table-cell>
          <table:covered-table-cell/>
          <table:table-cell table:style-name="表格9.C1" table:number-columns-spanned="4" office:value-type="string">
            <text:p text:style-name="P9">財政部財政資訊中心電子發票組</text:p>
          </table:table-cell>
          <table:covered-table-cell/>
          <table:covered-table-cell/>
          <table:covered-table-cell/>
        </table:table-row>
        <table:table-row table:style-name="表格9.1">
          <table:table-cell table:style-name="表格9.A2" table:number-columns-spanned="2" office:value-type="string">
            <text:p text:style-name="P38">資料集名稱</text:p>
          </table:table-cell>
          <table:covered-table-cell/>
          <table:table-cell table:style-name="表格9.C2" table:number-columns-spanned="4" office:value-type="string">
            <text:p text:style-name="P9">手機條碼載具內所持有單一發票消費明細</text:p>
          </table:table-cell>
          <table:covered-table-cell/>
          <table:covered-table-cell/>
          <table:covered-table-cell/>
        </table:table-row>
        <table:table-row table:style-name="表格9.1">
          <table:table-cell table:style-name="表格9.A3" table:number-columns-spanned="2" office:value-type="string">
            <text:p text:style-name="P38">授權取用資料集安全等級<text:span text:style-name="T4">(依據電子化政府服務平臺身分驗證系統)</text:span></text:p>
          </table:table-cell>
          <table:covered-table-cell/>
          <table:table-cell table:style-name="表格9.C3" table:number-columns-spanned="4" office:value-type="string">
            <text:p text:style-name="P38"><text:span text:style-name="T3">□</text:span>自然人憑證<text:span text:style-name="T4">（每次插卡）</text:span></text:p>
            <text:p text:style-name="P38"><text:span text:style-name="T3">□</text:span><text:span text:style-name="T4">健保卡（每次插卡）</text:span></text:p>
            <text:p text:style-name="P9"><text:span text:style-name="T2">■</text:span>OTP(首次須上傳自然人憑證，爾後使用一次性密碼)</text:p>
            <text:p text:style-name="P9"><text:span text:style-name="T2">□</text:span>多因子驗證(健保卡號+戶號)</text:p>
            <text:p text:style-name="P9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9.1">
          <table:table-cell table:style-name="表格9.A2" table:number-columns-spanned="2" office:value-type="string">
            <text:p text:style-name="P29">資料傳輸週期</text:p>
          </table:table-cell>
          <table:covered-table-cell/>
          <table:table-cell table:style-name="表格9.C3" table:number-columns-spanned="4" office:value-type="string">
            <text:p text:style-name="P10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9.1">
          <table:table-cell table:style-name="表格9.A5" table:number-columns-spanned="6" office:value-type="string">
            <text:p text:style-name="P48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2" office:value-type="string">
            <text:p text:style-name="P48">項次</text:p>
          </table:table-cell>
          <table:table-cell table:style-name="表格9.B6" table:number-columns-spanned="2" office:value-type="string">
            <text:p text:style-name="P48">資料集欄位名稱</text:p>
          </table:table-cell>
          <table:covered-table-cell/>
          <table:table-cell table:style-name="表格9.D6" office:value-type="string">
            <text:p text:style-name="P48">欄位說明</text:p>
          </table:table-cell>
          <table:table-cell table:style-name="表格9.E6" office:value-type="string">
            <text:p text:style-name="P48">資料型態</text:p>
          </table:table-cell>
          <table:table-cell table:style-name="表格9.F6" office:value-type="string">
            <text:p text:style-name="P48">備註說明</text:p>
          </table:table-cell>
        </table:table-row>
        <table:table-row table:style-name="表格9.1">
          <table:table-cell table:style-name="表格9.A2" office:value-type="string">
            <text:p text:style-name="P48">1</text:p>
          </table:table-cell>
          <table:table-cell table:style-name="表格9.B7" table:number-columns-spanned="2" office:value-type="string">
            <text:p text:style-name="P9">發票號碼</text:p>
          </table:table-cell>
          <table:covered-table-cell/>
          <table:table-cell table:style-name="表格9.D7" office:value-type="string">
            <text:p text:style-name="P38"/>
          </table:table-cell>
          <table:table-cell table:style-name="表格9.E7" office:value-type="string">
            <text:p text:style-name="P38"/>
          </table:table-cell>
          <table:table-cell table:style-name="表格9.F7" office:value-type="string">
            <text:p text:style-name="P38"/>
          </table:table-cell>
        </table:table-row>
        <table:table-row table:style-name="表格9.1">
          <table:table-cell table:style-name="表格9.A2" office:value-type="string">
            <text:p text:style-name="P48">2</text:p>
          </table:table-cell>
          <table:table-cell table:style-name="表格9.B7" table:number-columns-spanned="2" office:value-type="string">
            <text:p text:style-name="P9">發票日期</text:p>
          </table:table-cell>
          <table:covered-table-cell/>
          <table:table-cell table:style-name="表格9.D7" office:value-type="string">
            <text:p text:style-name="P38"/>
          </table:table-cell>
          <table:table-cell table:style-name="表格9.E7" office:value-type="string">
            <text:p text:style-name="P38"/>
          </table:table-cell>
          <table:table-cell table:style-name="表格9.F7" office:value-type="string">
            <text:p text:style-name="P38"/>
          </table:table-cell>
        </table:table-row>
        <table:table-row table:style-name="表格9.1">
          <table:table-cell table:style-name="表格9.A2" office:value-type="string">
            <text:p text:style-name="P18">3</text:p>
          </table:table-cell>
          <table:table-cell table:style-name="表格9.B9" table:number-columns-spanned="2" office:value-type="string">
            <text:p text:style-name="P9">總金額</text:p>
          </table:table-cell>
          <table:covered-table-cell/>
          <table:table-cell table:style-name="表格9.D7" office:value-type="string">
            <text:p text:style-name="P38"/>
          </table:table-cell>
          <table:table-cell table:style-name="表格9.E7" office:value-type="string">
            <text:p text:style-name="P38"/>
          </table:table-cell>
          <table:table-cell table:style-name="表格9.F7" office:value-type="string">
            <text:p text:style-name="P38"/>
          </table:table-cell>
        </table:table-row>
        <table:table-row table:style-name="表格9.1">
          <table:table-cell table:style-name="表格9.A2" office:value-type="string">
            <text:p text:style-name="P18">4</text:p>
          </table:table-cell>
          <table:table-cell table:style-name="表格9.B9" table:number-columns-spanned="2" office:value-type="string">
            <text:p text:style-name="P9">明細編號</text:p>
          </table:table-cell>
          <table:covered-table-cell/>
          <table:table-cell table:style-name="表格9.D7" office:value-type="string">
            <text:p text:style-name="P38"/>
          </table:table-cell>
          <table:table-cell table:style-name="表格9.E7" office:value-type="string">
            <text:p text:style-name="P38"/>
          </table:table-cell>
          <table:table-cell table:style-name="表格9.F7" office:value-type="string">
            <text:p text:style-name="P38"/>
          </table:table-cell>
        </table:table-row>
        <table:table-row table:style-name="表格9.1">
          <table:table-cell table:style-name="表格9.A2" office:value-type="string">
            <text:p text:style-name="P18">5</text:p>
          </table:table-cell>
          <table:table-cell table:style-name="表格9.B9" table:number-columns-spanned="2" office:value-type="string">
            <text:p text:style-name="P9">品名</text:p>
          </table:table-cell>
          <table:covered-table-cell/>
          <table:table-cell table:style-name="表格9.D7" office:value-type="string">
            <text:p text:style-name="P38"/>
          </table:table-cell>
          <table:table-cell table:style-name="表格9.E7" office:value-type="string">
            <text:p text:style-name="P38"/>
          </table:table-cell>
          <table:table-cell table:style-name="表格9.F7" office:value-type="string">
            <text:p text:style-name="P38"/>
          </table:table-cell>
        </table:table-row>
        <table:table-row table:style-name="表格9.1">
          <table:table-cell table:style-name="表格9.A2" office:value-type="string">
            <text:p text:style-name="P18">6</text:p>
          </table:table-cell>
          <table:table-cell table:style-name="表格9.B9" table:number-columns-spanned="2" office:value-type="string">
            <text:p text:style-name="P9">數量</text:p>
          </table:table-cell>
          <table:covered-table-cell/>
          <table:table-cell table:style-name="表格9.D7" office:value-type="string">
            <text:p text:style-name="P38"/>
          </table:table-cell>
          <table:table-cell table:style-name="表格9.E7" office:value-type="string">
            <text:p text:style-name="P38"/>
          </table:table-cell>
          <table:table-cell table:style-name="表格9.F7" office:value-type="string">
            <text:p text:style-name="P38"/>
          </table:table-cell>
        </table:table-row>
        <table:table-row table:style-name="表格9.1">
          <table:table-cell table:style-name="表格9.A2" office:value-type="string">
            <text:p text:style-name="P18">7</text:p>
          </table:table-cell>
          <table:table-cell table:style-name="表格9.B9" table:number-columns-spanned="2" office:value-type="string">
            <text:p text:style-name="P9">單價</text:p>
          </table:table-cell>
          <table:covered-table-cell/>
          <table:table-cell table:style-name="表格9.D7" office:value-type="string">
            <text:p text:style-name="P38"/>
          </table:table-cell>
          <table:table-cell table:style-name="表格9.E7" office:value-type="string">
            <text:p text:style-name="P38"/>
          </table:table-cell>
          <table:table-cell table:style-name="表格9.F7" office:value-type="string">
            <text:p text:style-name="P38"/>
          </table:table-cell>
        </table:table-row>
        <table:table-row table:style-name="表格9.1">
          <table:table-cell table:style-name="表格9.A14" office:value-type="string">
            <text:p text:style-name="P18">8</text:p>
          </table:table-cell>
          <table:table-cell table:style-name="表格9.B14" table:number-columns-spanned="2" office:value-type="string">
            <text:p text:style-name="P9">小計</text:p>
          </table:table-cell>
          <table:covered-table-cell/>
          <table:table-cell table:style-name="表格9.D14" office:value-type="string">
            <text:p text:style-name="P38"/>
          </table:table-cell>
          <table:table-cell table:style-name="表格9.E14" office:value-type="string">
            <text:p text:style-name="P38"/>
          </table:table-cell>
          <table:table-cell table:style-name="表格9.F14" office:value-type="string">
            <text:p text:style-name="P38"/>
          </table:table-cell>
        </table:table-row>
      </table:table>
      <text:p text:style-name="P76"/>
      <text:p text:style-name="P92">項次<text:span text:style-name="T14">9</text:span>：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row table:style-name="表格3.1">
          <table:table-cell table:style-name="表格3.A1" table:number-columns-spanned="2" office:value-type="string">
            <text:p text:style-name="P16">機關名稱</text:p>
          </table:table-cell>
          <table:covered-table-cell/>
          <table:table-cell table:style-name="表格3.C1" table:number-columns-spanned="4" office:value-type="string">
            <text:p text:style-name="P43">教育部國民及學前教育署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2" table:number-columns-spanned="2" office:value-type="string">
            <text:p text:style-name="P43">資料集名稱</text:p>
          </table:table-cell>
          <table:covered-table-cell/>
          <table:table-cell table:style-name="表格3.C2" table:number-columns-spanned="4" office:value-type="string">
            <text:p text:style-name="P43">高級中等學校學生畢業資料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3" table:number-columns-spanned="2" office:value-type="string">
            <text:p text:style-name="P43">授權取用資料集安全等級<text:span text:style-name="T4">(依據電子化政府服務平臺身分驗證系統)</text:span></text:p>
          </table:table-cell>
          <table:covered-table-cell/>
          <table:table-cell table:style-name="表格3.C3" table:number-columns-spanned="4" office:value-type="string">
            <text:p text:style-name="P43"><text:span text:style-name="T3">■</text:span>自然人憑證<text:span text:style-name="T4">（每次插卡）</text:span></text:p>
            <text:p text:style-name="P43"><text:span text:style-name="T3">□</text:span><text:span text:style-name="T4">健保卡（每次插卡）</text:span></text:p>
            <text:p text:style-name="P16"><text:span text:style-name="T2">□</text:span>OTP(首次須上傳自然人憑證，爾後使用一次性密碼)</text:p>
            <text:p text:style-name="P16"><text:span text:style-name="T2">□</text:span>多因子驗證(健保卡號+戶號)</text:p>
            <text:p text:style-name="P16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2" table:number-columns-spanned="2" office:value-type="string">
            <text:p text:style-name="P34">資料傳輸週期</text:p>
          </table:table-cell>
          <table:covered-table-cell/>
          <table:table-cell table:style-name="表格3.C3" table:number-columns-spanned="4" office:value-type="string">
            <text:p text:style-name="P16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5" table:number-columns-spanned="6" office:value-type="string">
            <text:p text:style-name="P53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2" office:value-type="string">
            <text:p text:style-name="P53">項次</text:p>
          </table:table-cell>
          <table:table-cell table:style-name="表格3.B6" table:number-columns-spanned="2" office:value-type="string">
            <text:p text:style-name="P53">資料集欄位名稱</text:p>
          </table:table-cell>
          <table:covered-table-cell/>
          <table:table-cell table:style-name="表格3.D6" office:value-type="string">
            <text:p text:style-name="P53">欄位說明</text:p>
          </table:table-cell>
          <table:table-cell table:style-name="表格3.E6" office:value-type="string">
            <text:p text:style-name="P53">資料型態</text:p>
          </table:table-cell>
          <table:table-cell table:style-name="表格3.F6" office:value-type="string">
            <text:p text:style-name="P53">備註說明</text:p>
          </table:table-cell>
        </table:table-row>
        <table:table-row table:style-name="表格3.1">
          <table:table-cell table:style-name="表格3.A2" office:value-type="string">
            <text:p text:style-name="P53">1</text:p>
          </table:table-cell>
          <table:table-cell table:style-name="表格3.B7" table:number-columns-spanned="2" office:value-type="string">
            <text:p text:style-name="P43">出生日期</text:p>
          </table:table-cell>
          <table:covered-table-cell/>
          <table:table-cell table:style-name="表格3.D7" office:value-type="string">
            <text:p text:style-name="P43"/>
          </table:table-cell>
          <table:table-cell table:style-name="表格3.E7" office:value-type="string">
            <text:p text:style-name="P43"/>
          </table:table-cell>
          <table:table-cell table:style-name="表格3.F7" table:number-rows-spanned="10" office:value-type="string">
            <text:p text:style-name="P55">僅提供98學年度以後畢業學生之資料。</text:p>
          </table:table-cell>
        </table:table-row>
        <table:table-row table:style-name="表格3.1">
          <table:table-cell table:style-name="表格3.A2" office:value-type="string">
            <text:p text:style-name="P53">2</text:p>
          </table:table-cell>
          <table:table-cell table:style-name="表格3.B7" table:number-columns-spanned="2" office:value-type="string">
            <text:p text:style-name="P43">姓名</text:p>
          </table:table-cell>
          <table:covered-table-cell/>
          <table:table-cell table:style-name="表格3.D7" office:value-type="string">
            <text:p text:style-name="P43"/>
          </table:table-cell>
          <table:table-cell table:style-name="表格3.E7" office:value-type="string">
            <text:p text:style-name="P43"/>
          </table:table-cell>
          <table:covered-table-cell/>
        </table:table-row>
        <table:table-row table:style-name="表格3.1">
          <table:table-cell table:style-name="表格3.A2" office:value-type="string">
            <text:p text:style-name="P53">3</text:p>
          </table:table-cell>
          <table:table-cell table:style-name="表格3.B7" table:number-columns-spanned="2" office:value-type="string">
            <text:p text:style-name="P43">畢業學年度</text:p>
          </table:table-cell>
          <table:covered-table-cell/>
          <table:table-cell table:style-name="表格3.D7" office:value-type="string">
            <text:p text:style-name="P43"/>
          </table:table-cell>
          <table:table-cell table:style-name="表格3.E7" office:value-type="string">
            <text:p text:style-name="P43"/>
          </table:table-cell>
          <table:covered-table-cell/>
        </table:table-row>
        <table:table-row table:style-name="表格3.1">
          <table:table-cell table:style-name="表格3.A2" office:value-type="string">
            <text:p text:style-name="P53">4</text:p>
          </table:table-cell>
          <table:table-cell table:style-name="表格3.B7" table:number-columns-spanned="2" office:value-type="string">
            <text:p text:style-name="P43">畢業學校名稱</text:p>
          </table:table-cell>
          <table:covered-table-cell/>
          <table:table-cell table:style-name="表格3.D7" office:value-type="string">
            <text:p text:style-name="P43"/>
          </table:table-cell>
          <table:table-cell table:style-name="表格3.E7" office:value-type="string">
            <text:p text:style-name="P43"/>
          </table:table-cell>
          <table:covered-table-cell/>
        </table:table-row>
        <table:table-row table:style-name="表格3.1">
          <table:table-cell table:style-name="表格3.A2" office:value-type="string">
            <text:p text:style-name="P53">5</text:p>
          </table:table-cell>
          <table:table-cell table:style-name="表格3.B7" table:number-columns-spanned="2" office:value-type="string">
            <text:p text:style-name="P43">畢業學校科別</text:p>
          </table:table-cell>
          <table:covered-table-cell/>
          <table:table-cell table:style-name="表格3.D7" office:value-type="string">
            <text:p text:style-name="P43"/>
          </table:table-cell>
          <table:table-cell table:style-name="表格3.E7" office:value-type="string">
            <text:p text:style-name="P43"/>
          </table:table-cell>
          <table:covered-table-cell/>
        </table:table-row>
        <table:table-row table:style-name="表格3.1">
          <table:table-cell table:style-name="表格3.A2" office:value-type="string">
            <text:p text:style-name="P53">6</text:p>
          </table:table-cell>
          <table:table-cell table:style-name="表格3.B7" table:number-columns-spanned="2" office:value-type="string">
            <text:p text:style-name="P43">畢業學籍狀態</text:p>
          </table:table-cell>
          <table:covered-table-cell/>
          <table:table-cell table:style-name="表格3.D7" office:value-type="string">
            <text:p text:style-name="P43"/>
          </table:table-cell>
          <table:table-cell table:style-name="表格3.E7" office:value-type="string">
            <text:p text:style-name="P43"/>
          </table:table-cell>
          <table:covered-table-cell/>
        </table:table-row>
        <table:table-row table:style-name="表格3.1">
          <table:table-cell table:style-name="表格3.A2" office:value-type="string">
            <text:p text:style-name="P53">7</text:p>
          </table:table-cell>
          <table:table-cell table:style-name="表格3.B13" table:number-columns-spanned="2" office:value-type="string">
            <text:p text:style-name="P43">身分證字號</text:p>
          </table:table-cell>
          <table:covered-table-cell/>
          <table:table-cell table:style-name="表格3.D7" office:value-type="string">
            <text:p text:style-name="P43"/>
          </table:table-cell>
          <table:table-cell table:style-name="表格3.E7" office:value-type="string">
            <text:p text:style-name="P43"/>
          </table:table-cell>
          <table:covered-table-cell/>
        </table:table-row>
        <table:table-row table:style-name="表格3.1">
          <table:table-cell table:style-name="表格3.A2" office:value-type="string">
            <text:p text:style-name="P22">8</text:p>
          </table:table-cell>
          <table:table-cell table:style-name="表格3.B13" table:number-columns-spanned="2" office:value-type="string">
            <text:p text:style-name="P43"/>
          </table:table-cell>
          <table:covered-table-cell/>
          <table:table-cell table:style-name="表格3.D7" office:value-type="string">
            <text:p text:style-name="P43"/>
          </table:table-cell>
          <table:table-cell table:style-name="表格3.E7" office:value-type="string">
            <text:p text:style-name="P43"/>
          </table:table-cell>
          <table:covered-table-cell/>
        </table:table-row>
        <table:table-row table:style-name="表格3.1">
          <table:table-cell table:style-name="表格3.A2" office:value-type="string">
            <text:p text:style-name="P22">9</text:p>
          </table:table-cell>
          <table:table-cell table:style-name="表格3.B7" table:number-columns-spanned="2" office:value-type="string">
            <text:p text:style-name="P43"/>
          </table:table-cell>
          <table:covered-table-cell/>
          <table:table-cell table:style-name="表格3.D7" office:value-type="string">
            <text:p text:style-name="P43"/>
          </table:table-cell>
          <table:table-cell table:style-name="表格3.E7" office:value-type="string">
            <text:p text:style-name="P43"/>
          </table:table-cell>
          <table:covered-table-cell/>
        </table:table-row>
        <table:table-row table:style-name="表格3.1">
          <table:table-cell table:style-name="表格3.A16" office:value-type="string">
            <text:p text:style-name="P22">10</text:p>
          </table:table-cell>
          <table:table-cell table:style-name="表格3.B16" table:number-columns-spanned="2" office:value-type="string">
            <text:p text:style-name="P43"/>
          </table:table-cell>
          <table:covered-table-cell/>
          <table:table-cell table:style-name="表格3.D16" office:value-type="string">
            <text:p text:style-name="P43"/>
          </table:table-cell>
          <table:table-cell table:style-name="表格3.E16" office:value-type="string">
            <text:p text:style-name="P43"/>
          </table:table-cell>
          <table:covered-table-cell/>
        </table:table-row>
      </table:table>
      <text:p text:style-name="P81"><text:span text:style-name="預設段落字型"><text:span text:style-name="T7"/></text:span></text:p>
      <text:p text:style-name="P92">項次1<text:span text:style-name="T14">0</text:span>：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column table:style-name="表格10.F"/>
        <table:table-row table:style-name="表格10.1">
          <table:table-cell table:style-name="表格10.A1" table:number-columns-spanned="2" office:value-type="string">
            <text:p text:style-name="P9">機關名稱</text:p>
          </table:table-cell>
          <table:covered-table-cell/>
          <table:table-cell table:style-name="表格10.C1" table:number-columns-spanned="4" office:value-type="string">
            <text:p text:style-name="P9">交通部高速公路局</text:p>
          </table:table-cell>
          <table:covered-table-cell/>
          <table:covered-table-cell/>
          <table:covered-table-cell/>
        </table:table-row>
        <table:table-row table:style-name="表格10.1">
          <table:table-cell table:style-name="表格10.A2" table:number-columns-spanned="2" office:value-type="string">
            <text:p text:style-name="P38">資料集名稱</text:p>
          </table:table-cell>
          <table:covered-table-cell/>
          <table:table-cell table:style-name="表格10.C2" table:number-columns-spanned="4" office:value-type="string">
            <text:p text:style-name="P9">ETC欠費總額查詢</text:p>
          </table:table-cell>
          <table:covered-table-cell/>
          <table:covered-table-cell/>
          <table:covered-table-cell/>
        </table:table-row>
        <table:table-row table:style-name="表格10.1">
          <table:table-cell table:style-name="表格10.A3" table:number-columns-spanned="2" office:value-type="string">
            <text:p text:style-name="P38">授權取用資料集安全等級<text:span text:style-name="T4">(依據電子化政府服務平臺身分驗證系統)</text:span></text:p>
          </table:table-cell>
          <table:covered-table-cell/>
          <table:table-cell table:style-name="表格10.C3" table:number-columns-spanned="4" office:value-type="string">
            <text:p text:style-name="P44"><text:span text:style-name="T3">■</text:span>自然人憑證<text:span text:style-name="T4">（每次插卡）</text:span></text:p>
            <text:p text:style-name="P38"><text:span text:style-name="T3">□</text:span><text:span text:style-name="T4">健保卡（每次插卡）</text:span></text:p>
            <text:p text:style-name="P9"><text:span text:style-name="T2">■</text:span>OTP(首次須上傳自然人憑證，爾後使用一次性密碼)</text:p>
            <text:p text:style-name="P9"><text:span text:style-name="T2">□</text:span>多因子驗證(健保卡號+戶號)</text:p>
            <text:p text:style-name="P9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10.1">
          <table:table-cell table:style-name="表格10.A2" table:number-columns-spanned="2" office:value-type="string">
            <text:p text:style-name="P29">資料傳輸週期</text:p>
          </table:table-cell>
          <table:covered-table-cell/>
          <table:table-cell table:style-name="表格10.C3" table:number-columns-spanned="4" office:value-type="string">
            <text:p text:style-name="P10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10.1">
          <table:table-cell table:style-name="表格10.A5" table:number-columns-spanned="6" office:value-type="string">
            <text:p text:style-name="P48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2" office:value-type="string">
            <text:p text:style-name="P48">項次</text:p>
          </table:table-cell>
          <table:table-cell table:style-name="表格10.B6" table:number-columns-spanned="2" office:value-type="string">
            <text:p text:style-name="P48">資料集欄位名稱</text:p>
          </table:table-cell>
          <table:covered-table-cell/>
          <table:table-cell table:style-name="表格10.D6" office:value-type="string">
            <text:p text:style-name="P48">欄位說明</text:p>
          </table:table-cell>
          <table:table-cell table:style-name="表格10.E6" office:value-type="string">
            <text:p text:style-name="P48">資料型態</text:p>
          </table:table-cell>
          <table:table-cell table:style-name="表格10.F6" office:value-type="string">
            <text:p text:style-name="P48">備註說明</text:p>
          </table:table-cell>
        </table:table-row>
        <table:table-row table:style-name="表格10.1">
          <table:table-cell table:style-name="表格10.A7" office:value-type="string">
            <text:p text:style-name="P48">1</text:p>
          </table:table-cell>
          <table:table-cell table:style-name="表格10.B7" table:number-columns-spanned="2" office:value-type="string">
            <text:p text:style-name="P9">ETC欠費總額</text:p>
          </table:table-cell>
          <table:covered-table-cell/>
          <table:table-cell table:style-name="表格10.D7" office:value-type="string">
            <text:p text:style-name="P38"/>
          </table:table-cell>
          <table:table-cell table:style-name="表格10.E7" office:value-type="string">
            <text:p text:style-name="P38"/>
          </table:table-cell>
          <table:table-cell table:style-name="表格10.F7" office:value-type="string">
            <text:p text:style-name="P38"/>
          </table:table-cell>
        </table:table-row>
      </table:table>
      <text:p text:style-name="P76"/>
      <text:p text:style-name="P92">項次1<text:span text:style-name="T14">1</text:span>：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row table:style-name="表格11.1">
          <table:table-cell table:style-name="表格11.A1" table:number-columns-spanned="2" office:value-type="string">
            <text:p text:style-name="P11">機關名稱</text:p>
          </table:table-cell>
          <table:covered-table-cell/>
          <table:table-cell table:style-name="表格11.C1" table:number-columns-spanned="4" office:value-type="string">
            <text:p text:style-name="P11">衛生福利部中央健康保險署</text:p>
          </table:table-cell>
          <table:covered-table-cell/>
          <table:covered-table-cell/>
          <table:covered-table-cell/>
        </table:table-row>
        <table:table-row table:style-name="表格11.1">
          <table:table-cell table:style-name="表格11.A2" table:number-columns-spanned="2" office:value-type="string">
            <text:p text:style-name="P39">資料集名稱</text:p>
          </table:table-cell>
          <table:covered-table-cell/>
          <table:table-cell table:style-name="表格11.C2" table:number-columns-spanned="4" office:value-type="string">
            <text:p text:style-name="P11">個人投退保資料</text:p>
          </table:table-cell>
          <table:covered-table-cell/>
          <table:covered-table-cell/>
          <table:covered-table-cell/>
        </table:table-row>
        <table:table-row table:style-name="表格11.1">
          <table:table-cell table:style-name="表格11.A3" table:number-columns-spanned="2" office:value-type="string">
            <text:p text:style-name="P39">授權取用資料集安全等級<text:span text:style-name="T4">(依據電子化政府服務平臺身分驗證系統)</text:span></text:p>
          </table:table-cell>
          <table:covered-table-cell/>
          <table:table-cell table:style-name="表格11.C3" table:number-columns-spanned="4" office:value-type="string">
            <text:p text:style-name="P39"><text:span text:style-name="T3">■</text:span>自然人憑證<text:span text:style-name="T4">（每次插卡）</text:span></text:p>
            <text:p text:style-name="P39"><text:span text:style-name="T3">□</text:span><text:span text:style-name="T4">健保卡（每次插卡）</text:span></text:p>
            <text:p text:style-name="P11"><text:span text:style-name="T2">□</text:span>OTP(首次須上傳自然人憑證，爾後使用一次性密碼)</text:p>
            <text:p text:style-name="P11"><text:span text:style-name="T2">□</text:span>多因子驗證(健保卡號+戶號)</text:p>
            <text:p text:style-name="P11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11.1">
          <table:table-cell table:style-name="表格11.A2" table:number-columns-spanned="2" office:value-type="string">
            <text:p text:style-name="P30">資料傳輸週期</text:p>
          </table:table-cell>
          <table:covered-table-cell/>
          <table:table-cell table:style-name="表格11.C3" table:number-columns-spanned="4" office:value-type="string">
            <text:p text:style-name="P8"><text:span text:style-name="T2">□</text:span>即時 <text:s text:c="11"/><text:span text:style-name="T2">■</text:span>批次：<text:span text:style-name="T12">20分鐘</text:span></text:p>
          </table:table-cell>
          <table:covered-table-cell/>
          <table:covered-table-cell/>
          <table:covered-table-cell/>
        </table:table-row>
        <table:table-row table:style-name="表格11.1">
          <table:table-cell table:style-name="表格11.A5" table:number-columns-spanned="6" office:value-type="string">
            <text:p text:style-name="P49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2" office:value-type="string">
            <text:p text:style-name="P49">項次</text:p>
          </table:table-cell>
          <table:table-cell table:style-name="表格11.B6" table:number-columns-spanned="2" office:value-type="string">
            <text:p text:style-name="P49">資料集欄位名稱</text:p>
          </table:table-cell>
          <table:covered-table-cell/>
          <table:table-cell table:style-name="表格11.D6" office:value-type="string">
            <text:p text:style-name="P49">欄位說明</text:p>
          </table:table-cell>
          <table:table-cell table:style-name="表格11.E6" office:value-type="string">
            <text:p text:style-name="P49">資料型態</text:p>
          </table:table-cell>
          <table:table-cell table:style-name="表格11.F6" office:value-type="string">
            <text:p text:style-name="P49">備註說明</text:p>
          </table:table-cell>
        </table:table-row>
        <table:table-row table:style-name="表格11.1">
          <table:table-cell table:style-name="表格11.A2" office:value-type="string">
            <text:p text:style-name="P49">1</text:p>
          </table:table-cell>
          <table:table-cell table:style-name="表格11.B7" table:number-columns-spanned="2" office:value-type="string">
            <text:p text:style-name="P11">保險對象</text:p>
          </table:table-cell>
          <table:covered-table-cell/>
          <table:table-cell table:style-name="表格11.D7" office:value-type="string">
            <text:p text:style-name="P39"/>
          </table:table-cell>
          <table:table-cell table:style-name="表格11.E7" office:value-type="string">
            <text:p text:style-name="P39"/>
          </table:table-cell>
          <table:table-cell table:style-name="表格11.F7" office:value-type="string">
            <text:p text:style-name="P39"/>
          </table:table-cell>
        </table:table-row>
        <table:table-row table:style-name="表格11.1">
          <table:table-cell table:style-name="表格11.A2" office:value-type="string">
            <text:p text:style-name="P49">2</text:p>
          </table:table-cell>
          <table:table-cell table:style-name="表格11.B7" table:number-columns-spanned="2" office:value-type="string">
            <text:p text:style-name="P11">分區組別</text:p>
          </table:table-cell>
          <table:covered-table-cell/>
          <table:table-cell table:style-name="表格11.D7" office:value-type="string">
            <text:p text:style-name="P39"/>
          </table:table-cell>
          <table:table-cell table:style-name="表格11.E7" office:value-type="string">
            <text:p text:style-name="P39"/>
          </table:table-cell>
          <table:table-cell table:style-name="表格11.F7" office:value-type="string">
            <text:p text:style-name="P39"/>
          </table:table-cell>
        </table:table-row>
        <table:table-row table:style-name="表格11.1">
          <table:table-cell table:style-name="表格11.A2" office:value-type="string">
            <text:p text:style-name="P19">3</text:p>
          </table:table-cell>
          <table:table-cell table:style-name="表格11.B9" table:number-columns-spanned="2" office:value-type="string">
            <text:p text:style-name="P11">加保別</text:p>
          </table:table-cell>
          <table:covered-table-cell/>
          <table:table-cell table:style-name="表格11.D7" office:value-type="string">
            <text:p text:style-name="P39"/>
          </table:table-cell>
          <table:table-cell table:style-name="表格11.E7" office:value-type="string">
            <text:p text:style-name="P39"/>
          </table:table-cell>
          <table:table-cell table:style-name="表格11.F7" office:value-type="string">
            <text:p text:style-name="P39"/>
          </table:table-cell>
        </table:table-row>
        <table:table-row table:style-name="表格11.1">
          <table:table-cell table:style-name="表格11.A2" office:value-type="string">
            <text:p text:style-name="P19">4</text:p>
          </table:table-cell>
          <table:table-cell table:style-name="表格11.B9" table:number-columns-spanned="2" office:value-type="string">
            <text:p text:style-name="P11">加保(薪調)日</text:p>
          </table:table-cell>
          <table:covered-table-cell/>
          <table:table-cell table:style-name="表格11.D7" office:value-type="string">
            <text:p text:style-name="P39"/>
          </table:table-cell>
          <table:table-cell table:style-name="表格11.E7" office:value-type="string">
            <text:p text:style-name="P39"/>
          </table:table-cell>
          <table:table-cell table:style-name="表格11.F7" office:value-type="string">
            <text:p text:style-name="P39"/>
          </table:table-cell>
        </table:table-row>
        <table:table-row table:style-name="表格11.1">
          <table:table-cell table:style-name="表格11.A2" office:value-type="string">
            <text:p text:style-name="P19">5</text:p>
          </table:table-cell>
          <table:table-cell table:style-name="表格11.B9" table:number-columns-spanned="2" office:value-type="string">
            <text:p text:style-name="P11">單位代號</text:p>
          </table:table-cell>
          <table:covered-table-cell/>
          <table:table-cell table:style-name="表格11.D7" office:value-type="string">
            <text:p text:style-name="P39"/>
          </table:table-cell>
          <table:table-cell table:style-name="表格11.E7" office:value-type="string">
            <text:p text:style-name="P39"/>
          </table:table-cell>
          <table:table-cell table:style-name="表格11.F7" office:value-type="string">
            <text:p text:style-name="P39"/>
          </table:table-cell>
        </table:table-row>
        <table:table-row table:style-name="表格11.1">
          <table:table-cell table:style-name="表格11.A2" office:value-type="string">
            <text:p text:style-name="P19">6</text:p>
          </table:table-cell>
          <table:table-cell table:style-name="表格11.B9" table:number-columns-spanned="2" office:value-type="string">
            <text:p text:style-name="P11">單位名稱</text:p>
          </table:table-cell>
          <table:covered-table-cell/>
          <table:table-cell table:style-name="表格11.D7" office:value-type="string">
            <text:p text:style-name="P39"/>
          </table:table-cell>
          <table:table-cell table:style-name="表格11.E7" office:value-type="string">
            <text:p text:style-name="P39"/>
          </table:table-cell>
          <table:table-cell table:style-name="表格11.F7" office:value-type="string">
            <text:p text:style-name="P39"/>
          </table:table-cell>
        </table:table-row>
        <table:table-row table:style-name="表格11.1">
          <table:table-cell table:style-name="表格11.A2" office:value-type="string">
            <text:p text:style-name="P19">7</text:p>
          </table:table-cell>
          <table:table-cell table:style-name="表格11.B9" table:number-columns-spanned="2" office:value-type="string">
            <text:p text:style-name="P11">投保金額</text:p>
          </table:table-cell>
          <table:covered-table-cell/>
          <table:table-cell table:style-name="表格11.D7" office:value-type="string">
            <text:p text:style-name="P39"/>
          </table:table-cell>
          <table:table-cell table:style-name="表格11.E7" office:value-type="string">
            <text:p text:style-name="P39"/>
          </table:table-cell>
          <table:table-cell table:style-name="表格11.F7" office:value-type="string">
            <text:p text:style-name="P39"/>
          </table:table-cell>
        </table:table-row>
        <table:table-row table:style-name="表格11.1">
          <table:table-cell table:style-name="表格11.A2" office:value-type="string">
            <text:p text:style-name="P19">8</text:p>
          </table:table-cell>
          <table:table-cell table:style-name="表格11.B9" table:number-columns-spanned="2" office:value-type="string">
            <text:p text:style-name="P11">被保險人</text:p>
          </table:table-cell>
          <table:covered-table-cell/>
          <table:table-cell table:style-name="表格11.D7" office:value-type="string">
            <text:p text:style-name="P39"/>
          </table:table-cell>
          <table:table-cell table:style-name="表格11.E7" office:value-type="string">
            <text:p text:style-name="P39"/>
          </table:table-cell>
          <table:table-cell table:style-name="表格11.F7" office:value-type="string">
            <text:p text:style-name="P39"/>
          </table:table-cell>
        </table:table-row>
        <table:table-row table:style-name="表格11.1">
          <table:table-cell table:style-name="表格11.A2" office:value-type="string">
            <text:p text:style-name="P19">9</text:p>
          </table:table-cell>
          <table:table-cell table:style-name="表格11.B9" table:number-columns-spanned="2" office:value-type="string">
            <text:p text:style-name="P11">退保別</text:p>
          </table:table-cell>
          <table:covered-table-cell/>
          <table:table-cell table:style-name="表格11.D7" office:value-type="string">
            <text:p text:style-name="P39"/>
          </table:table-cell>
          <table:table-cell table:style-name="表格11.E7" office:value-type="string">
            <text:p text:style-name="P39"/>
          </table:table-cell>
          <table:table-cell table:style-name="表格11.F7" office:value-type="string">
            <text:p text:style-name="P39"/>
          </table:table-cell>
        </table:table-row>
        <table:table-row table:style-name="表格11.1">
          <table:table-cell table:style-name="表格11.A16" office:value-type="string">
            <text:p text:style-name="P19">10</text:p>
          </table:table-cell>
          <table:table-cell table:style-name="表格11.B16" table:number-columns-spanned="2" office:value-type="string">
            <text:p text:style-name="P11">退保日</text:p>
          </table:table-cell>
          <table:covered-table-cell/>
          <table:table-cell table:style-name="表格11.D16" office:value-type="string">
            <text:p text:style-name="P39"/>
          </table:table-cell>
          <table:table-cell table:style-name="表格11.E16" office:value-type="string">
            <text:p text:style-name="P39"/>
          </table:table-cell>
          <table:table-cell table:style-name="表格11.F16" office:value-type="string">
            <text:p text:style-name="P39"/>
          </table:table-cell>
        </table:table-row>
      </table:table>
      <text:p text:style-name="P77"/>
      <text:p text:style-name="P92">項次1<text:span text:style-name="T14">2</text:span>：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row table:style-name="表格12.1">
          <table:table-cell table:style-name="表格12.A1" table:number-columns-spanned="2" office:value-type="string">
            <text:p text:style-name="P11">機關名稱</text:p>
          </table:table-cell>
          <table:covered-table-cell/>
          <table:table-cell table:style-name="表格12.C1" table:number-columns-spanned="4" office:value-type="string">
            <text:p text:style-name="P11">衛生福利部中央健康保險署</text:p>
          </table:table-cell>
          <table:covered-table-cell/>
          <table:covered-table-cell/>
          <table:covered-table-cell/>
        </table:table-row>
        <table:table-row table:style-name="表格12.1">
          <table:table-cell table:style-name="表格12.A2" table:number-columns-spanned="2" office:value-type="string">
            <text:p text:style-name="P39">資料集名稱</text:p>
          </table:table-cell>
          <table:covered-table-cell/>
          <table:table-cell table:style-name="表格12.C2" table:number-columns-spanned="4" office:value-type="string">
            <text:p text:style-name="P11">保險費繳納紀錄 </text:p>
          </table:table-cell>
          <table:covered-table-cell/>
          <table:covered-table-cell/>
          <table:covered-table-cell/>
        </table:table-row>
        <table:table-row table:style-name="表格12.1">
          <table:table-cell table:style-name="表格12.A3" table:number-columns-spanned="2" office:value-type="string">
            <text:p text:style-name="P39">授權取用資料集安全等級<text:span text:style-name="T4">(依據電子化政府服務平臺身分驗證系統)</text:span></text:p>
          </table:table-cell>
          <table:covered-table-cell/>
          <table:table-cell table:style-name="表格12.C3" table:number-columns-spanned="4" office:value-type="string">
            <text:p text:style-name="P39"><text:span text:style-name="T3">■</text:span>自然人憑證<text:span text:style-name="T4">（每次插卡）</text:span></text:p>
            <text:p text:style-name="P39"><text:span text:style-name="T3">□</text:span><text:span text:style-name="T4">健保卡（每次插卡）</text:span></text:p>
            <text:p text:style-name="P11"><text:span text:style-name="T2">□</text:span>OTP(首次須上傳自然人憑證，爾後使用一次性密碼)</text:p>
            <text:p text:style-name="P11"><text:span text:style-name="T2">□</text:span>多因子驗證(健保卡號+戶號)</text:p>
            <text:p text:style-name="P11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12.1">
          <table:table-cell table:style-name="表格12.A2" table:number-columns-spanned="2" office:value-type="string">
            <text:p text:style-name="P30">資料傳輸週期</text:p>
          </table:table-cell>
          <table:covered-table-cell/>
          <table:table-cell table:style-name="表格12.C3" table:number-columns-spanned="4" office:value-type="string">
            <text:p text:style-name="P8"><text:span text:style-name="T2">□</text:span>即時 <text:s text:c="11"/><text:span text:style-name="T2">■</text:span>批次：<text:span text:style-name="T12">20分鐘</text:span></text:p>
          </table:table-cell>
          <table:covered-table-cell/>
          <table:covered-table-cell/>
          <table:covered-table-cell/>
        </table:table-row>
        <table:table-row table:style-name="表格12.1">
          <table:table-cell table:style-name="表格12.A5" table:number-columns-spanned="6" office:value-type="string">
            <text:p text:style-name="P49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2" office:value-type="string">
            <text:p text:style-name="P49">項次</text:p>
          </table:table-cell>
          <table:table-cell table:style-name="表格12.B6" table:number-columns-spanned="2" office:value-type="string">
            <text:p text:style-name="P49">資料集欄位名稱</text:p>
          </table:table-cell>
          <table:covered-table-cell/>
          <table:table-cell table:style-name="表格12.D6" office:value-type="string">
            <text:p text:style-name="P49">欄位說明</text:p>
          </table:table-cell>
          <table:table-cell table:style-name="表格12.E6" office:value-type="string">
            <text:p text:style-name="P49">資料型態</text:p>
          </table:table-cell>
          <table:table-cell table:style-name="表格12.F6" office:value-type="string">
            <text:p text:style-name="P49">備註說明</text:p>
          </table:table-cell>
        </table:table-row>
        <table:table-row table:style-name="表格12.1">
          <table:table-cell table:style-name="表格12.A2" office:value-type="string">
            <text:p text:style-name="P49">1</text:p>
          </table:table-cell>
          <table:table-cell table:style-name="表格12.B7" table:number-columns-spanned="2" office:value-type="string">
            <text:p text:style-name="P11">保費年月</text:p>
          </table:table-cell>
          <table:covered-table-cell/>
          <table:table-cell table:style-name="表格12.D7" office:value-type="string">
            <text:p text:style-name="P39"/>
          </table:table-cell>
          <table:table-cell table:style-name="表格12.E7" office:value-type="string">
            <text:p text:style-name="P39"/>
          </table:table-cell>
          <table:table-cell table:style-name="表格12.F7" office:value-type="string">
            <text:p text:style-name="P39"/>
          </table:table-cell>
        </table:table-row>
        <table:table-row table:style-name="表格12.1">
          <table:table-cell table:style-name="表格12.A2" office:value-type="string">
            <text:p text:style-name="P49">2</text:p>
          </table:table-cell>
          <table:table-cell table:style-name="表格12.B7" table:number-columns-spanned="2" office:value-type="string">
            <text:p text:style-name="P11">分區組別</text:p>
          </table:table-cell>
          <table:covered-table-cell/>
          <table:table-cell table:style-name="表格12.D7" office:value-type="string">
            <text:p text:style-name="P39"/>
          </table:table-cell>
          <table:table-cell table:style-name="表格12.E7" office:value-type="string">
            <text:p text:style-name="P39"/>
          </table:table-cell>
          <table:table-cell table:style-name="表格12.F7" office:value-type="string">
            <text:p text:style-name="P39"/>
          </table:table-cell>
        </table:table-row>
        <table:table-row table:style-name="表格12.1">
          <table:table-cell table:style-name="表格12.A2" office:value-type="string">
            <text:p text:style-name="P19">3</text:p>
          </table:table-cell>
          <table:table-cell table:style-name="表格12.B9" table:number-columns-spanned="2" office:value-type="string">
            <text:p text:style-name="P11">應收別</text:p>
          </table:table-cell>
          <table:covered-table-cell/>
          <table:table-cell table:style-name="表格12.D7" office:value-type="string">
            <text:p text:style-name="P39"/>
          </table:table-cell>
          <table:table-cell table:style-name="表格12.E7" office:value-type="string">
            <text:p text:style-name="P39"/>
          </table:table-cell>
          <table:table-cell table:style-name="表格12.F7" office:value-type="string">
            <text:p text:style-name="P39"/>
          </table:table-cell>
        </table:table-row>
        <table:table-row table:style-name="表格12.1">
          <table:table-cell table:style-name="表格12.A2" office:value-type="string">
            <text:p text:style-name="P19">4</text:p>
          </table:table-cell>
          <table:table-cell table:style-name="表格12.B9" table:number-columns-spanned="2" office:value-type="string">
            <text:p text:style-name="P11">繳款方式</text:p>
          </table:table-cell>
          <table:covered-table-cell/>
          <table:table-cell table:style-name="表格12.D7" office:value-type="string">
            <text:p text:style-name="P39"/>
          </table:table-cell>
          <table:table-cell table:style-name="表格12.E7" office:value-type="string">
            <text:p text:style-name="P39"/>
          </table:table-cell>
          <table:table-cell table:style-name="表格12.F7" office:value-type="string">
            <text:p text:style-name="P39"/>
          </table:table-cell>
        </table:table-row>
        <table:table-row table:style-name="表格12.1">
          <table:table-cell table:style-name="表格12.A2" office:value-type="string">
            <text:p text:style-name="P19">5</text:p>
          </table:table-cell>
          <table:table-cell table:style-name="表格12.B9" table:number-columns-spanned="2" office:value-type="string">
            <text:p text:style-name="P11">繳納日期</text:p>
          </table:table-cell>
          <table:covered-table-cell/>
          <table:table-cell table:style-name="表格12.D7" office:value-type="string">
            <text:p text:style-name="P39"/>
          </table:table-cell>
          <table:table-cell table:style-name="表格12.E7" office:value-type="string">
            <text:p text:style-name="P39"/>
          </table:table-cell>
          <table:table-cell table:style-name="表格12.F7" office:value-type="string">
            <text:p text:style-name="P39"/>
          </table:table-cell>
        </table:table-row>
        <table:table-row table:style-name="表格12.1">
          <table:table-cell table:style-name="表格12.A2" office:value-type="string">
            <text:p text:style-name="P19">6</text:p>
          </table:table-cell>
          <table:table-cell table:style-name="表格12.B9" table:number-columns-spanned="2" office:value-type="string">
            <text:p text:style-name="P11">繳納金額</text:p>
          </table:table-cell>
          <table:covered-table-cell/>
          <table:table-cell table:style-name="表格12.D7" office:value-type="string">
            <text:p text:style-name="P39"/>
          </table:table-cell>
          <table:table-cell table:style-name="表格12.E7" office:value-type="string">
            <text:p text:style-name="P39"/>
          </table:table-cell>
          <table:table-cell table:style-name="表格12.F7" office:value-type="string">
            <text:p text:style-name="P39"/>
          </table:table-cell>
        </table:table-row>
        <table:table-row table:style-name="表格12.1">
          <table:table-cell table:style-name="表格12.A2" office:value-type="string">
            <text:p text:style-name="P19">7</text:p>
          </table:table-cell>
          <table:table-cell table:style-name="表格12.B9" table:number-columns-spanned="2" office:value-type="string">
            <text:p text:style-name="P11">金額</text:p>
          </table:table-cell>
          <table:covered-table-cell/>
          <table:table-cell table:style-name="表格12.D7" office:value-type="string">
            <text:p text:style-name="P39"/>
          </table:table-cell>
          <table:table-cell table:style-name="表格12.E7" office:value-type="string">
            <text:p text:style-name="P39"/>
          </table:table-cell>
          <table:table-cell table:style-name="表格12.F7" office:value-type="string">
            <text:p text:style-name="P39"/>
          </table:table-cell>
        </table:table-row>
        <table:table-row table:style-name="表格12.1">
          <table:table-cell table:style-name="表格12.A14" office:value-type="string">
            <text:p text:style-name="P19">8</text:p>
          </table:table-cell>
          <table:table-cell table:style-name="表格12.B14" table:number-columns-spanned="2" office:value-type="string">
            <text:p text:style-name="P11">銷帳編號</text:p>
          </table:table-cell>
          <table:covered-table-cell/>
          <table:table-cell table:style-name="表格12.D14" office:value-type="string">
            <text:p text:style-name="P39"/>
          </table:table-cell>
          <table:table-cell table:style-name="表格12.E14" office:value-type="string">
            <text:p text:style-name="P39"/>
          </table:table-cell>
          <table:table-cell table:style-name="表格12.F14" office:value-type="string">
            <text:p text:style-name="P39"/>
          </table:table-cell>
        </table:table-row>
      </table:table>
      <text:p text:style-name="P77"/>
      <text:p text:style-name="P92">項次1<text:span text:style-name="T14">3</text:span>：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column table:style-name="表格13.F"/>
        <table:table-row table:style-name="表格13.1">
          <table:table-cell table:style-name="表格13.A1" table:number-columns-spanned="2" office:value-type="string">
            <text:p text:style-name="P11">機關名稱</text:p>
          </table:table-cell>
          <table:covered-table-cell/>
          <table:table-cell table:style-name="表格13.C1" table:number-columns-spanned="4" office:value-type="string">
            <text:p text:style-name="P11">經濟部商業司</text:p>
          </table:table-cell>
          <table:covered-table-cell/>
          <table:covered-table-cell/>
          <table:covered-table-cell/>
        </table:table-row>
        <table:table-row table:style-name="表格13.1">
          <table:table-cell table:style-name="表格13.A2" table:number-columns-spanned="2" office:value-type="string">
            <text:p text:style-name="P39">資料集名稱</text:p>
          </table:table-cell>
          <table:covered-table-cell/>
          <table:table-cell table:style-name="表格13.C2" table:number-columns-spanned="4" office:value-type="string">
            <text:p text:style-name="P11">公司股東董監事經理人</text:p>
          </table:table-cell>
          <table:covered-table-cell/>
          <table:covered-table-cell/>
          <table:covered-table-cell/>
        </table:table-row>
        <table:table-row table:style-name="表格13.1">
          <table:table-cell table:style-name="表格13.A3" table:number-columns-spanned="2" office:value-type="string">
            <text:p text:style-name="P39">授權取用資料集安全等級<text:span text:style-name="T4">(依據電子化政府服務平臺身分驗證系統)</text:span></text:p>
          </table:table-cell>
          <table:covered-table-cell/>
          <table:table-cell table:style-name="表格13.C3" table:number-columns-spanned="4" office:value-type="string">
            <text:p text:style-name="P40"><text:span text:style-name="T3">□</text:span>自然人憑證<text:span text:style-name="T4">（每次插卡）</text:span></text:p>
            <text:p text:style-name="P39"><text:span text:style-name="T3">□</text:span><text:span text:style-name="T4">健保卡（每次插卡）</text:span></text:p>
            <text:p text:style-name="P11"><text:span text:style-name="T2">□</text:span>OTP(首次須上傳自然人憑證，爾後使用一次性密碼)</text:p>
            <text:p text:style-name="P11"><text:span text:style-name="T2">□</text:span>多因子驗證(健保卡號+戶號)</text:p>
            <text:p text:style-name="P12"><text:span text:style-name="T2">■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13.1">
          <table:table-cell table:style-name="表格13.A2" table:number-columns-spanned="2" office:value-type="string">
            <text:p text:style-name="P30">資料傳輸週期</text:p>
          </table:table-cell>
          <table:covered-table-cell/>
          <table:table-cell table:style-name="表格13.C3" table:number-columns-spanned="4" office:value-type="string">
            <text:p text:style-name="P10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13.1">
          <table:table-cell table:style-name="表格13.A5" table:number-columns-spanned="6" office:value-type="string">
            <text:p text:style-name="P49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2" office:value-type="string">
            <text:p text:style-name="P49">項次</text:p>
          </table:table-cell>
          <table:table-cell table:style-name="表格13.B6" table:number-columns-spanned="2" office:value-type="string">
            <text:p text:style-name="P49">資料集欄位名稱</text:p>
          </table:table-cell>
          <table:covered-table-cell/>
          <table:table-cell table:style-name="表格13.D6" office:value-type="string">
            <text:p text:style-name="P49">欄位說明</text:p>
          </table:table-cell>
          <table:table-cell table:style-name="表格13.E6" office:value-type="string">
            <text:p text:style-name="P49">資料型態</text:p>
          </table:table-cell>
          <table:table-cell table:style-name="表格13.F6" office:value-type="string">
            <text:p text:style-name="P49">備註說明</text:p>
          </table:table-cell>
        </table:table-row>
        <table:table-row table:style-name="表格13.1">
          <table:table-cell table:style-name="表格13.A2" office:value-type="string">
            <text:p text:style-name="P49">1</text:p>
          </table:table-cell>
          <table:table-cell table:style-name="表格13.B7" table:number-columns-spanned="2" office:value-type="string">
            <text:p text:style-name="P11">任期(起)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49">2</text:p>
          </table:table-cell>
          <table:table-cell table:style-name="表格13.B7" table:number-columns-spanned="2" office:value-type="string">
            <text:p text:style-name="P11">任期(迄)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3</text:p>
          </table:table-cell>
          <table:table-cell table:style-name="表格13.B9" table:number-columns-spanned="2" office:value-type="string">
            <text:p text:style-name="P11">公司名稱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4</text:p>
          </table:table-cell>
          <table:table-cell table:style-name="表格13.B9" table:number-columns-spanned="2" office:value-type="string">
            <text:p text:style-name="P11">公司狀況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5</text:p>
          </table:table-cell>
          <table:table-cell table:style-name="表格13.B9" table:number-columns-spanned="2" office:value-type="string">
            <text:p text:style-name="P11">公司統一編號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6</text:p>
          </table:table-cell>
          <table:table-cell table:style-name="表格13.B9" table:number-columns-spanned="2" office:value-type="string">
            <text:p text:style-name="P11">公司負責人(Y=是, N=否)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7</text:p>
          </table:table-cell>
          <table:table-cell table:style-name="表格13.B9" table:number-columns-spanned="2" office:value-type="string">
            <text:p text:style-name="P11">出資額/持有股份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8</text:p>
          </table:table-cell>
          <table:table-cell table:style-name="表格13.B9" table:number-columns-spanned="2" office:value-type="string">
            <text:p text:style-name="P11">國籍別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9</text:p>
          </table:table-cell>
          <table:table-cell table:style-name="表格13.B9" table:number-columns-spanned="2" office:value-type="string">
            <text:p text:style-name="P11">外文姓名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0</text:p>
          </table:table-cell>
          <table:table-cell table:style-name="表格13.B9" table:number-columns-spanned="2" office:value-type="string">
            <text:p text:style-name="P11">姓名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1</text:p>
          </table:table-cell>
          <table:table-cell table:style-name="表格13.B9" table:number-columns-spanned="2" office:value-type="string">
            <text:p text:style-name="P11">序號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2</text:p>
          </table:table-cell>
          <table:table-cell table:style-name="表格13.B9" table:number-columns-spanned="2" office:value-type="string">
            <text:p text:style-name="P11">核准設立文號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3</text:p>
          </table:table-cell>
          <table:table-cell table:style-name="表格13.B9" table:number-columns-spanned="2" office:value-type="string">
            <text:p text:style-name="P11">核准設立日期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4</text:p>
          </table:table-cell>
          <table:table-cell table:style-name="表格13.B9" table:number-columns-spanned="2" office:value-type="string">
            <text:p text:style-name="P11">核准變更文號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5</text:p>
          </table:table-cell>
          <table:table-cell table:style-name="表格13.B9" table:number-columns-spanned="2" office:value-type="string">
            <text:p text:style-name="P11">核准變更日期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6</text:p>
          </table:table-cell>
          <table:table-cell table:style-name="表格13.B9" table:number-columns-spanned="2" office:value-type="string">
            <text:p text:style-name="P11">法人代表(Y=是, N=否) 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7</text:p>
          </table:table-cell>
          <table:table-cell table:style-name="表格13.B9" table:number-columns-spanned="2" office:value-type="string">
            <text:p text:style-name="P11">申登機關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8</text:p>
          </table:table-cell>
          <table:table-cell table:style-name="表格13.B9" table:number-columns-spanned="2" office:value-type="string">
            <text:p text:style-name="P11">組織型態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19</text:p>
          </table:table-cell>
          <table:table-cell table:style-name="表格13.B9" table:number-columns-spanned="2" office:value-type="string">
            <text:p text:style-name="P11">經理人到職日期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" office:value-type="string">
            <text:p text:style-name="P19">20</text:p>
          </table:table-cell>
          <table:table-cell table:style-name="表格13.B9" table:number-columns-spanned="2" office:value-type="string">
            <text:p text:style-name="P11">職稱</text:p>
          </table:table-cell>
          <table:covered-table-cell/>
          <table:table-cell table:style-name="表格13.D7" office:value-type="string">
            <text:p text:style-name="P39"/>
          </table:table-cell>
          <table:table-cell table:style-name="表格13.E7" office:value-type="string">
            <text:p text:style-name="P39"/>
          </table:table-cell>
          <table:table-cell table:style-name="表格13.F7" office:value-type="string">
            <text:p text:style-name="P39"/>
          </table:table-cell>
        </table:table-row>
        <table:table-row table:style-name="表格13.1">
          <table:table-cell table:style-name="表格13.A27" office:value-type="string">
            <text:p text:style-name="P19">21</text:p>
          </table:table-cell>
          <table:table-cell table:style-name="表格13.B27" table:number-columns-spanned="2" office:value-type="string">
            <text:p text:style-name="P11">責任種類</text:p>
          </table:table-cell>
          <table:covered-table-cell/>
          <table:table-cell table:style-name="表格13.D27" office:value-type="string">
            <text:p text:style-name="P39"/>
          </table:table-cell>
          <table:table-cell table:style-name="表格13.E27" office:value-type="string">
            <text:p text:style-name="P39"/>
          </table:table-cell>
          <table:table-cell table:style-name="表格13.F27" office:value-type="string">
            <text:p text:style-name="P39"/>
          </table:table-cell>
        </table:table-row>
      </table:table>
      <text:p text:style-name="P77"/>
      <text:p text:style-name="P92">項次1<text:span text:style-name="T14">4</text:span>：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column table:style-name="表格16.F"/>
        <table:table-row table:style-name="表格16.1">
          <table:table-cell table:style-name="表格16.A1" table:number-columns-spanned="2" office:value-type="string">
            <text:p text:style-name="P12">機關名稱</text:p>
          </table:table-cell>
          <table:covered-table-cell/>
          <table:table-cell table:style-name="表格16.C1" table:number-columns-spanned="4" office:value-type="string">
            <text:p text:style-name="P12">衛生福利部社會救助及社工司</text:p>
          </table:table-cell>
          <table:covered-table-cell/>
          <table:covered-table-cell/>
          <table:covered-table-cell/>
        </table:table-row>
        <table:table-row table:style-name="表格16.1">
          <table:table-cell table:style-name="表格16.A2" table:number-columns-spanned="2" office:value-type="string">
            <text:p text:style-name="P40">資料集名稱</text:p>
          </table:table-cell>
          <table:covered-table-cell/>
          <table:table-cell table:style-name="表格16.C2" table:number-columns-spanned="4" office:value-type="string">
            <text:p text:style-name="P12">低收入戶及中低收入戶證明</text:p>
          </table:table-cell>
          <table:covered-table-cell/>
          <table:covered-table-cell/>
          <table:covered-table-cell/>
        </table:table-row>
        <table:table-row table:style-name="表格16.1">
          <table:table-cell table:style-name="表格16.A3" table:number-columns-spanned="2" office:value-type="string">
            <text:p text:style-name="P40">授權取用資料集安全等級<text:span text:style-name="T4">(依據電子化政府服務平臺身分驗證系統)</text:span></text:p>
          </table:table-cell>
          <table:covered-table-cell/>
          <table:table-cell table:style-name="表格16.C3" table:number-columns-spanned="4" office:value-type="string">
            <text:p text:style-name="P40"><text:span text:style-name="T3">□</text:span>自然人憑證<text:span text:style-name="T4">（每次插卡）</text:span></text:p>
            <text:p text:style-name="P40"><text:span text:style-name="T3">□</text:span><text:span text:style-name="T4">健保卡（每次插卡）</text:span></text:p>
            <text:p text:style-name="P12"><text:span text:style-name="T2">□</text:span>OTP(首次須上傳自然人憑證，爾後使用一次性密碼)</text:p>
            <text:p text:style-name="P12"><text:span text:style-name="T2">□</text:span>多因子驗證(健保卡號+戶號)</text:p>
            <text:p text:style-name="P12"><text:span text:style-name="T2">■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16.1">
          <table:table-cell table:style-name="表格16.A2" table:number-columns-spanned="2" office:value-type="string">
            <text:p text:style-name="P31">資料傳輸週期</text:p>
          </table:table-cell>
          <table:covered-table-cell/>
          <table:table-cell table:style-name="表格16.C3" table:number-columns-spanned="4" office:value-type="string">
            <text:p text:style-name="P10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16.1">
          <table:table-cell table:style-name="表格16.A5" table:number-columns-spanned="6" office:value-type="string">
            <text:p text:style-name="P50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2" office:value-type="string">
            <text:p text:style-name="P50">項次</text:p>
          </table:table-cell>
          <table:table-cell table:style-name="表格16.B6" table:number-columns-spanned="2" office:value-type="string">
            <text:p text:style-name="P50">資料集欄位名稱</text:p>
          </table:table-cell>
          <table:covered-table-cell/>
          <table:table-cell table:style-name="表格16.D6" office:value-type="string">
            <text:p text:style-name="P50">欄位說明</text:p>
          </table:table-cell>
          <table:table-cell table:style-name="表格16.E6" office:value-type="string">
            <text:p text:style-name="P50">資料型態</text:p>
          </table:table-cell>
          <table:table-cell table:style-name="表格16.F6" office:value-type="string">
            <text:p text:style-name="P50">備註說明</text:p>
          </table:table-cell>
        </table:table-row>
        <table:table-row table:style-name="表格16.1">
          <table:table-cell table:style-name="表格16.A2" office:value-type="string">
            <text:p text:style-name="P50">1</text:p>
          </table:table-cell>
          <table:table-cell table:style-name="表格16.B7" table:number-columns-spanned="2" office:value-type="string">
            <text:p text:style-name="P12">案號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50">2</text:p>
          </table:table-cell>
          <table:table-cell table:style-name="表格16.B7" table:number-columns-spanned="2" office:value-type="string">
            <text:p text:style-name="P12">申請日期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3</text:p>
          </table:table-cell>
          <table:table-cell table:style-name="表格16.B9" table:number-columns-spanned="2" office:value-type="string">
            <text:p text:style-name="P12">戶長姓名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4</text:p>
          </table:table-cell>
          <table:table-cell table:style-name="表格16.B9" table:number-columns-spanned="2" office:value-type="string">
            <text:p text:style-name="P12">縣市名稱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5</text:p>
          </table:table-cell>
          <table:table-cell table:style-name="表格16.B9" table:number-columns-spanned="2" office:value-type="string">
            <text:p text:style-name="P12">鄉鎮市公所名稱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6</text:p>
          </table:table-cell>
          <table:table-cell table:style-name="表格16.B9" table:number-columns-spanned="2" office:value-type="string">
            <text:p text:style-name="P12">村里名稱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7</text:p>
          </table:table-cell>
          <table:table-cell table:style-name="表格16.B9" table:number-columns-spanned="2" office:value-type="string">
            <text:p text:style-name="P12">戶籍地址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8</text:p>
          </table:table-cell>
          <table:table-cell table:style-name="表格16.B9" table:number-columns-spanned="2" office:value-type="string">
            <text:p text:style-name="P12">通訊地址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9</text:p>
          </table:table-cell>
          <table:table-cell table:style-name="表格16.B9" table:number-columns-spanned="2" office:value-type="string">
            <text:p text:style-name="P12">核定日期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10</text:p>
          </table:table-cell>
          <table:table-cell table:style-name="表格16.B9" table:number-columns-spanned="2" office:value-type="string">
            <text:p text:style-name="P12">身分別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11</text:p>
          </table:table-cell>
          <table:table-cell table:style-name="表格16.B9" table:number-columns-spanned="2" office:value-type="string">
            <text:p text:style-name="P12">核準日期及文號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12</text:p>
          </table:table-cell>
          <table:table-cell table:style-name="表格16.B9" table:number-columns-spanned="2" office:value-type="string">
            <text:p text:style-name="P12">證明書Title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13</text:p>
          </table:table-cell>
          <table:table-cell table:style-name="表格16.B9" table:number-columns-spanned="2" office:value-type="string">
            <text:p text:style-name="P12">有效迄日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14</text:p>
          </table:table-cell>
          <table:table-cell table:style-name="表格16.B9" table:number-columns-spanned="2" office:value-type="string">
            <text:p text:style-name="P12">驗證碼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15</text:p>
          </table:table-cell>
          <table:table-cell table:style-name="表格16.B9" table:number-columns-spanned="2" office:value-type="string">
            <text:p text:style-name="P12">稱謂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16</text:p>
          </table:table-cell>
          <table:table-cell table:style-name="表格16.B9" table:number-columns-spanned="2" office:value-type="string">
            <text:p text:style-name="P12">姓名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17</text:p>
          </table:table-cell>
          <table:table-cell table:style-name="表格16.B9" table:number-columns-spanned="2" office:value-type="string">
            <text:p text:style-name="P12">身分證號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" office:value-type="string">
            <text:p text:style-name="P20">18</text:p>
          </table:table-cell>
          <table:table-cell table:style-name="表格16.B9" table:number-columns-spanned="2" office:value-type="string">
            <text:p text:style-name="P12">出生日期</text:p>
          </table:table-cell>
          <table:covered-table-cell/>
          <table:table-cell table:style-name="表格16.D7" office:value-type="string">
            <text:p text:style-name="P40"/>
          </table:table-cell>
          <table:table-cell table:style-name="表格16.E7" office:value-type="string">
            <text:p text:style-name="P40"/>
          </table:table-cell>
          <table:table-cell table:style-name="表格16.F7" office:value-type="string">
            <text:p text:style-name="P40"/>
          </table:table-cell>
        </table:table-row>
        <table:table-row table:style-name="表格16.1">
          <table:table-cell table:style-name="表格16.A25" office:value-type="string">
            <text:p text:style-name="P20">19</text:p>
          </table:table-cell>
          <table:table-cell table:style-name="表格16.B25" table:number-columns-spanned="2" office:value-type="string">
            <text:p text:style-name="P12">列冊起迄日</text:p>
          </table:table-cell>
          <table:covered-table-cell/>
          <table:table-cell table:style-name="表格16.D25" office:value-type="string">
            <text:p text:style-name="P40"/>
          </table:table-cell>
          <table:table-cell table:style-name="表格16.E25" office:value-type="string">
            <text:p text:style-name="P40"/>
          </table:table-cell>
          <table:table-cell table:style-name="表格16.F25" office:value-type="string">
            <text:p text:style-name="P40"/>
          </table:table-cell>
        </table:table-row>
      </table:table>
      <text:p text:style-name="P78"/>
      <text:p text:style-name="P92">項次1<text:span text:style-name="T14">5</text:span>：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B"/>
        <table:table-column table:style-name="表格17.F"/>
        <table:table-row table:style-name="表格17.1">
          <table:table-cell table:style-name="表格17.A1" table:number-columns-spanned="2" office:value-type="string">
            <text:p text:style-name="P13">機關名稱</text:p>
          </table:table-cell>
          <table:covered-table-cell/>
          <table:table-cell table:style-name="表格17.C1" table:number-columns-spanned="4" office:value-type="string">
            <text:p text:style-name="P13">勞動部勞工保險局資訊室</text:p>
          </table:table-cell>
          <table:covered-table-cell/>
          <table:covered-table-cell/>
          <table:covered-table-cell/>
        </table:table-row>
        <table:table-row table:style-name="表格17.1">
          <table:table-cell table:style-name="表格17.A2" table:number-columns-spanned="2" office:value-type="string">
            <text:p text:style-name="P41">資料集名稱</text:p>
          </table:table-cell>
          <table:covered-table-cell/>
          <table:table-cell table:style-name="表格17.C2" table:number-columns-spanned="4" office:value-type="string">
            <text:p text:style-name="P13">勞工保險被保險人投保資料(明細)</text:p>
          </table:table-cell>
          <table:covered-table-cell/>
          <table:covered-table-cell/>
          <table:covered-table-cell/>
        </table:table-row>
        <table:table-row table:style-name="表格17.1">
          <table:table-cell table:style-name="表格17.A3" table:number-columns-spanned="2" office:value-type="string">
            <text:p text:style-name="P41">授權取用資料集安全等級<text:span text:style-name="T4">(依據電子化政府服務平臺身分驗證系統)</text:span></text:p>
          </table:table-cell>
          <table:covered-table-cell/>
          <table:table-cell table:style-name="表格17.C3" table:number-columns-spanned="4" office:value-type="string">
            <text:p text:style-name="P41"><text:span text:style-name="T3">■</text:span>自然人憑證<text:span text:style-name="T4">（每次插卡）</text:span></text:p>
            <text:p text:style-name="P41"><text:span text:style-name="T3">□</text:span><text:span text:style-name="T4">健保卡（每次插卡）</text:span></text:p>
            <text:p text:style-name="P13"><text:span text:style-name="T2">□</text:span>OTP(首次須上傳自然人憑證，爾後使用一次性密碼)</text:p>
            <text:p text:style-name="P13"><text:span text:style-name="T2">□</text:span>多因子驗證(健保卡號+戶號)</text:p>
            <text:p text:style-name="P13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17.1">
          <table:table-cell table:style-name="表格17.A2" table:number-columns-spanned="2" office:value-type="string">
            <text:p text:style-name="P32">資料傳輸週期</text:p>
          </table:table-cell>
          <table:covered-table-cell/>
          <table:table-cell table:style-name="表格17.C3" table:number-columns-spanned="4" office:value-type="string">
            <text:p text:style-name="P10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17.1">
          <table:table-cell table:style-name="表格17.A5" table:number-columns-spanned="6" office:value-type="string">
            <text:p text:style-name="P51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2" office:value-type="string">
            <text:p text:style-name="P51">項次</text:p>
          </table:table-cell>
          <table:table-cell table:style-name="表格17.B6" table:number-columns-spanned="2" office:value-type="string">
            <text:p text:style-name="P51">資料集欄位名稱</text:p>
          </table:table-cell>
          <table:covered-table-cell/>
          <table:table-cell table:style-name="表格17.D6" office:value-type="string">
            <text:p text:style-name="P51">欄位說明</text:p>
          </table:table-cell>
          <table:table-cell table:style-name="表格17.E6" office:value-type="string">
            <text:p text:style-name="P51">資料型態</text:p>
          </table:table-cell>
          <table:table-cell table:style-name="表格17.F6" office:value-type="string">
            <text:p text:style-name="P51">備註說明</text:p>
          </table:table-cell>
        </table:table-row>
        <table:table-row table:style-name="表格17.1">
          <table:table-cell table:style-name="表格17.A2" office:value-type="string">
            <text:p text:style-name="P62">1</text:p>
          </table:table-cell>
          <table:table-cell table:style-name="表格17.B6" table:number-columns-spanned="2" office:value-type="string">
            <text:p text:style-name="P68">保險別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被保險人參加之保險類別</text:p>
          </table:table-cell>
        </table:table-row>
        <table:table-row table:style-name="表格17.1">
          <table:table-cell table:style-name="表格17.A2" office:value-type="string">
            <text:p text:style-name="P62">2</text:p>
          </table:table-cell>
          <table:table-cell table:style-name="表格17.B6" table:number-columns-spanned="2" office:value-type="string">
            <text:p text:style-name="P68">保險證號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事業單位經本局審理核准成立投保單位並核發之識別代號</text:p>
          </table:table-cell>
        </table:table-row>
        <table:table-row table:style-name="表格17.1">
          <table:table-cell table:style-name="表格17.A2" office:value-type="string">
            <text:p text:style-name="P71">3</text:p>
          </table:table-cell>
          <table:table-cell table:style-name="表格17.B9" table:number-columns-spanned="2" office:value-type="string">
            <text:p text:style-name="P68">出生日期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本國籍被保險人身分證號、外籍被保險人之護照號碼或居留證號碼</text:p>
          </table:table-cell>
        </table:table-row>
        <table:table-row table:style-name="表格17.1">
          <table:table-cell table:style-name="表格17.A2" office:value-type="string">
            <text:p text:style-name="P71">4</text:p>
          </table:table-cell>
          <table:table-cell table:style-name="表格17.B9" table:number-columns-spanned="2" office:value-type="string">
            <text:p text:style-name="P68">勞保被保險人識別碼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投保單位名稱</text:p>
          </table:table-cell>
        </table:table-row>
        <table:table-row table:style-name="表格17.1">
          <table:table-cell table:style-name="表格17.A2" office:value-type="string">
            <text:p text:style-name="P71">5</text:p>
          </table:table-cell>
          <table:table-cell table:style-name="表格17.B9" table:number-columns-spanned="2" office:value-type="string">
            <text:p text:style-name="P68">單位名稱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投保單位名稱</text:p>
          </table:table-cell>
        </table:table-row>
        <table:table-row table:style-name="表格17.1">
          <table:table-cell table:style-name="表格17.A2" office:value-type="string">
            <text:p text:style-name="P71">6</text:p>
          </table:table-cell>
          <table:table-cell table:style-name="表格17.B9" table:number-columns-spanned="2" office:value-type="string">
            <text:p text:style-name="P68">回傳代碼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回傳本次查詢的狀態</text:p>
          </table:table-cell>
        </table:table-row>
        <table:table-row table:style-name="表格17.1">
          <table:table-cell table:style-name="表格17.A2" office:value-type="string">
            <text:p text:style-name="P71">7</text:p>
          </table:table-cell>
          <table:table-cell table:style-name="表格17.B9" table:number-columns-spanned="2" office:value-type="string">
            <text:p text:style-name="P68">回傳查詢資料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回應本次查詢的資料</text:p>
          </table:table-cell>
        </table:table-row>
        <table:table-row table:style-name="表格17.1">
          <table:table-cell table:style-name="表格17.A2" office:value-type="string">
            <text:p text:style-name="P71">8</text:p>
          </table:table-cell>
          <table:table-cell table:style-name="表格17.B9" table:number-columns-spanned="2" office:value-type="string">
            <text:p text:style-name="P68">姓名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被保險人中、英文姓名</text:p>
          </table:table-cell>
        </table:table-row>
        <table:table-row table:style-name="表格17.1">
          <table:table-cell table:style-name="表格17.A2" office:value-type="string">
            <text:p text:style-name="P71">9</text:p>
          </table:table-cell>
          <table:table-cell table:style-name="表格17.B9" table:number-columns-spanned="2" office:value-type="string">
            <text:p text:style-name="P68">就保註記代碼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用於識別被保險人是否適用就業保險</text:p>
          </table:table-cell>
        </table:table-row>
        <table:table-row table:style-name="表格17.1">
          <table:table-cell table:style-name="表格17.A2" office:value-type="string">
            <text:p text:style-name="P71">10</text:p>
          </table:table-cell>
          <table:table-cell table:style-name="表格17.B9" table:number-columns-spanned="2" office:value-type="string">
            <text:p text:style-name="P68">工作部門註記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用於識別單位申報員工投保薪資是否適用部分工時等級</text:p>
          </table:table-cell>
        </table:table-row>
        <table:table-row table:style-name="表格17.1">
          <table:table-cell table:style-name="表格17.A2" office:value-type="string">
            <text:p text:style-name="P71">11</text:p>
          </table:table-cell>
          <table:table-cell table:style-name="表格17.B9" table:number-columns-spanned="2" office:value-type="string">
            <text:p text:style-name="P68">年資(年)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投保年資年數</text:p>
          </table:table-cell>
        </table:table-row>
        <table:table-row table:style-name="表格17.1">
          <table:table-cell table:style-name="表格17.A2" office:value-type="string">
            <text:p text:style-name="P71">12</text:p>
          </table:table-cell>
          <table:table-cell table:style-name="表格17.B9" table:number-columns-spanned="2" office:value-type="string">
            <text:p text:style-name="P68">年資(日)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投保年資日數</text:p>
          </table:table-cell>
        </table:table-row>
        <table:table-row table:style-name="表格17.1">
          <table:table-cell table:style-name="表格17.A2" office:value-type="string">
            <text:p text:style-name="P71">13</text:p>
          </table:table-cell>
          <table:table-cell table:style-name="表格17.B9" table:number-columns-spanned="2" office:value-type="string">
            <text:p text:style-name="P68">年資起日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計算年資開始日</text:p>
          </table:table-cell>
        </table:table-row>
        <table:table-row table:style-name="表格17.1">
          <table:table-cell table:style-name="表格17.A2" office:value-type="string">
            <text:p text:style-name="P71">14</text:p>
          </table:table-cell>
          <table:table-cell table:style-name="表格17.B9" table:number-columns-spanned="2" office:value-type="string">
            <text:p text:style-name="P68">年資迄日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計算年資結束日</text:p>
          </table:table-cell>
        </table:table-row>
        <table:table-row table:style-name="表格17.1">
          <table:table-cell table:style-name="表格17.A2" office:value-type="string">
            <text:p text:style-name="P71">15</text:p>
          </table:table-cell>
          <table:table-cell table:style-name="表格17.B9" table:number-columns-spanned="2" office:value-type="string">
            <text:p text:style-name="P68">投保薪資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投保單位按被保險人之月薪資總額，依勞保投保薪資分級表向本局申報之薪資</text:p>
          </table:table-cell>
        </table:table-row>
        <table:table-row table:style-name="表格17.1">
          <table:table-cell table:style-name="表格17.A2" office:value-type="string">
            <text:p text:style-name="P71">16</text:p>
          </table:table-cell>
          <table:table-cell table:style-name="表格17.B9" table:number-columns-spanned="2" office:value-type="string">
            <text:p text:style-name="P68">異動別代碼</text:p>
          </table:table-cell>
          <table:covered-table-cell/>
          <table:table-cell table:style-name="表格17.D6" office:value-type="string">
            <text:p text:style-name="P65"/>
          </table:table-cell>
          <table:table-cell table:style-name="表格17.E6" office:value-type="string">
            <text:p text:style-name="P65"/>
          </table:table-cell>
          <table:table-cell table:style-name="表格17.F6" office:value-type="string">
            <text:p text:style-name="P65">用於識別被保險人之異動資料</text:p>
          </table:table-cell>
        </table:table-row>
        <table:table-row table:style-name="表格17.1">
          <table:table-cell table:style-name="表格17.A23" office:value-type="string">
            <text:p text:style-name="P71">17</text:p>
          </table:table-cell>
          <table:table-cell table:style-name="表格17.B23" table:number-columns-spanned="2" office:value-type="string">
            <text:p text:style-name="P68">異動日期</text:p>
          </table:table-cell>
          <table:covered-table-cell/>
          <table:table-cell table:style-name="表格17.D23" office:value-type="string">
            <text:p text:style-name="P65"/>
          </table:table-cell>
          <table:table-cell table:style-name="表格17.E23" office:value-type="string">
            <text:p text:style-name="P65"/>
          </table:table-cell>
          <table:table-cell table:style-name="表格17.F23" office:value-type="string">
            <text:p text:style-name="P65">被保險人異動之生效日期(西元年月日)</text:p>
          </table:table-cell>
        </table:table-row>
      </table:table>
      <text:p text:style-name="P79"/>
      <text:p text:style-name="P92">項次16：</text:p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column table:style-name="表格20.E"/>
        <table:table-column table:style-name="表格20.F"/>
        <table:table-row table:style-name="表格20.1">
          <table:table-cell table:style-name="表格20.A1" table:number-columns-spanned="2" office:value-type="string">
            <text:p text:style-name="P14">機關名稱</text:p>
          </table:table-cell>
          <table:covered-table-cell/>
          <table:table-cell table:style-name="表格20.C1" table:number-columns-spanned="4" office:value-type="string">
            <text:p text:style-name="P14">交通部公路總局監理組</text:p>
          </table:table-cell>
          <table:covered-table-cell/>
          <table:covered-table-cell/>
          <table:covered-table-cell/>
        </table:table-row>
        <table:table-row table:style-name="表格20.1">
          <table:table-cell table:style-name="表格20.A2" table:number-columns-spanned="2" office:value-type="string">
            <text:p text:style-name="P42">資料集名稱</text:p>
          </table:table-cell>
          <table:covered-table-cell/>
          <table:table-cell table:style-name="表格20.C2" table:number-columns-spanned="4" office:value-type="string">
            <text:p text:style-name="P14">違規資料查詢</text:p>
          </table:table-cell>
          <table:covered-table-cell/>
          <table:covered-table-cell/>
          <table:covered-table-cell/>
        </table:table-row>
        <table:table-row table:style-name="表格20.1">
          <table:table-cell table:style-name="表格20.A3" table:number-columns-spanned="2" office:value-type="string">
            <text:p text:style-name="P42">授權取用資料集安全等級<text:span text:style-name="T4">(依據電子化政府服務平臺身分驗證系統)</text:span></text:p>
          </table:table-cell>
          <table:covered-table-cell/>
          <table:table-cell table:style-name="表格20.C3" table:number-columns-spanned="4" office:value-type="string">
            <text:p text:style-name="P42"><text:span text:style-name="T3">■</text:span>自然人憑證<text:span text:style-name="T4">（每次插卡）</text:span></text:p>
            <text:p text:style-name="P42"><text:span text:style-name="T3">□</text:span><text:span text:style-name="T4">健保卡（每次插卡）</text:span></text:p>
            <text:p text:style-name="P14"><text:span text:style-name="T2">□</text:span>OTP(首次須上傳自然人憑證，爾後使用一次性密碼)</text:p>
            <text:p text:style-name="P14"><text:span text:style-name="T2">□</text:span>多因子驗證(健保卡號+戶號)</text:p>
            <text:p text:style-name="P14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20.1">
          <table:table-cell table:style-name="表格20.A2" table:number-columns-spanned="2" office:value-type="string">
            <text:p text:style-name="P33">資料傳輸週期</text:p>
          </table:table-cell>
          <table:covered-table-cell/>
          <table:table-cell table:style-name="表格20.C3" table:number-columns-spanned="4" office:value-type="string">
            <text:p text:style-name="P15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20.1">
          <table:table-cell table:style-name="表格20.A5" table:number-columns-spanned="6" office:value-type="string">
            <text:p text:style-name="P52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2" office:value-type="string">
            <text:p text:style-name="P52">項次</text:p>
          </table:table-cell>
          <table:table-cell table:style-name="表格20.B6" table:number-columns-spanned="2" office:value-type="string">
            <text:p text:style-name="P52">資料集欄位名稱</text:p>
          </table:table-cell>
          <table:covered-table-cell/>
          <table:table-cell table:style-name="表格20.D6" office:value-type="string">
            <text:p text:style-name="P52">欄位說明</text:p>
          </table:table-cell>
          <table:table-cell table:style-name="表格20.E6" office:value-type="string">
            <text:p text:style-name="P52">資料型態</text:p>
          </table:table-cell>
          <table:table-cell table:style-name="表格20.F6" office:value-type="string">
            <text:p text:style-name="P52">備註說明</text:p>
          </table:table-cell>
        </table:table-row>
        <table:table-row table:style-name="表格20.1">
          <table:table-cell table:style-name="表格20.A2" office:value-type="string">
            <text:p text:style-name="P52">1</text:p>
          </table:table-cell>
          <table:table-cell table:style-name="表格20.B7" table:number-columns-spanned="2" office:value-type="string">
            <text:p text:style-name="P14">單號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52">2</text:p>
          </table:table-cell>
          <table:table-cell table:style-name="表格20.B7" table:number-columns-spanned="2" office:value-type="string">
            <text:p text:style-name="P14">證號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3</text:p>
          </table:table-cell>
          <table:table-cell table:style-name="表格20.B9" table:number-columns-spanned="2" office:value-type="string">
            <text:p text:style-name="P14">車號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4</text:p>
          </table:table-cell>
          <table:table-cell table:style-name="表格20.B9" table:number-columns-spanned="2" office:value-type="string">
            <text:p text:style-name="P14">違規日期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5</text:p>
          </table:table-cell>
          <table:table-cell table:style-name="表格20.B9" table:number-columns-spanned="2" office:value-type="string">
            <text:p text:style-name="P14">違規地點代碼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6</text:p>
          </table:table-cell>
          <table:table-cell table:style-name="表格20.B9" table:number-columns-spanned="2" office:value-type="string">
            <text:p text:style-name="P14">舉發類型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7</text:p>
          </table:table-cell>
          <table:table-cell table:style-name="表格20.B9" table:number-columns-spanned="2" office:value-type="string">
            <text:p text:style-name="P14">應到案日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8</text:p>
          </table:table-cell>
          <table:table-cell table:style-name="表格20.B9" table:number-columns-spanned="2" office:value-type="string">
            <text:p text:style-name="P14">舉發條款一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9</text:p>
          </table:table-cell>
          <table:table-cell table:style-name="表格20.B9" table:number-columns-spanned="2" office:value-type="string">
            <text:p text:style-name="P14">舉發條款二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10</text:p>
          </table:table-cell>
          <table:table-cell table:style-name="表格20.B9" table:number-columns-spanned="2" office:value-type="string">
            <text:p text:style-name="P14">舉發條款三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11</text:p>
          </table:table-cell>
          <table:table-cell table:style-name="表格20.B9" table:number-columns-spanned="2" office:value-type="string">
            <text:p text:style-name="P14">舉發條款四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12</text:p>
          </table:table-cell>
          <table:table-cell table:style-name="表格20.B9" table:number-columns-spanned="2" office:value-type="string">
            <text:p text:style-name="P14">入案日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13</text:p>
          </table:table-cell>
          <table:table-cell table:style-name="表格20.B9" table:number-columns-spanned="2" office:value-type="string">
            <text:p text:style-name="P14">已繳金額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14</text:p>
          </table:table-cell>
          <table:table-cell table:style-name="表格20.B9" table:number-columns-spanned="2" office:value-type="string">
            <text:p text:style-name="P14">應繳金額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" office:value-type="string">
            <text:p text:style-name="P21">15</text:p>
          </table:table-cell>
          <table:table-cell table:style-name="表格20.B9" table:number-columns-spanned="2" office:value-type="string">
            <text:p text:style-name="P14">歸責對象</text:p>
          </table:table-cell>
          <table:covered-table-cell/>
          <table:table-cell table:style-name="表格20.D7" office:value-type="string">
            <text:p text:style-name="P42"/>
          </table:table-cell>
          <table:table-cell table:style-name="表格20.E7" office:value-type="string">
            <text:p text:style-name="P42"/>
          </table:table-cell>
          <table:table-cell table:style-name="表格20.F7" office:value-type="string">
            <text:p text:style-name="P42"/>
          </table:table-cell>
        </table:table-row>
        <table:table-row table:style-name="表格20.1">
          <table:table-cell table:style-name="表格20.A22" office:value-type="string">
            <text:p text:style-name="P21">16</text:p>
          </table:table-cell>
          <table:table-cell table:style-name="表格20.B22" table:number-columns-spanned="2" office:value-type="string">
            <text:p text:style-name="P14">駕駛姓名</text:p>
          </table:table-cell>
          <table:covered-table-cell/>
          <table:table-cell table:style-name="表格20.D22" office:value-type="string">
            <text:p text:style-name="P42"/>
          </table:table-cell>
          <table:table-cell table:style-name="表格20.E22" office:value-type="string">
            <text:p text:style-name="P42"/>
          </table:table-cell>
          <table:table-cell table:style-name="表格20.F22" office:value-type="string">
            <text:p text:style-name="P42"/>
          </table:table-cell>
        </table:table-row>
      </table:table>
      <text:p text:style-name="P80"/>
      <text:p text:style-name="P92">項次17：</text:p>
      <table:table table:name="表格21" table:style-name="表格21">
        <table:table-column table:style-name="表格21.A"/>
        <table:table-column table:style-name="表格21.B"/>
        <table:table-column table:style-name="表格21.C"/>
        <table:table-column table:style-name="表格21.D"/>
        <table:table-column table:style-name="表格21.E"/>
        <table:table-column table:style-name="表格21.F"/>
        <table:table-row table:style-name="表格21.1">
          <table:table-cell table:style-name="表格21.A1" table:number-columns-spanned="2" office:value-type="string">
            <text:p text:style-name="P14">機關名稱</text:p>
          </table:table-cell>
          <table:covered-table-cell/>
          <table:table-cell table:style-name="表格21.C1" table:number-columns-spanned="4" office:value-type="string">
            <text:p text:style-name="P14">交通部公路總局監理組</text:p>
          </table:table-cell>
          <table:covered-table-cell/>
          <table:covered-table-cell/>
          <table:covered-table-cell/>
        </table:table-row>
        <table:table-row table:style-name="表格21.1">
          <table:table-cell table:style-name="表格21.A2" table:number-columns-spanned="2" office:value-type="string">
            <text:p text:style-name="P42">資料集名稱</text:p>
          </table:table-cell>
          <table:covered-table-cell/>
          <table:table-cell table:style-name="表格21.C2" table:number-columns-spanned="4" office:value-type="string">
            <text:p text:style-name="P14">查詢車籍資料</text:p>
          </table:table-cell>
          <table:covered-table-cell/>
          <table:covered-table-cell/>
          <table:covered-table-cell/>
        </table:table-row>
        <table:table-row table:style-name="表格21.1">
          <table:table-cell table:style-name="表格21.A3" table:number-columns-spanned="2" office:value-type="string">
            <text:p text:style-name="P42">授權取用資料集安全等級<text:span text:style-name="T4">(依據電子化政府服務平臺身分驗證系統)</text:span></text:p>
          </table:table-cell>
          <table:covered-table-cell/>
          <table:table-cell table:style-name="表格21.C3" table:number-columns-spanned="4" office:value-type="string">
            <text:p text:style-name="P42"><text:span text:style-name="T3">■</text:span>自然人憑證<text:span text:style-name="T4">（每次插卡）</text:span></text:p>
            <text:p text:style-name="P42"><text:span text:style-name="T3">□</text:span><text:span text:style-name="T4">健保卡（每次插卡）</text:span></text:p>
            <text:p text:style-name="P14"><text:span text:style-name="T2">□</text:span>OTP(首次須上傳自然人憑證，爾後使用一次性密碼)</text:p>
            <text:p text:style-name="P14"><text:span text:style-name="T2">□</text:span>多因子驗證(健保卡號+戶號)</text:p>
            <text:p text:style-name="P14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21.1">
          <table:table-cell table:style-name="表格21.A2" table:number-columns-spanned="2" office:value-type="string">
            <text:p text:style-name="P33">資料傳輸週期</text:p>
          </table:table-cell>
          <table:covered-table-cell/>
          <table:table-cell table:style-name="表格21.C3" table:number-columns-spanned="4" office:value-type="string">
            <text:p text:style-name="P15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21.1">
          <table:table-cell table:style-name="表格21.A5" table:number-columns-spanned="6" office:value-type="string">
            <text:p text:style-name="P52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2" office:value-type="string">
            <text:p text:style-name="P52">項次</text:p>
          </table:table-cell>
          <table:table-cell table:style-name="表格21.B6" table:number-columns-spanned="2" office:value-type="string">
            <text:p text:style-name="P52">資料集欄位名稱</text:p>
          </table:table-cell>
          <table:covered-table-cell/>
          <table:table-cell table:style-name="表格21.D6" office:value-type="string">
            <text:p text:style-name="P52">欄位說明</text:p>
          </table:table-cell>
          <table:table-cell table:style-name="表格21.E6" office:value-type="string">
            <text:p text:style-name="P52">資料型態</text:p>
          </table:table-cell>
          <table:table-cell table:style-name="表格21.F6" office:value-type="string">
            <text:p text:style-name="P52">備註說明</text:p>
          </table:table-cell>
        </table:table-row>
        <table:table-row table:style-name="表格21.1">
          <table:table-cell table:style-name="表格21.A2" office:value-type="string">
            <text:p text:style-name="P63">1</text:p>
          </table:table-cell>
          <table:table-cell table:style-name="表格21.B7" table:number-columns-spanned="2" office:value-type="string">
            <text:p text:style-name="P69">車主生日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63">2</text:p>
          </table:table-cell>
          <table:table-cell table:style-name="表格21.B7" table:number-columns-spanned="2" office:value-type="string">
            <text:p text:style-name="P69">車身號碼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3</text:p>
          </table:table-cell>
          <table:table-cell table:style-name="表格21.B9" table:number-columns-spanned="2" office:value-type="string">
            <text:p text:style-name="P69">廠牌名稱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4</text:p>
          </table:table-cell>
          <table:table-cell table:style-name="表格21.B9" table:number-columns-spanned="2" office:value-type="string">
            <text:p text:style-name="P69">廠牌代碼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5</text:p>
          </table:table-cell>
          <table:table-cell table:style-name="表格21.B9" table:number-columns-spanned="2" office:value-type="string">
            <text:p text:style-name="P69">車別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6</text:p>
          </table:table-cell>
          <table:table-cell table:style-name="表格21.B9" table:number-columns-spanned="2" office:value-type="string">
            <text:p text:style-name="P69">排氣量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7</text:p>
          </table:table-cell>
          <table:table-cell table:style-name="表格21.B9" table:number-columns-spanned="2" office:value-type="string">
            <text:p text:style-name="P69">顏色名稱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8</text:p>
          </table:table-cell>
          <table:table-cell table:style-name="表格21.B9" table:number-columns-spanned="2" office:value-type="string">
            <text:p text:style-name="P69">顏色代碼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9</text:p>
          </table:table-cell>
          <table:table-cell table:style-name="表格21.B9" table:number-columns-spanned="2" office:value-type="string">
            <text:p text:style-name="P69">換補照日期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0</text:p>
          </table:table-cell>
          <table:table-cell table:style-name="表格21.B9" table:number-columns-spanned="2" office:value-type="string">
            <text:p text:style-name="P69">行照有效日期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1</text:p>
          </table:table-cell>
          <table:table-cell table:style-name="表格21.B9" table:number-columns-spanned="2" office:value-type="string">
            <text:p text:style-name="P69">車型名稱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2</text:p>
          </table:table-cell>
          <table:table-cell table:style-name="表格21.B9" table:number-columns-spanned="2" office:value-type="string">
            <text:p text:style-name="P69">車型別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3</text:p>
          </table:table-cell>
          <table:table-cell table:style-name="表格21.B9" table:number-columns-spanned="2" office:value-type="string">
            <text:p text:style-name="P69">下次定檢日期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4</text:p>
          </table:table-cell>
          <table:table-cell table:style-name="表格21.B9" table:number-columns-spanned="2" office:value-type="string">
            <text:p text:style-name="P69">車主證號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5</text:p>
          </table:table-cell>
          <table:table-cell table:style-name="表格21.B9" table:number-columns-spanned="2" office:value-type="string">
            <text:p text:style-name="P69">車主名稱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6</text:p>
          </table:table-cell>
          <table:table-cell table:style-name="表格21.B9" table:number-columns-spanned="2" office:value-type="string">
            <text:p text:style-name="P69">車主電話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7</text:p>
          </table:table-cell>
          <table:table-cell table:style-name="表格21.B9" table:number-columns-spanned="2" office:value-type="string">
            <text:p text:style-name="P69">車籍地址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8</text:p>
          </table:table-cell>
          <table:table-cell table:style-name="表格21.B9" table:number-columns-spanned="2" office:value-type="string">
            <text:p text:style-name="P69">郵遞區號名稱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19</text:p>
          </table:table-cell>
          <table:table-cell table:style-name="表格21.B9" table:number-columns-spanned="2" office:value-type="string">
            <text:p text:style-name="P69">郵遞區號別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20</text:p>
          </table:table-cell>
          <table:table-cell table:style-name="表格21.B9" table:number-columns-spanned="2" office:value-type="string">
            <text:p text:style-name="P69">車號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" office:value-type="string">
            <text:p text:style-name="P72">21</text:p>
          </table:table-cell>
          <table:table-cell table:style-name="表格21.B9" table:number-columns-spanned="2" office:value-type="string">
            <text:p text:style-name="P69">牌照狀態名稱</text:p>
          </table:table-cell>
          <table:covered-table-cell/>
          <table:table-cell table:style-name="表格21.D7" office:value-type="string">
            <text:p text:style-name="P66"/>
          </table:table-cell>
          <table:table-cell table:style-name="表格21.E7" office:value-type="string">
            <text:p text:style-name="P66"/>
          </table:table-cell>
          <table:table-cell table:style-name="表格21.F7" office:value-type="string">
            <text:p text:style-name="P66"/>
          </table:table-cell>
        </table:table-row>
        <table:table-row table:style-name="表格21.1">
          <table:table-cell table:style-name="表格21.A28" office:value-type="string">
            <text:p text:style-name="P72">22</text:p>
          </table:table-cell>
          <table:table-cell table:style-name="表格21.B28" table:number-columns-spanned="2" office:value-type="string">
            <text:p text:style-name="P69">牌照狀態別</text:p>
          </table:table-cell>
          <table:covered-table-cell/>
          <table:table-cell table:style-name="表格21.D28" office:value-type="string">
            <text:p text:style-name="P66"/>
          </table:table-cell>
          <table:table-cell table:style-name="表格21.E28" office:value-type="string">
            <text:p text:style-name="P66"/>
          </table:table-cell>
          <table:table-cell table:style-name="表格21.F28" office:value-type="string">
            <text:p text:style-name="P66"/>
          </table:table-cell>
        </table:table-row>
      </table:table>
      <text:p text:style-name="P80"/>
      <text:p text:style-name="P92">項次18：</text:p>
      <table:table table:name="表格22" table:style-name="表格22">
        <table:table-column table:style-name="表格22.A"/>
        <table:table-column table:style-name="表格22.B"/>
        <table:table-column table:style-name="表格22.C"/>
        <table:table-column table:style-name="表格22.D"/>
        <table:table-column table:style-name="表格22.E"/>
        <table:table-column table:style-name="表格22.F"/>
        <table:table-row table:style-name="表格22.1">
          <table:table-cell table:style-name="表格22.A1" table:number-columns-spanned="2" office:value-type="string">
            <text:p text:style-name="P14">機關名稱</text:p>
          </table:table-cell>
          <table:covered-table-cell/>
          <table:table-cell table:style-name="表格22.C1" table:number-columns-spanned="4" office:value-type="string">
            <text:p text:style-name="P14">交通部公路總局監理組</text:p>
          </table:table-cell>
          <table:covered-table-cell/>
          <table:covered-table-cell/>
          <table:covered-table-cell/>
        </table:table-row>
        <table:table-row table:style-name="表格22.1">
          <table:table-cell table:style-name="表格22.A2" table:number-columns-spanned="2" office:value-type="string">
            <text:p text:style-name="P42">資料集名稱</text:p>
          </table:table-cell>
          <table:covered-table-cell/>
          <table:table-cell table:style-name="表格22.C2" table:number-columns-spanned="4" office:value-type="string">
            <text:p text:style-name="P14">查詢駕籍資料</text:p>
          </table:table-cell>
          <table:covered-table-cell/>
          <table:covered-table-cell/>
          <table:covered-table-cell/>
        </table:table-row>
        <table:table-row table:style-name="表格22.1">
          <table:table-cell table:style-name="表格22.A3" table:number-columns-spanned="2" office:value-type="string">
            <text:p text:style-name="P42">授權取用資料集安全等級<text:span text:style-name="T4">(依據電子化政府服務平臺身分驗證系統)</text:span></text:p>
          </table:table-cell>
          <table:covered-table-cell/>
          <table:table-cell table:style-name="表格22.C3" table:number-columns-spanned="4" office:value-type="string">
            <text:p text:style-name="P42"><text:span text:style-name="T3">■</text:span>自然人憑證<text:span text:style-name="T4">（每次插卡）</text:span></text:p>
            <text:p text:style-name="P42"><text:span text:style-name="T3">□</text:span><text:span text:style-name="T4">健保卡（每次插卡）</text:span></text:p>
            <text:p text:style-name="P14"><text:span text:style-name="T2">□</text:span>OTP(首次須上傳自然人憑證，爾後使用一次性密碼)</text:p>
            <text:p text:style-name="P14"><text:span text:style-name="T2">□</text:span>多因子驗證(健保卡號+戶號)</text:p>
            <text:p text:style-name="P14"><text:span text:style-name="T2">□</text:span>多因子驗證(健保卡號+身分證換補證日期)</text:p>
          </table:table-cell>
          <table:covered-table-cell/>
          <table:covered-table-cell/>
          <table:covered-table-cell/>
        </table:table-row>
        <table:table-row table:style-name="表格22.1">
          <table:table-cell table:style-name="表格22.A2" table:number-columns-spanned="2" office:value-type="string">
            <text:p text:style-name="P33">資料傳輸週期</text:p>
          </table:table-cell>
          <table:covered-table-cell/>
          <table:table-cell table:style-name="表格22.C3" table:number-columns-spanned="4" office:value-type="string">
            <text:p text:style-name="P15"><text:span text:style-name="T2">■</text:span>即時 <text:s text:c="11"/><text:span text:style-name="T2">□</text:span>批次：<text:span text:style-name="T1">（填寫限制，例如時間）</text:span></text:p>
          </table:table-cell>
          <table:covered-table-cell/>
          <table:covered-table-cell/>
          <table:covered-table-cell/>
        </table:table-row>
        <table:table-row table:style-name="表格22.1">
          <table:table-cell table:style-name="表格22.A5" table:number-columns-spanned="6" office:value-type="string">
            <text:p text:style-name="P52">資料集欄位說明（如項次不足請自行增加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2" office:value-type="string">
            <text:p text:style-name="P52">項次</text:p>
          </table:table-cell>
          <table:table-cell table:style-name="表格22.B6" table:number-columns-spanned="2" office:value-type="string">
            <text:p text:style-name="P52">資料集欄位名稱</text:p>
          </table:table-cell>
          <table:covered-table-cell/>
          <table:table-cell table:style-name="表格22.D6" office:value-type="string">
            <text:p text:style-name="P52">欄位說明</text:p>
          </table:table-cell>
          <table:table-cell table:style-name="表格22.E6" office:value-type="string">
            <text:p text:style-name="P52">資料型態</text:p>
          </table:table-cell>
          <table:table-cell table:style-name="表格22.F6" office:value-type="string">
            <text:p text:style-name="P52">備註說明</text:p>
          </table:table-cell>
        </table:table-row>
        <table:table-row table:style-name="表格22.1">
          <table:table-cell table:style-name="表格22.A2" office:value-type="string">
            <text:p text:style-name="P52">1</text:p>
          </table:table-cell>
          <table:table-cell table:style-name="表格22.B7" table:number-columns-spanned="2" office:value-type="string">
            <text:p text:style-name="P14">姓名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52">2</text:p>
          </table:table-cell>
          <table:table-cell table:style-name="表格22.B7" table:number-columns-spanned="2" office:value-type="string">
            <text:p text:style-name="P14">生日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3</text:p>
          </table:table-cell>
          <table:table-cell table:style-name="表格22.B9" table:number-columns-spanned="2" office:value-type="string">
            <text:p text:style-name="P14">駕照地址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4</text:p>
          </table:table-cell>
          <table:table-cell table:style-name="表格22.B9" table:number-columns-spanned="2" office:value-type="string">
            <text:p text:style-name="P14">汽有效日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5</text:p>
          </table:table-cell>
          <table:table-cell table:style-name="表格22.B9" table:number-columns-spanned="2" office:value-type="string">
            <text:p text:style-name="P14">汽車駕照狀態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6</text:p>
          </table:table-cell>
          <table:table-cell table:style-name="表格22.B9" table:number-columns-spanned="2" office:value-type="string">
            <text:p text:style-name="P14">汽車駕照狀態名稱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7</text:p>
          </table:table-cell>
          <table:table-cell table:style-name="表格22.B9" table:number-columns-spanned="2" office:value-type="string">
            <text:p text:style-name="P14">汽駕照類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8</text:p>
          </table:table-cell>
          <table:table-cell table:style-name="表格22.B9" table:number-columns-spanned="2" office:value-type="string">
            <text:p text:style-name="P14">汽駕照類名稱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9</text:p>
          </table:table-cell>
          <table:table-cell table:style-name="表格22.B9" table:number-columns-spanned="2" office:value-type="string">
            <text:p text:style-name="P14">汽駕戶籍區號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10</text:p>
          </table:table-cell>
          <table:table-cell table:style-name="表格22.B9" table:number-columns-spanned="2" office:value-type="string">
            <text:p text:style-name="P14">機駕戶籍地址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11</text:p>
          </table:table-cell>
          <table:table-cell table:style-name="表格22.B9" table:number-columns-spanned="2" office:value-type="string">
            <text:p text:style-name="P14">機車駕照狀態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12</text:p>
          </table:table-cell>
          <table:table-cell table:style-name="表格22.B9" table:number-columns-spanned="2" office:value-type="string">
            <text:p text:style-name="P14">機車駕照狀態名稱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13</text:p>
          </table:table-cell>
          <table:table-cell table:style-name="表格22.B9" table:number-columns-spanned="2" office:value-type="string">
            <text:p text:style-name="P14">機駕照類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14</text:p>
          </table:table-cell>
          <table:table-cell table:style-name="表格22.B9" table:number-columns-spanned="2" office:value-type="string">
            <text:p text:style-name="P14">機駕照類名稱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15</text:p>
          </table:table-cell>
          <table:table-cell table:style-name="表格22.B9" table:number-columns-spanned="2" office:value-type="string">
            <text:p text:style-name="P14">機駕戶籍區號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" office:value-type="string">
            <text:p text:style-name="P21">16</text:p>
          </table:table-cell>
          <table:table-cell table:style-name="表格22.B9" table:number-columns-spanned="2" office:value-type="string">
            <text:p text:style-name="P14">吊扣吊註銷起日(駕照)</text:p>
          </table:table-cell>
          <table:covered-table-cell/>
          <table:table-cell table:style-name="表格22.D7" office:value-type="string">
            <text:p text:style-name="P42"/>
          </table:table-cell>
          <table:table-cell table:style-name="表格22.E7" office:value-type="string">
            <text:p text:style-name="P42"/>
          </table:table-cell>
          <table:table-cell table:style-name="表格22.F7" office:value-type="string">
            <text:p text:style-name="P42"/>
          </table:table-cell>
        </table:table-row>
        <table:table-row table:style-name="表格22.1">
          <table:table-cell table:style-name="表格22.A23" office:value-type="string">
            <text:p text:style-name="P21">17</text:p>
          </table:table-cell>
          <table:table-cell table:style-name="表格22.B23" table:number-columns-spanned="2" office:value-type="string">
            <text:p text:style-name="P14">吊扣吊註銷迄日(駕照)</text:p>
          </table:table-cell>
          <table:covered-table-cell/>
          <table:table-cell table:style-name="表格22.D23" office:value-type="string">
            <text:p text:style-name="P42"/>
          </table:table-cell>
          <table:table-cell table:style-name="表格22.E23" office:value-type="string">
            <text:p text:style-name="P42"/>
          </table:table-cell>
          <table:table-cell table:style-name="表格22.F23" office:value-type="string">
            <text:p text:style-name="P42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styles>
    <draw:stroke-dash draw:name="Dashed_20__28_var_29_" draw:display-name="Dashed (var)" draw:style="rect" draw:dots1="1" draw:dots1-length="0.079cm" draw:distance="0.07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orphans="2" fo:widows="2"/>
      <style:text-properties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egoe UI" style:font-family-asian="'Segoe UI'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31_4pt標楷體" style:display-name="14pt標楷體" style:family="text">
      <style:text-properties style:font-name="標楷體" fo:font-family="標楷體" style:font-style-name="標準" style:font-family-generic="script" style:font-pitch="fixed" fo:font-size="14pt" style:font-name-asian="標楷體" style:font-family-asian="標楷體" style:font-style-name-asian="標準" style:font-family-generic-asian="script" style:font-pitch-asian="fixed" style:font-size-asian="14pt"/>
    </style:style>
    <style:style style:name="預設段落字型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5M16S</meta:editing-duration>
    <meta:editing-cycles>79</meta:editing-cycles>
    <meta:generator>LibreOffice/6.2.8.2$Windows_X86_64 LibreOffice_project/f82ddfca21ebc1e222a662a32b25c0c9d20169ee</meta:generator>
    <dc:date>2019-12-03T15:29:42.362000000</dc:date>
    <dc:creator>UDN </dc:creator>
    <meta:document-statistic meta:table-count="19" meta:image-count="0" meta:object-count="0" meta:page-count="20" meta:paragraph-count="886" meta:word-count="5658" meta:character-count="6186" meta:non-whitespace-character-count="5963"/>
    <meta:user-defined meta:name="Info 1"/>
    <meta:user-defined meta:name="Info 2"/>
    <meta:user-defined meta:name="Info 3"/>
    <meta:user-defined meta:name="Info 4"/>
  </office:meta>
</office:document-meta>
</file>